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281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811in"/>
    </style:style>
    <style:style style:name="co4" style:family="table-column">
      <style:table-column-properties fo:break-before="auto" style:column-width="1.7583in"/>
    </style:style>
    <style:style style:name="co10" style:family="table-column">
      <style:table-column-properties fo:break-before="auto" style:column-width="1.5291in"/>
    </style:style>
    <style:style style:name="co11" style:family="table-column">
      <style:table-column-properties fo:break-before="auto" style:column-width="2.6102in"/>
    </style:style>
    <style:style style:name="co12" style:family="table-column">
      <style:table-column-properties fo:break-before="auto" style:column-width="3.7138in"/>
    </style:style>
    <style:style style:name="co13" style:family="table-column">
      <style:table-column-properties fo:break-before="auto" style:column-width="1.80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1.1902in"/>
    </style:style>
    <style:style style:name="co16" style:family="table-column">
      <style:table-column-properties fo:break-before="auto" style:column-width="2.4799in"/>
    </style:style>
    <style:style style:name="co17" style:family="table-column">
      <style:table-column-properties fo:break-before="auto" style:column-width="1.2236in"/>
    </style:style>
    <style:style style:name="co18" style:family="table-column">
      <style:table-column-properties fo:break-before="auto" style:column-width="5.0382in"/>
    </style:style>
    <style:style style:name="co19" style:family="table-column">
      <style:table-column-properties fo:break-before="auto" style:column-width="1.6717in"/>
    </style:style>
    <style:style style:name="co20" style:family="table-column">
      <style:table-column-properties fo:break-before="auto" style:column-width="3.4409in"/>
    </style:style>
    <style:style style:name="co21" style:family="table-column">
      <style:table-column-properties fo:break-before="auto" style:column-width="2.6217in"/>
    </style:style>
    <style:style style:name="co22" style:family="table-column">
      <style:table-column-properties fo:break-before="auto" style:column-width="1.5402in"/>
    </style:style>
    <style:style style:name="co23" style:family="table-column">
      <style:table-column-properties fo:break-before="auto" style:column-width="4.7307in"/>
    </style:style>
    <style:style style:name="co24" style:family="table-column">
      <style:table-column-properties fo:break-before="auto" style:column-width="2.8291in"/>
    </style:style>
    <style:style style:name="co25" style:family="table-column">
      <style:table-column-properties fo:break-before="auto" style:column-width="2.3484in"/>
    </style:style>
    <style:style style:name="co26" style:family="table-column">
      <style:table-column-properties fo:break-before="auto" style:column-width="0.889in"/>
    </style:style>
    <style:style style:name="co27" style:family="table-column">
      <style:table-column-properties fo:break-before="auto" style:column-width="2.2835in"/>
    </style:style>
    <style:style style:name="co28" style:family="table-column">
      <style:table-column-properties fo:break-before="auto" style:column-width="1.7693in"/>
    </style:style>
    <style:style style:name="co29" style:family="table-column">
      <style:table-column-properties fo:break-before="auto" style:column-width="1.5728in"/>
    </style:style>
    <style:style style:name="co30" style:family="table-column">
      <style:table-column-properties fo:break-before="auto" style:column-width="0.8957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5075in" fo:break-before="auto" style:use-optimal-row-height="true"/>
    </style:style>
    <style:style style:name="ro4" style:family="table-row">
      <style:table-row-properties style:row-height="0.2689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2035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0.5181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6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39" style:family="table-cell" style:parent-style-name="Default">
      <style:table-cell-properties fo:background-color="#81d41a"/>
    </style:style>
    <style:style style:name="ce40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ff00"/>
    </style:style>
    <style:style style:name="ce42" style:family="table-cell" style:parent-style-name="Default">
      <style:table-cell-properties fo:background-color="#ffffcc"/>
    </style:style>
    <style:style style:name="ce11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="0.06pt solid #000000"/>
    </style:style>
    <style:style style:name="ce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25" style:family="table-cell" style:parent-style-name="Default" style:data-style-name="N37"/>
    <style:style style:name="ce126" style:family="table-cell" style:parent-style-name="Default">
      <style:table-cell-properties fo:background-color="#66ff66"/>
    </style:style>
    <style:style style:name="ce127" style:family="table-cell" style:parent-style-name="Default">
      <style:table-cell-properties fo:background-color="#ffff66"/>
    </style:style>
    <style:style style:name="ce128" style:family="table-cell" style:parent-style-name="Default">
      <style:table-cell-properties fo:background-color="#ffcc00"/>
    </style:style>
    <style:style style:name="ce129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66ccff"/>
    </style:style>
    <style:style style:name="ce131" style:family="table-cell" style:parent-style-name="Default">
      <style:table-cell-properties fo:background-color="#33ff99"/>
    </style:style>
    <style:style style:name="ce54" style:family="table-cell" style:parent-style-name="Default">
      <style:table-cell-properties fo:background-color="#cccccc" fo:border="2.49pt solid #000000"/>
    </style:style>
    <style:style style:name="ce132" style:family="table-cell" style:parent-style-name="Default">
      <style:table-cell-properties fo:background-color="transparent"/>
    </style:style>
    <style:style style:name="ce133" style:family="table-cell" style:parent-style-name="Default">
      <style:table-cell-properties fo:background-color="#ff3333"/>
    </style:style>
    <style:style style:name="ce135" style:family="table-cell" style:parent-style-name="Default">
      <style:table-cell-properties fo:background-color="#66ffff"/>
    </style:style>
    <style:style style:name="ce136" style:family="table-cell" style:parent-style-name="Default">
      <style:table-cell-properties fo:background-color="#99ff66"/>
    </style:style>
    <style:style style:name="ce137" style:family="table-cell" style:parent-style-name="Default">
      <style:table-cell-properties fo:background-color="#ff9900"/>
    </style:style>
    <style:style style:name="ce138" style:family="table-cell" style:parent-style-name="Default">
      <style:table-cell-properties fo:background-color="#ffff99"/>
    </style:style>
    <style:style style:name="ce35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46" style:family="table-cell" style:parent-style-name="Default">
      <style:table-cell-properties fo:background-color="#81d41a"/>
    </style:style>
    <style:style style:name="ce47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00"/>
    </style:style>
    <style:style style:name="ce49" style:family="table-cell" style:parent-style-name="Default">
      <style:table-cell-properties fo:background-color="#ffffcc"/>
    </style:style>
    <style:style style:name="ce50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="0.06pt solid #000000"/>
    </style:style>
    <style:style style:name="ce68" style:family="table-cell" style:parent-style-name="Default">
      <style:table-cell-properties fo:background-color="transparent" fo:border="0.06pt solid #000000"/>
    </style:style>
    <style:style style:name="ce6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72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7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60" style:family="table-cell" style:parent-style-name="Default">
      <style:table-cell-properties fo:background-color="#666666" fo:border="2.49pt solid #000000"/>
    </style:style>
    <style:style style:name="ce75" style:family="table-cell" style:parent-style-name="Default">
      <style:table-cell-properties fo:background-color="#666666" fo:border="0.06pt solid #000000"/>
    </style:style>
    <style:style style:name="ce62" style:family="table-cell" style:parent-style-name="Default">
      <style:table-cell-properties fo:background-color="#cccccc" fo:border="2.49pt solid #000000"/>
    </style:style>
    <style:style style:name="ce77" style:family="table-cell" style:parent-style-name="Default">
      <style:table-cell-properties fo:background-color="#00cc00" fo:border="0.06pt solid #000000"/>
    </style:style>
    <style:style style:name="ce78" style:family="table-cell" style:parent-style-name="Default">
      <style:table-cell-properties fo:background-color="#ffff99" fo:border="0.06pt solid #000000"/>
    </style:style>
    <style:style style:name="ce80" style:family="table-cell" style:parent-style-name="Default">
      <style:table-cell-properties fo:background-color="#999999" fo:border="2.49pt solid #000000"/>
    </style:style>
    <style:style style:name="ce81" style:family="table-cell" style:parent-style-name="Default">
      <style:table-cell-properties fo:background-color="#00cc33" fo:border="0.06pt solid #000000"/>
    </style:style>
    <style:style style:name="ce82" style:family="table-cell" style:parent-style-name="Default">
      <style:table-cell-properties fo:background-color="#99ccff" fo:border="0.06pt solid #000000"/>
    </style:style>
    <style:style style:name="ce76" style:family="table-cell" style:parent-style-name="Default">
      <style:table-cell-properties fo:background-color="#cccccc" fo:border="2.49pt solid #000000"/>
    </style:style>
    <style:style style:name="ce83" style:family="table-cell" style:parent-style-name="Default">
      <style:table-cell-properties fo:background-color="#33ff99" fo:border="0.06pt solid #000000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0000" fo:border="0.06pt solid #000000"/>
    </style:style>
    <style:style style:name="ce89" style:family="table-cell" style:parent-style-name="Default">
      <style:table-cell-properties fo:background-color="#ffff00" fo:border="0.06pt solid #000000"/>
    </style:style>
    <style:style style:name="ce90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92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9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06" style:family="table-cell" style:parent-style-name="Default" style:data-style-name="N37"/>
    <style:style style:name="ce107" style:family="table-cell" style:parent-style-name="Default">
      <style:table-cell-properties fo:background-color="#66ff66"/>
    </style:style>
    <style:style style:name="ce108" style:family="table-cell" style:parent-style-name="Default">
      <style:table-cell-properties fo:background-color="#ffff66"/>
    </style:style>
    <style:style style:name="ce109" style:family="table-cell" style:parent-style-name="Default">
      <style:table-cell-properties fo:background-color="#ffcc00"/>
    </style:style>
    <style:style style:name="ce110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66ccff"/>
    </style:style>
    <style:style style:name="ce112" style:family="table-cell" style:parent-style-name="Default">
      <style:table-cell-properties fo:background-color="#33ff99"/>
    </style:style>
    <style:style style:name="ce113" style:family="table-cell" style:parent-style-name="Default">
      <style:table-cell-properties fo:background-color="transparent"/>
    </style:style>
    <style:style style:name="ce116" style:family="table-cell" style:parent-style-name="Default">
      <style:table-cell-properties fo:background-color="#ff3333"/>
    </style:style>
    <style:style style:name="ce134" style:family="table-cell" style:parent-style-name="Default">
      <style:table-cell-properties fo:background-color="#66ffff"/>
    </style:style>
    <style:style style:name="ce139" style:family="table-cell" style:parent-style-name="Default">
      <style:table-cell-properties fo:background-color="#99ff66"/>
    </style:style>
    <style:style style:name="ce140" style:family="table-cell" style:parent-style-name="Default">
      <style:table-cell-properties fo:background-color="#ff9900"/>
    </style:style>
    <style:style style:name="ce141" style:family="table-cell" style:parent-style-name="Default">
      <style:table-cell-properties fo:background-color="#ffff99"/>
    </style:style>
    <style:style style:name="T6" style:family="text">
      <style:text-properties style:font-name="MinionPro-Regular" fo:font-size="10.5pt" style:font-name-asian="MinionPro-Regular" style:font-size-asian="10.5pt" style:font-name-complex="MinionPro-Regular" style:font-size-complex="6pt"/>
    </style:style>
    <style:style style:name="T7" style:family="text">
      <style:text-properties style:font-name="MinionPro-It" fo:font-size="10.5pt" fo:font-style="italic" style:font-name-asian="MinionPro-It" style:font-size-asian="10.5pt" style:font-style-asian="italic" style:font-name-complex="MinionPro-It" style:font-size-complex="6pt" style:font-style-complex="italic"/>
    </style:style>
    <style:style style:name="T9" style:family="text">
      <style:text-properties style:font-name="Arial" fo:font-size="10pt" style:font-name-asian="NimbusRomNo9L-Medi" style:font-size-asian="10pt" style:font-name-complex="NimbusRomNo9L-Medi" style:font-size-complex="10pt"/>
    </style:style>
    <style:style style:name="T10" style:family="text">
      <style:text-properties fo:color="#001ca6" loext:opacity="100%" style:font-name="NewBaskerville-Roman" fo:font-size="8.5pt" fo:font-style="normal" fo:font-weight="normal" style:font-name-asian="NewBaskerville-Roman" style:font-size-asian="8.5pt" style:font-style-asian="normal" style:font-weight-asian="normal" style:font-name-complex="NewBaskerville-Roman" style:font-size-complex="4.80000019073486pt" style:font-style-complex="normal" style:font-weight-complex="normal"/>
    </style:style>
    <style:style style:name="T5" style:family="text">
      <style:text-properties style:font-name="MinionPro-Regular" fo:font-size="10.5pt" style:font-name-asian="MinionPro-Regular" style:font-name-complex="MinionPro-Regular" style:font-size-asian="10.5pt" style:font-size-complex="6pt"/>
    </style:style>
    <style:style style:name="T8" style:family="text">
      <style:text-properties fo:font-size="10.5pt" style:font-size-asian="10.5pt" style:font-size-complex="6pt" style:font-name="MinionPro-It" fo:font-style="italic" style:font-name-asian="MinionPro-It" style:font-name-complex="MinionPro-It" style:font-style-asian="italic" style:font-style-complex="italic"/>
    </style:style>
    <style:style style:name="T11" style:family="text">
      <style:text-properties style:text-position="super 58%"/>
    </style:style>
    <style:style style:name="T12" style:family="text">
      <style:text-properties style:font-name="Arial" fo:font-size="10pt" style:font-name-asian="NimbusRomNo9L-Medi" style:font-name-complex="NimbusRomNo9L-Medi" style:font-size-asian="10pt" style:font-size-complex="10pt"/>
    </style:style>
    <style:style style:name="T13" style:family="text">
      <style:text-properties fo:color="#001ca6" style:font-name="NewBaskerville-Roman" fo:font-size="8.5pt" fo:font-weight="normal" fo:font-style="normal" style:font-name-asian="NewBaskerville-Roman" style:font-name-complex="NewBaskerville-Roman" style:font-size-asian="8.5pt" style:font-size-complex="4.80000019073486pt" style:font-weight-asian="normal" style:font-weight-complex="normal" style:font-style-asian="normal" style:font-style-complex="normal"/>
    </style:style>
  </office:automatic-styles>
  <office:body>
    <office:spreadsheet>
      <table:table table:name="for_search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found?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рекомендации хекслет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Структура и интерпретация компьютерных программ</text:p>
          </table:table-cell>
          <table:table-cell office:value-type="string" calcext:value-type="string">
            <text:p>Харольд Абельсон, Джеральд Джей Сассман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Автоматное программирование</text:p>
          </table:table-cell>
          <table:table-cell office:value-type="string" calcext:value-type="string">
            <text:p>Н. И. Поликарпова, А. А. Шалыто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<text:span text:style-name="T5">Calcote, J. (2010). </text:span><text:span text:style-name="T8">Autotools: A Practioner’s Guide to GNU Autoconf, Automake, and</text:span></text:p>
          </table:table-cell>
          <table:table-cell table:number-columns-repeated="6"/>
          <table:table-cell office:value-type="string" calcext:value-type="string">
            <text:p>Не заставляйте меня думать. Веб-юзабилити и здравый смысл</text:p>
          </table:table-cell>
          <table:table-cell office:value-type="string" calcext:value-type="string">
            <text:p>Steve Krug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Libtool</text:p>
          </table:table-cell>
          <table:table-cell table:number-columns-repeated="6"/>
          <table:table-cell office:value-type="string" calcext:value-type="string">
            <text:p>Дизайн привычных вещей</text:p>
          </table:table-cell>
          <table:table-cell office:value-type="string" calcext:value-type="string">
            <text:p>Donald Norman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 Франк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amazon.com/dp/B085C6LR8M?searchxofy=true&amp;ref_=dbs_s_aps_series_rwt</text:p>
          </table:table-cell>
          <table:table-cell office:value-type="string" calcext:value-type="string">
            <text:p>Reinforcement Learning, second edition: An Introduction</text:p>
          </table:table-cell>
          <table:table-cell office:value-type="string" calcext:value-type="string">
            <text:p>Sutt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robabilistic Graphical Models: Principles and Techniques </text:p>
          </table:table-cell>
          <table:table-cell office:value-type="string" calcext:value-type="string">
            <text:p>Kol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lements of Causal Inference: Foundations and Learning Algorithms</text:p>
          </table:table-cell>
          <table:table-cell office:value-type="string" calcext:value-type="string">
            <text:p>Peter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oundations of Machine Learning</text:p>
          </table:table-cell>
          <table:table-cell office:value-type="string" calcext:value-type="string">
            <text:p>Mohri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chine Learning for Data Streams: with Practical Examples in MOA</text:p>
          </table:table-cell>
          <table:table-cell office:value-type="string" calcext:value-type="string">
            <text:p>Bife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https://www.sravni.ru/text/2020/4/8/10-besplatnykh-onlajn-kursov-po-finansovoj-gramotnosti-i-investirovaniju/?utm_source=lentach&amp;utm_medium=smm&amp;utm_campaign=telegram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eural Network Methods in Natural Language Processing</text:p>
          </table:table-cell>
          <table:table-cell office:value-type="string" calcext:value-type="string">
            <text:p>Yoav Goldber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gainst elections</text:p>
          </table:table-cell>
          <table:table-cell office:value-type="string" calcext:value-type="string">
            <text:p>david van reybrouck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ep Work: Rules for Focused Success in a Distracted World </text:p>
          </table:table-cell>
          <table:table-cell office:value-type="string" calcext:value-type="string">
            <text:p>Cal Newpo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ak: Secrets from the New Science of Expertise</text:p>
          </table:table-cell>
          <table:table-cell office:value-type="string" calcext:value-type="string">
            <text:p>Anders Ericss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Power of Habit: Why We Do What We Do in Life and Business</text:p>
          </table:table-cell>
          <table:table-cell office:value-type="string" calcext:value-type="string">
            <text:p>Charles Duhigg</text:p>
          </table:table-cell>
          <table:table-cell table:number-columns-repeated="3"/>
          <table:table-cell office:value-type="string" calcext:value-type="string">
            <text:p>Books №</text:p>
          </table:table-cell>
          <table:table-cell office:value-type="string" calcext:value-type="string">
            <text:p>reading priority</text:p>
          </table:table-cell>
          <table:table-cell table:style-name="ce47" office:value-type="string" calcext:value-type="string">
            <text:p>HIGH</text:p>
          </table:table-cell>
          <table:table-cell table:style-name="ce47" office:value-type="string" calcext:value-type="string">
            <text:p>page</text:p>
          </table:table-cell>
          <table:table-cell table:style-name="ce48" office:value-type="string" calcext:value-type="string">
            <text:p>Moderate</text:p>
          </table:table-cell>
          <table:table-cell table:style-name="ce48" office:value-type="string" calcext:value-type="string">
            <text:p>page</text:p>
          </table:table-cell>
          <table:table-cell table:style-name="ce49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arge-Scale C++ Volume I: Process and Architecture </text:p>
          </table:table-cell>
          <table:table-cell office:value-type="string" calcext:value-type="string">
            <text:p>John Lak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++ Primer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tificial mind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nlp.stanford.edu/IR-book/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++ Concurrency in Action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ttps://nlp.stanford.edu/fsnlp/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Structures and Algorithm</text:p>
            <text:p>Analysis</text:p>
            <text:p>Edition 3.2 (C++ Version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eb.stanford.edu/~jurafsky/slp3/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Legacy code programmers toolbox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he body shapes the mind</text:p>
          </table:table-cell>
          <table:table-cell office:value-type="string" calcext:value-type="string">
            <text:p>gallaher</text:p>
          </table:table-cell>
          <table:table-cell table:number-columns-repeated="5"/>
          <table:table-cell office:value-type="string" calcext:value-type="string">
            <text:p>Head First Java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ing Gesture</text:p>
          </table:table-cell>
          <table:table-cell office:value-type="string" calcext:value-type="string">
            <text:p>Goldin-Meadow</text:p>
          </table:table-cell>
          <table:table-cell table:number-columns-repeated="5"/>
          <table:table-cell office:value-type="string" calcext:value-type="string">
            <text:p>Head First Android Development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icial You: AI and the Future of Your Mind</text:p>
          </table:table-cell>
          <table:table-cell office:value-type="string" calcext:value-type="string">
            <text:p>Susan Schneider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tificial Intelligence: A Guide for Thinking Humans</text:p>
          </table:table-cell>
          <table:table-cell office:value-type="string" calcext:value-type="string">
            <text:p>Melanie Mitchell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hicles: Experiments in Synthetic Psychology</text:p>
          </table:table-cell>
          <table:table-cell office:value-type="string" calcext:value-type="string">
            <text:p>Valentino Braitenberg 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Ирвин Ялом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полиамория. Свобода выбирать</text:p>
          </table:table-cell>
          <table:table-cell office:value-type="string" calcext:value-type="string">
            <text:p>Маша Халев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ikvawolf.com/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Fear Paradox</text:p>
          </table:table-cell>
          <table:table-cell office:value-type="string" calcext:value-type="string">
            <text:p>Frank Faranda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tanley Milgra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hilip George Zimbard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elvin J. Lerner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ХX век: проработка прошлого. Практики переходного правосудия и политика памяти в бывших диктатурах</text:p>
          </table:table-cell>
          <table:table-cell office:value-type="string" calcext:value-type="string">
            <text:p>Евгения Лёзина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Сказать жизни да</text:p>
          </table:table-cell>
          <table:table-cell office:value-type="string" calcext:value-type="string">
            <text:p>Виктор Франкл</text:p>
          </table:table-cell>
          <table:table-cell table:style-name="ce44" office:value-type="string" calcext:value-type="string">
            <text:p>complete</text:p>
          </table:table-cell>
          <table:table-cell table:style-name="ce44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иктор Франкл</text:p>
          </table:table-cell>
          <table:table-cell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antum Reality</text:p>
          </table:table-cell>
          <table:table-cell office:value-type="string" calcext:value-type="string">
            <text:p>Herbe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Cosmic Blueprint</text:p>
          </table:table-cell>
          <table:table-cell office:value-type="string" calcext:value-type="string">
            <text:p>Davi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r, What is it Good For</text:p>
          </table:table-cell>
          <table:table-cell office:value-type="string" calcext:value-type="string">
            <text:p>Ian Morri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Коллапс Случайное падения берлинской стены</text:p>
          </table:table-cell>
          <table:table-cell office:value-type="string" calcext:value-type="string">
            <text:p>Мэри Элиз Сарот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Tipping Point: How Little Things can make a Big Difference</text:p>
          </table:table-cell>
          <table:table-cell office:value-type="string" calcext:value-type="string">
            <text:p>Malcolm Timothy Gladwell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David Hoffman</text:p>
          </table:table-cell>
          <table:table-cell office:value-type="string" calcext:value-type="string">
            <text:p>The Oligarchs: Wealth and Power in the New Russi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Диктаторы обмана</text:p>
          </table:table-cell>
          <table:table-cell office:value-type="string" calcext:value-type="string">
            <text:p>Гуриев, Трейсма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олитические режимы и трансформации</text:p>
          </table:table-cell>
          <table:table-cell office:value-type="string" calcext:value-type="string">
            <text:p>Голосо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Недостойное правление</text:p>
          </table:table-cell>
          <table:table-cell office:value-type="string" calcext:value-type="string">
            <text:p>Гельма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Вся кремлёвская рать</text:p>
          </table:table-cell>
          <table:table-cell office:value-type="string" calcext:value-type="string" table:number-columns-spanned="1" table:number-rows-spanned="4">
            <text:p>Зыгар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мперия должна умереть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Все свободны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Война и наказание: как Россия уничтожала Украину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Люди Путина</text:p>
          </table:table-cell>
          <table:table-cell office:value-type="string" calcext:value-type="string">
            <text:p>Catherine Belton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fia state</text:p>
          </table:table-cell>
          <table:table-cell office:value-type="string" calcext:value-type="string">
            <text:p>люк хардинг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hy nations fail</text:p>
          </table:table-cell>
          <table:table-cell office:value-type="string" calcext:value-type="string" table:number-columns-spanned="1" table:number-rows-spanned="3">
            <text:p>Daron Acemoğlu</text:p>
          </table:table-cell>
          <table:table-cell table:style-name="ce46"/>
          <table:table-cell table:number-columns-repeated="9"/>
        </table:table-row>
        <table:table-row table:style-name="ro1">
          <table:table-cell office:value-type="string" calcext:value-type="string">
            <text:p>Power and Progress: Our Thousand-Year Struggle Over Technology and Prosperity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he Narrow Corridor: States, Societies, and the Fate of Liberty</text:p>
          </table:table-cell>
          <table:covered-table-cell/>
          <table:table-cell table:style-name="ce46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conscience of a liberal</text:p>
          </table:table-cell>
          <table:table-cell office:value-type="string" calcext:value-type="string">
            <text:p>Paul Krugman'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Post-widget Society</text:p>
          </table:table-cell>
          <table:table-cell office:value-type="string" calcext:value-type="string">
            <text:p>Lawrence H. Summer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odernization, Cultural Change and Democracy</text:p>
          </table:table-cell>
          <table:table-cell office:value-type="string" calcext:value-type="string">
            <text:p>Ronald Inglehart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hy glodalization works</text:p>
          </table:table-cell>
          <table:table-cell office:value-type="string" calcext:value-type="string">
            <text:p>Martin Wolf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А People's tragedy</text:p>
          </table:table-cell>
          <table:table-cell office:value-type="string" calcext:value-type="string">
            <text:p>Orlando Figes</text:p>
          </table:table-cell>
          <table:table-cell table:style-name="ce46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ost-Communist Mafia State: The Case of Hungary</text:p>
          </table:table-cell>
          <table:table-cell office:value-type="string" calcext:value-type="string" table:number-columns-spanned="1" table:number-rows-spanned="2">
            <text:p>Balint Magyar</text:p>
          </table:table-cell>
          <table:table-cell table:style-name="ce46"/>
          <table:table-cell table:number-columns-repeated="9"/>
        </table:table-row>
        <table:table-row table:style-name="ro1">
          <table:table-cell office:value-type="string" calcext:value-type="string">
            <text:p>Twenty-Five Sides of a Post-Communist Mafia State</text:p>
          </table:table-cell>
          <table:covered-table-cell/>
          <table:table-cell table:style-name="ce46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Russian Economy: Prospects for Putin 4.0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Siberian Curse</text:p>
          </table:table-cell>
          <table:table-cell office:value-type="string" calcext:value-type="string">
            <text:p>Fiona Hill, Clifford G. Gaddy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Гибель империи</text:p>
          </table:table-cell>
          <table:table-cell office:value-type="string" calcext:value-type="string">
            <text:p>Егор Гайдар</text:p>
          </table:table-cell>
          <table:table-cell table:number-columns-repeated="10"/>
        </table:table-row>
        <table:table-row table:style-name="ro1" table:number-rows-repeated="104848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read" table:style-name="ta1" table:print="false">
        <table:table-column table:style-name="co27" table:default-cell-style-name="ce52"/>
        <table:table-column table:style-name="co28" table:default-cell-style-name="ce52"/>
        <table:table-column table:style-name="co29" table:default-cell-style-name="ce52"/>
        <table:table-column table:style-name="co30" table:visibility="collapse" table:default-cell-style-name="ce75"/>
        <table:table-column table:style-name="co2" table:number-columns-repeated="3" table:default-cell-style-name="ce68"/>
        <table:table-column table:style-name="co2" table:number-columns-repeated="4" table:default-cell-style-name="ce52"/>
        <table:table-column table:style-name="co2" table:visibility="collapse" table:default-cell-style-name="ce75"/>
        <table:table-column table:style-name="co2" table:number-columns-repeated="4" table:default-cell-style-name="ce68"/>
        <table:table-column table:style-name="co2" table:number-columns-repeated="3" table:default-cell-style-name="ce52"/>
        <table:table-column table:style-name="co2" table:visibility="collapse" table:default-cell-style-name="ce52"/>
        <table:table-column table:style-name="co2" table:number-columns-repeated="9" table:default-cell-style-name="ce52"/>
        <table:table-column table:style-name="co2" table:visibility="collapse" table:default-cell-style-name="ce52"/>
        <table:table-column table:style-name="co2" table:number-columns-repeated="9" table:default-cell-style-name="ce52"/>
        <table:table-column table:style-name="co2" table:visibility="collapse" table:default-cell-style-name="ce52"/>
        <table:table-column table:style-name="co2" table:number-columns-repeated="24" table:default-cell-style-name="ce52"/>
        <table:table-row table:style-name="ro1">
          <table:table-cell table:style-name="ce50" office:value-type="string" calcext:value-type="string" table:number-columns-spanned="3" table:number-rows-spanned="1">
            <text:p>General books</text:p>
          </table:table-cell>
          <table:covered-table-cell table:number-columns-repeated="2" table:style-name="ce50"/>
          <table:table-cell table:style-name="ce60"/>
          <table:table-cell table:style-name="ce50" office:value-type="string" calcext:value-type="string" table:number-columns-spanned="3" table:number-rows-spanned="1">
            <text:p>Algorithms</text:p>
          </table:table-cell>
          <table:covered-table-cell table:number-columns-repeated="2" table:style-name="ce60"/>
          <table:table-cell table:style-name="ce50" office:value-type="string" calcext:value-type="string" table:number-columns-spanned="4" table:number-rows-spanned="1">
            <text:p>Machine Learning</text:p>
          </table:table-cell>
          <table:covered-table-cell table:number-columns-repeated="2" table:style-name="ce62"/>
          <table:covered-table-cell table:style-name="ce62" office:value-type="string" calcext:value-type="string">
            <text:p>https://arxiv.org/abs/2005.10825v1</text:p>
          </table:covered-table-cell>
          <table:table-cell table:style-name="ce60"/>
          <table:table-cell table:style-name="ce50" office:value-type="string" calcext:value-type="string" table:number-columns-spanned="4" table:number-rows-spanned="1">
            <text:p>MIT Press</text:p>
          </table:table-cell>
          <table:covered-table-cell table:number-columns-repeated="3" table:style-name="ce80"/>
          <table:table-cell table:style-name="ce62" office:value-type="string" calcext:value-type="string" table:number-columns-spanned="3" table:number-rows-spanned="1">
            <text:p>CPP</text:p>
          </table:table-cell>
          <table:covered-table-cell table:number-columns-repeated="2" table:style-name="ce62"/>
          <table:table-cell table:style-name="ce76"/>
          <table:table-cell table:style-name="ce62" office:value-type="string" calcext:value-type="string" table:number-columns-spanned="3" table:number-rows-spanned="1">
            <text:p>C#</text:p>
          </table:table-cell>
          <table:covered-table-cell table:number-columns-repeated="2" table:style-name="ce62"/>
          <table:table-cell table:style-name="ce76" office:value-type="string" calcext:value-type="string">
            <text:p>Gamedev</text:p>
          </table:table-cell>
          <table:table-cell table:style-name="ce76" table:number-columns-repeated="2"/>
          <table:table-cell table:style-name="ce62" office:value-type="string" calcext:value-type="string" table:number-columns-spanned="3" table:number-rows-spanned="1">
            <text:p>C</text:p>
          </table:table-cell>
          <table:covered-table-cell table:number-columns-repeated="2" table:style-name="ce62"/>
          <table:table-cell table:style-name="ce76"/>
          <table:table-cell table:style-name="ce62" office:value-type="string" calcext:value-type="string" table:number-columns-spanned="3" table:number-rows-spanned="1">
            <text:p>Java</text:p>
          </table:table-cell>
          <table:covered-table-cell table:number-columns-repeated="2" table:style-name="ce62"/>
          <table:table-cell table:style-name="ce62" office:value-type="string" calcext:value-type="string" table:number-columns-spanned="3" table:number-rows-spanned="1">
            <text:p>Go</text:p>
          </table:table-cell>
          <table:covered-table-cell table:number-columns-repeated="2" table:style-name="ce62"/>
          <table:table-cell table:style-name="ce62" office:value-type="string" calcext:value-type="string" table:number-columns-spanned="3" table:number-rows-spanned="1">
            <text:p>Python</text:p>
          </table:table-cell>
          <table:covered-table-cell table:number-columns-repeated="2" table:style-name="ce62"/>
          <table:table-cell table:style-name="ce76"/>
          <table:table-cell table:style-name="ce62" office:value-type="string" calcext:value-type="string" table:number-columns-spanned="3" table:number-rows-spanned="1">
            <text:p>Javascript</text:p>
          </table:table-cell>
          <table:covered-table-cell table:number-columns-repeated="2" table:style-name="ce62"/>
          <table:table-cell table:style-name="ce62" office:value-type="string" calcext:value-type="string" table:number-columns-spanned="3" table:number-rows-spanned="1">
            <text:p>WEB</text:p>
          </table:table-cell>
          <table:covered-table-cell table:number-columns-repeated="2" table:style-name="ce62"/>
          <table:table-cell table:style-name="ce50" office:value-type="string" calcext:value-type="string" table:number-columns-spanned="3" table:number-rows-spanned="1">
            <text:p>MATH</text:p>
          </table:table-cell>
          <table:covered-table-cell table:number-columns-repeated="2" table:style-name="Default"/>
          <table:table-cell table:style-name="ce50" office:value-type="string" calcext:value-type="string" table:number-columns-spanned="3" table:number-rows-spanned="1">
            <text:p>databases</text:p>
          </table:table-cell>
          <table:covered-table-cell table:number-columns-repeated="2" table:style-name="Default"/>
          <table:table-cell table:style-name="ce50" office:value-type="string" calcext:value-type="string" table:number-columns-spanned="3" table:number-rows-spanned="1">
            <text:p>Embedded programming</text:p>
          </table:table-cell>
          <table:covered-table-cell table:number-columns-repeated="2" table:style-name="Default"/>
          <table:table-cell table:style-name="ce50" office:value-type="string" calcext:value-type="string" table:number-columns-spanned="3" table:number-rows-spanned="1">
            <text:p>Containerized (Docker, Kubernetes etc.)</text:p>
          </table:table-cell>
          <table:covered-table-cell table:number-columns-repeated="2" table:style-name="Default"/>
          <table:table-cell table:style-name="ce50" office:value-type="string" calcext:value-type="string" table:number-columns-spanned="3" table:number-rows-spanned="1">
            <text:p>Mobile</text:p>
          </table:table-cell>
          <table:covered-table-cell table:number-columns-repeated="2" table:style-name="Default"/>
          <table:table-cell table:style-name="ce90" office:value-type="string" calcext:value-type="string" table:number-columns-spanned="3" table:number-rows-spanned="1">
            <text:p>Courses for watch</text:p>
          </table:table-cell>
          <table:covered-table-cell table:number-columns-repeated="2" table:style-name="Default"/>
        </table:table-row>
        <table:table-row table:style-name="ro1"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70" office:value-type="string" calcext:value-type="string">
            <text:p>Progress</text:p>
          </table:table-cell>
          <table:table-cell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70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note</text:p>
          </table:table-cell>
          <table:table-cell table:style-name="ce66" office:value-type="string" calcext:value-type="string">
            <text:p>Progress</text:p>
          </table:table-cell>
          <table:table-cell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note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83"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83"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Where or author</text:p>
          </table:table-cell>
          <table:table-cell table:style-name="ce66" office:value-type="string" calcext:value-type="string">
            <text:p>Progress</text:p>
          </table:table-cell>
        </table:table-row>
        <table:table-row table:style-name="ro1">
          <table:table-cell office:value-type="string" calcext:value-type="string">
            <text:p>The Art Of Computer Programming - Fundamental Algorithms (3rd edition Volume 1)</text:p>
          </table:table-cell>
          <table:table-cell office:value-type="string" calcext:value-type="string">
            <text:p>Donald Knuth</text:p>
          </table:table-cell>
          <table:table-cell table:style-name="ce71" office:value-type="float" office:value="27" calcext:value-type="float">
            <text:p>27</text:p>
          </table:table-cell>
          <table:table-cell/>
          <table:table-cell table:style-name="ce52" office:value-type="string" calcext:value-type="string">
            <text:p>Introduction to Algorithms</text:p>
          </table:table-cell>
          <table:table-cell table:style-name="ce52" office:value-type="string" calcext:value-type="string">
            <text:p>CLRS</text:p>
          </table:table-cell>
          <table:table-cell table:style-name="ce73" office:value-type="float" office:value="24" calcext:value-type="float">
            <text:p>24</text:p>
          </table:table-cell>
          <table:table-cell office:value-type="string" calcext:value-type="string">
            <text:p>Neural Networks for Applied Sciences and Engineering</text:p>
          </table:table-cell>
          <table:table-cell table:style-name="ce69" office:value-type="string" calcext:value-type="string">
            <text:p>Sandhya Samarasinghe</text:p>
          </table:table-cell>
          <table:table-cell table:style-name="ce69"/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Artificial intelligence The very Idea</text:p>
          </table:table-cell>
          <table:table-cell office:value-type="string" calcext:value-type="string">
            <text:p>John Haugeland</text:p>
          </table:table-cell>
          <table:table-cell/>
          <table:table-cell table:style-name="ce81" office:value-type="string" calcext:value-type="string">
            <text:p>complete</text:p>
          </table:table-cell>
          <table:table-cell office:value-type="string" calcext:value-type="string">
            <text:p>Programming Principles And Practice Using C++ 2nd Edition</text:p>
          </table:table-cell>
          <table:table-cell office:value-type="string" calcext:value-type="string">
            <text:p>Bjarne Stroustrup</text:p>
          </table:table-cell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ASP.NET Core in action</text:p>
          </table:table-cell>
          <table:table-cell office:value-type="string" calcext:value-type="string">
            <text:p>Andrew Lock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me programming in 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Tips from the New School - 2nd Edition</text:p>
          </table:table-cell>
          <table:table-cell office:value-type="string" calcext:value-type="string">
            <text:p>Ben Klemens</text:p>
          </table:table-cell>
          <table:table-cell table:style-name="ce78" office:value-type="float" office:value="209" calcext:value-type="float">
            <text:p>209</text:p>
          </table:table-cell>
          <table:table-cell/>
          <table:table-cell office:value-type="string" calcext:value-type="string">
            <text:p>Head First Java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Spaceship Go</text:p>
          </table:table-cell>
          <table:table-cell office:value-type="string" calcext:value-type="string">
            <text:p>Blas Rodriguez Irizar </text:p>
          </table:table-cell>
          <table:table-cell office:value-type="string" calcext:value-type="string">
            <text:p><text:a xlink:href="https://blasrodri.github.io/spaceship-go-gh-pages/" xlink:type="simple">https://blasrodri.github.io/spaceship-go-gh-pages/</text:a></text:p>
          </table:table-cell>
          <table:table-cell office:value-type="string" calcext:value-type="string">
            <text:p>Learning Python</text:p>
          </table:table-cell>
          <table:table-cell table:style-name="ce86" office:value-type="string" calcext:value-type="string">
            <text:p>Mark Lutz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Eloquent JavaScript 2nd Edition</text:p>
          </table:table-cell>
          <table:table-cell office:value-type="string" calcext:value-type="string">
            <text:p>Marijn Haverbeke</text:p>
          </table:table-cell>
          <table:table-cell table:style-name="ce78" office:value-type="float" office:value="12" calcext:value-type="float">
            <text:p>12</text:p>
          </table:table-cell>
          <table:table-cell office:value-type="string" calcext:value-type="string">
            <text:p>Microservices Patterns</text:p>
          </table:table-cell>
          <table:table-cell office:value-type="string" calcext:value-type="string">
            <text:p>Chris Richardson</text:p>
          </table:table-cell>
          <table:table-cell table:style-name="ce78"/>
          <table:table-cell office:value-type="string" calcext:value-type="string">
            <text:p>Calculus for the practical man</text:p>
          </table:table-cell>
          <table:table-cell/>
          <table:table-cell table:style-name="ce77" office:value-type="string" calcext:value-type="string">
            <text:p>done</text:p>
          </table:table-cell>
          <table:table-cell table:style-name="ce68" office:value-type="string" calcext:value-type="string">
            <text:p>Oracle PL/SQL programming</text:p>
          </table:table-cell>
          <table:table-cell table:style-name="ce68" office:value-type="string" calcext:value-type="string">
            <text:p>Steven Feuerstein</text:p>
          </table:table-cell>
          <table:table-cell table:style-name="ce68" office:value-type="float" office:value="8" calcext:value-type="float">
            <text:p>8</text:p>
          </table:table-cell>
          <table:table-cell office:value-type="string" calcext:value-type="string">
            <text:p>An Embedded Software Primer </text:p>
          </table:table-cell>
          <table:table-cell office:value-type="string" calcext:value-type="string">
            <text:p>David E. Simon</text:p>
          </table:table-cell>
          <table:table-cell table:style-name="ce68"/>
          <table:table-cell office:value-type="string" calcext:value-type="string">
            <text:p>Kubernetes in Action</text:p>
          </table:table-cell>
          <table:table-cell office:value-type="string" calcext:value-type="string">
            <text:p>Marko Lukša</text:p>
          </table:table-cell>
          <table:table-cell table:style-name="ce68"/>
          <table:table-cell table:style-name="ce68" office:value-type="string" calcext:value-type="string">
            <text:p>Tutorial: Programming in Java for Android Development</text:p>
          </table:table-cell>
          <table:table-cell table:style-name="ce68" office:value-type="string" calcext:value-type="string">
            <text:p>Adam C. Champion</text:p>
          </table:table-cell>
          <table:table-cell table:style-name="ce68"/>
          <table:table-cell office:value-type="string" calcext:value-type="string">
            <text:p>Single variable calculus</text:p>
          </table:table-cell>
          <table:table-cell office:value-type="string" calcext:value-type="string">
            <text:p>MIT</text:p>
          </table:table-cell>
          <table:table-cell table:style-name="ce77"/>
        </table:table-row>
        <table:table-row table:style-name="ro1">
          <table:table-cell table:number-columns-repeated="2"/>
          <table:table-cell table:style-name="ce72"/>
          <table:table-cell/>
          <table:table-cell office:value-type="string" calcext:value-type="string">
            <text:p>Grokking algorithms</text:p>
          </table:table-cell>
          <table:table-cell office:value-type="string" calcext:value-type="string">
            <text:p>Aditya Y. Bhargava</text:p>
          </table:table-cell>
          <table:table-cell table:style-name="ce44" office:value-type="string" calcext:value-type="string">
            <text:p>complete, revisit last two chapters</text:p>
          </table:table-cell>
          <table:table-cell office:value-type="string" calcext:value-type="string">
            <text:p>Machine Learning. Probabilistic perspective</text:p>
          </table:table-cell>
          <table:table-cell office:value-type="string" calcext:value-type="string">
            <text:p>Murphy</text:p>
          </table:table-cell>
          <table:table-cell/>
          <table:table-cell table:style-name="ce78" office:value-type="float" office:value="34" calcext:value-type="float">
            <text:p>34</text:p>
          </table:table-cell>
          <table:table-cell/>
          <table:table-cell office:value-type="string" calcext:value-type="string">
            <text:p>Robot Sex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The C++ Programming Language 4<text:span text:style-name="T11">th</text:span> Edition</text:p>
          </table:table-cell>
          <table:table-cell office:value-type="string" calcext:value-type="string">
            <text:p>Bjarne Stroustrup</text:p>
          </table:table-cell>
          <table:table-cell table:style-name="ce78" office:value-type="float" office:value="489" calcext:value-type="float">
            <text:p>489</text:p>
          </table:table-cell>
          <table:table-cell/>
          <table:table-cell office:value-type="string" calcext:value-type="string">
            <text:p>Learn C# in one day</text:p>
          </table:table-cell>
          <table:table-cell/>
          <table:table-cell table:style-name="ce77" office:value-type="string" calcext:value-type="string">
            <text:p>complete</text:p>
          </table:table-cell>
          <table:table-cell table:number-columns-repeated="3"/>
          <table:table-cell office:value-type="string" calcext:value-type="string">
            <text:p>Modern C</text:p>
          </table:table-cell>
          <table:table-cell office:value-type="string" calcext:value-type="string">
            <text:p>Jens Gustedt</text:p>
          </table:table-cell>
          <table:table-cell table:number-columns-repeated="2"/>
          <table:table-cell office:value-type="string" calcext:value-type="string">
            <text:p>Thinking in Java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go for dummi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te of python</text:p>
          </table:table-cell>
          <table:table-cell/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A Smarter Way to Learn HTML &amp; CSS Learn it faster</text:p>
          </table:table-cell>
          <table:table-cell office:value-type="string" calcext:value-type="string">
            <text:p>Mark Myers</text:p>
          </table:table-cell>
          <table:table-cell table:style-name="ce78" office:value-type="float" office:value="19" calcext:value-type="float">
            <text:p>19</text:p>
          </table:table-cell>
          <table:table-cell office:value-type="string" calcext:value-type="string">
            <text:p>Microservices Security in Action </text:p>
          </table:table-cell>
          <table:table-cell office:value-type="string" calcext:value-type="string">
            <text:p>Prabath Siriwardena and Nuwan Dias</text:p>
          </table:table-cell>
          <table:table-cell table:style-name="ce78"/>
          <table:table-cell office:value-type="string" calcext:value-type="string">
            <text:p>Calculus</text:p>
          </table:table-cell>
          <table:table-cell office:value-type="string" calcext:value-type="string">
            <text:p>Strang</text:p>
          </table:table-cell>
          <table:table-cell table:style-name="ce78" office:value-type="string" calcext:value-type="string">
            <text:p>Ch 4</text:p>
          </table:table-cell>
          <table:table-cell table:style-name="ce68" office:value-type="string" calcext:value-type="string">
            <text:p>Oracle Database Database PL/SQL Language Reference, 12c</text:p>
          </table:table-cell>
          <table:table-cell table:style-name="ce68" table:number-columns-repeated="2"/>
          <table:table-cell office:value-type="string" calcext:value-type="string">
            <text:p>Making Embedded Systems: Design Patterns for Great Software </text:p>
          </table:table-cell>
          <table:table-cell office:value-type="string" calcext:value-type="string">
            <text:p>Elecia White</text:p>
          </table:table-cell>
          <table:table-cell table:style-name="ce68"/>
          <table:table-cell office:value-type="string" calcext:value-type="string">
            <text:p>Learn Docker in a Month of Lunches</text:p>
          </table:table-cell>
          <table:table-cell office:value-type="string" calcext:value-type="string">
            <text:p>Elton Stoneman</text:p>
          </table:table-cell>
          <table:table-cell table:style-name="ce68"/>
          <table:table-cell table:style-name="ce68" office:value-type="string" calcext:value-type="string">
            <text:p>Java Fundamentals for Android Development</text:p>
          </table:table-cell>
          <table:table-cell table:style-name="ce68" office:value-type="string" calcext:value-type="string">
            <text:p>Android ATC</text:p>
          </table:table-cell>
          <table:table-cell table:style-name="ce68"/>
          <table:table-cell office:value-type="string" calcext:value-type="string">
            <text:p>Multivariable Calculus</text:p>
          </table:table-cell>
          <table:table-cell office:value-type="string" calcext:value-type="string">
            <text:p>MIT</text:p>
          </table:table-cell>
          <table:table-cell table:style-name="ce77"/>
        </table:table-row>
        <table:table-row table:style-name="ro1">
          <table:table-cell office:value-type="string" calcext:value-type="string">
            <text:p>Computer Science an Overview</text:p>
          </table:table-cell>
          <table:table-cell table:style-name="ce69" office:value-type="string" calcext:value-type="string">
            <text:p>Brookshear, Brylov</text:p>
          </table:table-cell>
          <table:table-cell table:style-name="ce44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Deep Learning</text:p>
          </table:table-cell>
          <table:table-cell office:value-type="string" calcext:value-type="string">
            <text:p>Goodfellow, Bengio, Courville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Artificial Minds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Game Programming Using QT</text:p>
          </table:table-cell>
          <table:table-cell office:value-type="string" calcext:value-type="string">
            <text:p>Wysota, Haas</text:p>
          </table:table-cell>
          <table:table-cell table:style-name="ce82" office:value-type="float" office:value="76" calcext:value-type="float">
            <text:p>76</text:p>
          </table:table-cell>
          <table:table-cell/>
          <table:table-cell office:value-type="string" calcext:value-type="string">
            <text:p>Code like a pro in C#</text:p>
          </table:table-cell>
          <table:table-cell office:value-type="string" calcext:value-type="string">
            <text:p>Jort Rodenburg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office:value-type="string" calcext:value-type="string">
            <text:p>mastering java</text:p>
          </table:table-cell>
          <table:table-cell office:value-type="string" calcext:value-type="string">
            <text:p>Sufyan bin Uzayr</text:p>
          </table:table-cell>
          <table:table-cell table:number-columns-repeated="4"/>
          <table:table-cell office:value-type="string" calcext:value-type="string">
            <text:p>Programming Python</text:p>
          </table:table-cell>
          <table:table-cell table:style-name="ce86" office:value-type="string" calcext:value-type="string">
            <text:p>Mark Lut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SmarterWaytoLearnJavaScript</text:p>
          </table:table-cell>
          <table:table-cell office:value-type="string" calcext:value-type="string">
            <text:p>Mark Myers</text:p>
          </table:table-cell>
          <table:table-cell table:style-name="ce78" office:value-type="float" office:value="11" calcext:value-type="float">
            <text:p>11</text:p>
          </table:table-cell>
          <table:table-cell office:value-type="string" calcext:value-type="string">
            <text:p>Microservices in .NET Core</text:p>
          </table:table-cell>
          <table:table-cell office:value-type="string" calcext:value-type="string">
            <text:p>Christian Horsdal Gammelgaard</text:p>
          </table:table-cell>
          <table:table-cell table:style-name="ce78"/>
          <table:table-cell office:value-type="string" calcext:value-type="string">
            <text:p>Advanced calculus </text:p>
          </table:table-cell>
          <table:table-cell office:value-type="string" calcext:value-type="string">
            <text:p>Woods</text:p>
          </table:table-cell>
          <table:table-cell table:style-name="ce78" office:value-type="string" calcext:value-type="string">
            <text:p>Ch 2</text:p>
          </table:table-cell>
          <table:table-cell table:style-name="ce68" office:value-type="string" calcext:value-type="string">
            <text:p>Learning PL SQL</text:p>
          </table:table-cell>
          <table:table-cell table:style-name="ce68"/>
          <table:table-cell table:style-name="ce68" office:value-type="float" office:value="151" calcext:value-type="float">
            <text:p>151</text:p>
          </table:table-cell>
          <table:table-cell table:number-columns-repeated="2"/>
          <table:table-cell table:style-name="ce68"/>
          <table:table-cell office:value-type="string" calcext:value-type="string">
            <text:p>Bootstrapping Microservices with Docker, Kubernetes, and Terraform</text:p>
          </table:table-cell>
          <table:table-cell office:value-type="string" calcext:value-type="string">
            <text:p>Ashley Davis</text:p>
          </table:table-cell>
          <table:table-cell table:style-name="ce68"/>
          <table:table-cell table:style-name="ce68" office:value-type="string" calcext:value-type="string">
            <text:p>Head First Android Development 2nd edition</text:p>
          </table:table-cell>
          <table:table-cell table:style-name="ce68" office:value-type="string" calcext:value-type="string">
            <text:p>Dawn Griffiths &amp; David Griffiths</text:p>
          </table:table-cell>
          <table:table-cell table:style-name="ce89" office:value-type="string" calcext:value-type="string">
            <text:p>301, 707</text:p>
          </table:table-cell>
          <table:table-cell office:value-type="string" calcext:value-type="string">
            <text:p>Introduction to probability</text:p>
          </table:table-cell>
          <table:table-cell office:value-type="string" calcext:value-type="string">
            <text:p>MIT</text:p>
          </table:table-cell>
          <table:table-cell table:style-name="ce78"/>
        </table:table-row>
        <table:table-row table:style-name="ro1">
          <table:table-cell office:value-type="string" calcext:value-type="string">
            <text:p>Introduction to computing systems</text:p>
          </table:table-cell>
          <table:table-cell office:value-type="string" calcext:value-type="string">
            <text:p>Patt, Pattel</text:p>
          </table:table-cell>
          <table:table-cell table:style-name="ce44" office:value-type="string" calcext:value-type="string">
            <text:p>complete (no appendices)</text:p>
          </table:table-cell>
          <table:table-cell table:number-columns-repeated="4"/>
          <table:table-cell office:value-type="string" calcext:value-type="string">
            <text:p>intro to Machine Learning with Pytho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style-name="Default" office:value-type="string" calcext:value-type="string">
            <text:p>Information and Society</text:p>
          </table:table-cell>
          <table:table-cell table:style-name="Default"/>
          <table:table-cell/>
          <table:table-cell table:style-name="ce81" office:value-type="string" calcext:value-type="string">
            <text:p>complete</text:p>
          </table:table-cell>
          <table:table-cell office:value-type="string" calcext:value-type="string">
            <text:p>Effective CPP</text:p>
          </table:table-cell>
          <table:table-cell office:value-type="string" calcext:value-type="string">
            <text:p>Meyer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# in Depth</text:p>
          </table:table-cell>
          <table:table-cell office:value-type="string" calcext:value-type="string">
            <text:p><text:s/>Jon Skeet</text:p>
          </table:table-cell>
          <table:table-cell table:number-columns-repeated="8"/>
          <table:table-cell office:value-type="string" calcext:value-type="string">
            <text:p>LEARN JAVA THE EASY WAY</text:p>
          </table:table-cell>
          <table:table-cell office:value-type="string" calcext:value-type="string">
            <text:p>БРАЙСОН ПЕЙН</text:p>
          </table:table-cell>
          <table:table-cell table:number-columns-repeated="4"/>
          <table:table-cell office:value-type="string" calcext:value-type="string">
            <text:p>Learning pandas</text:p>
          </table:table-cell>
          <table:table-cell office:value-type="string" calcext:value-type="string">
            <text:p>Harrison, Prentiss</text:p>
          </table:table-cell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Your First Meteor Application</text:p>
          </table:table-cell>
          <table:table-cell office:value-type="string" calcext:value-type="string">
            <text:p>David Turnbull</text:p>
          </table:table-cell>
          <table:table-cell table:style-name="ce78" office:value-type="float" office:value="27" calcext:value-type="float">
            <text:p>27</text:p>
          </table:table-cell>
          <table:table-cell office:value-type="string" calcext:value-type="string">
            <text:p>Practical-PHP-7-MySQL-8-and-MariaDB-Website-Databases-2nd-Edition</text:p>
          </table:table-cell>
          <table:table-cell/>
          <table:table-cell table:style-name="ce78"/>
          <table:table-cell/>
          <table:table-cell office:value-type="string" calcext:value-type="string">
            <text:p>Колмогоров</text:p>
          </table:table-cell>
          <table:table-cell table:style-name="ce78" office:value-type="float" office:value="15" calcext:value-type="float">
            <text:p>15</text:p>
          </table:table-cell>
          <table:table-cell table:style-name="ce27" office:value-type="string" calcext:value-type="string">
            <text:p>Learning SQL</text:p>
          </table:table-cell>
          <table:table-cell table:style-name="ce27" office:value-type="string" calcext:value-type="string">
            <text:p>Beaulieu</text:p>
          </table:table-cell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 table:number-columns-repeated="4"/>
          <table:table-cell office:value-type="string" calcext:value-type="string">
            <text:p>Matrix Methods in Data Analysis, Signal Processing, and Machine Learning</text:p>
          </table:table-cell>
          <table:table-cell office:value-type="string" calcext:value-type="string">
            <text:p>MIT</text:p>
          </table:table-cell>
          <table:table-cell table:style-name="ce78"/>
        </table:table-row>
        <table:table-row table:style-name="ro1">
          <table:table-cell office:value-type="string" calcext:value-type="string">
            <text:p>Structured computer organization</text:p>
          </table:table-cell>
          <table:table-cell office:value-type="string" calcext:value-type="string">
            <text:p>A. Tanenbaum</text:p>
          </table:table-cell>
          <table:table-cell table:style-name="ce44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python for data analysis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omputing a concise history</text:p>
          </table:table-cell>
          <table:table-cell table:number-columns-repeated="2"/>
          <table:table-cell table:style-name="ce81" office:value-type="string" calcext:value-type="string">
            <text:p>complete</text:p>
          </table:table-cell>
          <table:table-cell office:value-type="string" calcext:value-type="string">
            <text:p>effective stl</text:p>
          </table:table-cell>
          <table:table-cell office:value-type="string" calcext:value-type="string">
            <text:p>Me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R via C#</text:p>
          </table:table-cell>
          <table:table-cell office:value-type="string" calcext:value-type="string">
            <text:p>Jeffrey Richter</text:p>
          </table:table-cell>
          <table:table-cell table:number-columns-repeated="8"/>
          <table:table-cell office:value-type="string" calcext:value-type="string">
            <text:p>Java Performance In-Depth Advice for Tuning and Programming Java 8, 11, and Beyond</text:p>
          </table:table-cell>
          <table:table-cell office:value-type="string" calcext:value-type="string">
            <text:p>Scott Oaks</text:p>
          </table:table-cell>
          <table:table-cell table:number-columns-repeated="4"/>
          <table:table-cell office:value-type="string" calcext:value-type="string">
            <text:p>numerical python</text:p>
          </table:table-cell>
          <table:table-cell office:value-type="string" calcext:value-type="string">
            <text:p>Johansso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you don't know js yet - get started</text:p>
          </table:table-cell>
          <table:table-cell office:value-type="string" calcext:value-type="string">
            <text:p>Kyle Simpson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Linear Algebra step by step</text:p>
          </table:table-cell>
          <table:table-cell office:value-type="string" calcext:value-type="string">
            <text:p>Kuldeep Singh</text:p>
          </table:table-cell>
          <table:table-cell office:value-type="float" office:value="208" calcext:value-type="float">
            <text:p>208</text:p>
          </table:table-cell>
          <table:table-cell table:style-name="ce27" office:value-type="string" calcext:value-type="string">
            <text:p>Using SQLite</text:p>
          </table:table-cell>
          <table:table-cell table:style-name="ce27" office:value-type="string" calcext:value-type="string">
            <text:p>Jay A. Kreibich</text:p>
          </table:table-cell>
          <table:table-cell table:number-columns-repeated="3"/>
          <table:table-cell table:style-name="ce68"/>
          <table:table-cell table:number-columns-repeated="2"/>
          <table:table-cell table:style-name="ce68" table:number-columns-repeated="4"/>
          <table:table-cell office:value-type="string" calcext:value-type="string">
            <text:p>Artificial Intelligence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OS practices and principles</text:p>
          </table:table-cell>
          <table:table-cell office:value-type="string" calcext:value-type="string">
            <text:p>Fnderson, Dahlin</text:p>
          </table:table-cell>
          <table:table-cell table:style-name="ce73" office:value-type="string" calcext:value-type="string">
            <text:p>124 vol 2</text:p>
          </table:table-cell>
          <table:table-cell table:number-columns-repeated="4"/>
          <table:table-cell office:value-type="string" calcext:value-type="string">
            <text:p>Tensorflow 2 keras</text:p>
          </table:table-cell>
          <table:table-cell/>
          <table:table-cell office:value-type="string" calcext:value-type="string">
            <text:p>chapter references – for future read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Primer plus</text:p>
          </table:table-cell>
          <table:table-cell office:value-type="string" calcext:value-type="string">
            <text:p>prata</text:p>
          </table:table-cell>
          <table:table-cell table:style-name="ce44" office:value-type="string" calcext:value-type="string">
            <text:p>complete, revisit appendices f and g</text:p>
          </table:table-cell>
          <table:table-cell/>
          <table:table-cell office:value-type="string" calcext:value-type="string">
            <text:p>Effective C#</text:p>
          </table:table-cell>
          <table:table-cell office:value-type="string" calcext:value-type="string">
            <text:p>Bill Wagner</text:p>
          </table:table-cell>
          <table:table-cell table:number-columns-repeated="8"/>
          <table:table-cell office:value-type="string" calcext:value-type="string">
            <text:p>The Complete Reference Java Twelfth Edition</text:p>
          </table:table-cell>
          <table:table-cell office:value-type="string" calcext:value-type="string">
            <text:p>Herbert Schildt</text:p>
          </table:table-cell>
          <table:table-cell table:number-columns-repeated="4"/>
          <table:table-cell office:value-type="string" calcext:value-type="string">
            <text:p>Python Unlocked</text:p>
          </table:table-cell>
          <table:table-cell table:number-columns-repeated="9"/>
          <table:table-cell office:value-type="string" calcext:value-type="string">
            <text:p>Intro to probability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12"/>
          <table:table-cell office:value-type="string" calcext:value-type="string">
            <text:p>Differential Equations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Как перестать учить язык и начать на нём жить</text:p>
          </table:table-cell>
          <table:table-cell office:value-type="string" calcext:value-type="string">
            <text:p>А. Иванова</text:p>
          </table:table-cell>
          <table:table-cell table:style-name="ce44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Primer</text:p>
          </table:table-cell>
          <table:table-cell office:value-type="string" calcext:value-type="string">
            <text:p>lippman</text:p>
          </table:table-cell>
          <table:table-cell table:style-name="ce78" office:value-type="float" office:value="529" calcext:value-type="float">
            <text:p>529</text:p>
          </table:table-cell>
          <table:table-cell/>
          <table:table-cell office:value-type="string" calcext:value-type="string">
            <text:p>.NET Core in Action</text:p>
          </table:table-cell>
          <table:table-cell office:value-type="string" calcext:value-type="string">
            <text:p>Dustin Metzgar</text:p>
          </table:table-cell>
          <table:table-cell table:number-columns-repeated="8"/>
          <table:table-cell office:value-type="string" calcext:value-type="string">
            <text:p>Effective Java Third Edition</text:p>
          </table:table-cell>
          <table:table-cell office:value-type="string" calcext:value-type="string">
            <text:p>Joshua Bloch</text:p>
          </table:table-cell>
          <table:table-cell table:number-columns-repeated="4"/>
          <table:table-cell office:value-type="string" calcext:value-type="string">
            <text:p>python list of free books</text:p>
          </table:table-cell>
          <table:table-cell/>
          <table:table-cell office:value-type="string" calcext:value-type="string">
            <text:p>https://github.com/pamoroso/free-python-books</text:p>
          </table:table-cell>
          <table:table-cell table:number-columns-repeated="22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office:value-type="string" calcext:value-type="string">
            <text:p>Better angels of our nature</text:p>
          </table:table-cell>
          <table:table-cell office:value-type="string" calcext:value-type="string">
            <text:p>S. Pincker</text:p>
          </table:table-cell>
          <table:table-cell table:style-name="ce73" office:value-type="float" office:value="302" calcext:value-type="float">
            <text:p>302</text:p>
          </table:table-cell>
          <table:table-cell table:number-columns-repeated="4"/>
          <table:table-cell office:value-type="string" calcext:value-type="string">
            <text:p>Deep Learning with Python</text:p>
          </table:table-cell>
          <table:table-cell office:value-type="string" calcext:value-type="string">
            <text:p>F. Chollet</text:p>
          </table:table-cell>
          <table:table-cell table:number-columns-repeated="7"/>
          <table:table-cell office:value-type="string" calcext:value-type="string">
            <text:p>Thinking in C++ vol 1</text:p>
          </table:table-cell>
          <table:table-cell office:value-type="string" calcext:value-type="string">
            <text:p>Bruce Eckel</text:p>
          </table:table-cell>
          <table:table-cell table:style-name="ce78" office:value-type="float" office:value="159" calcext:value-type="float">
            <text:p>159</text:p>
          </table:table-cell>
          <table:table-cell/>
          <table:table-cell office:value-type="string" calcext:value-type="string">
            <text:p>Entity Framework Core in Action</text:p>
          </table:table-cell>
          <table:table-cell office:value-type="string" calcext:value-type="string">
            <text:p>John Smith</text:p>
          </table:table-cell>
          <table:table-cell table:number-columns-repeated="39"/>
          <table:table-cell office:value-type="string" calcext:value-type="string">
            <text:p>https://nuancesprog.ru/p/72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cy code: prog. Toolbox</text:p>
          </table:table-cell>
          <table:table-cell office:value-type="string" calcext:value-type="string">
            <text:p>J. Boccara</text:p>
          </table:table-cell>
          <table:table-cell table:style-name="ce73" office:value-type="string" calcext:value-type="string">
            <text:p>Part 1</text:p>
          </table:table-cell>
          <table:table-cell table:number-columns-repeated="4"/>
          <table:table-cell office:value-type="string" calcext:value-type="string">
            <text:p>practival statistics for data scientists</text:p>
          </table:table-cell>
          <table:table-cell table:number-columns-repeated="8"/>
          <table:table-cell office:value-type="string" calcext:value-type="string">
            <text:p>Thinking in C++ vol 2</text:p>
          </table:table-cell>
          <table:table-cell office:value-type="string" calcext:value-type="string">
            <text:p>Bruce Eckel</text:p>
          </table:table-cell>
          <table:table-cell table:number-columns-repeated="2"/>
          <table:table-cell office:value-type="string" calcext:value-type="string">
            <text:p>Concurrent Programming on Windows</text:p>
          </table:table-cell>
          <table:table-cell office:value-type="string" calcext:value-type="string">
            <text:p>Joe Duffy</text:p>
          </table:table-cell>
          <table:table-cell table:number-columns-repeated="39"/>
          <table:table-cell office:value-type="string" calcext:value-type="string">
            <text:p>CS234: Reinforcement Learning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table:style-name="Default" office:value-type="string" calcext:value-type="string">
            <text:p>Working Effectively with Legacy Code</text:p>
          </table:table-cell>
          <table:table-cell/>
          <table:table-cell table:style-name="ce73"/>
          <table:table-cell table:number-columns-repeated="13"/>
          <table:table-cell office:value-type="string" calcext:value-type="string">
            <text:p>Accelerated C++</text:p>
          </table:table-cell>
          <table:table-cell office:value-type="string" calcext:value-type="string">
            <text:p>Koenig, Mo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# for dummies</text:p>
          </table:table-cell>
          <table:table-cell office:value-type="string" calcext:value-type="string">
            <text:p>John Paul Mueller</text:p>
          </table:table-cell>
          <table:table-cell office:value-type="string" calcext:value-type="string">
            <text:p>88, 106</text:p>
          </table:table-cell>
          <table:table-cell table:number-columns-repeated="38"/>
          <table:table-cell office:value-type="string" calcext:value-type="string">
            <text:p>Intro to Linear algebra 18.0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Software Exorcism</text:p>
          </table:table-cell>
          <table:table-cell office:value-type="string" calcext:value-type="string">
            <text:p>Bill Blunden</text:p>
          </table:table-cell>
          <table:table-cell table:style-name="ce73"/>
          <table:table-cell table:number-columns-repeated="13"/>
          <table:table-cell office:value-type="string" calcext:value-type="string">
            <text:p>Hands on embedded programming with c++1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ead First C#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8"/>
          <table:table-cell office:value-type="string" calcext:value-type="string">
            <text:p>linalgebra and learning from data 18.06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table:style-name="Default" office:value-type="string" calcext:value-type="string">
            <text:p>Organon</text:p>
          </table:table-cell>
          <table:table-cell office:value-type="string" calcext:value-type="string">
            <text:p>Aristotle</text:p>
          </table:table-cell>
          <table:table-cell table:style-name="ce73" office:value-type="float" office:value="26" calcext:value-type="float">
            <text:p>26</text:p>
          </table:table-cell>
          <table:table-cell table:number-columns-repeated="13"/>
          <table:table-cell office:value-type="string" calcext:value-type="string">
            <text:p>Tour in C++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2"/>
          <table:table-cell office:value-type="string" calcext:value-type="string">
            <text:p>rational unified process certification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Clean Code </text:p>
          </table:table-cell>
          <table:table-cell office:value-type="string" calcext:value-type="string">
            <text:p>Robert Martin</text:p>
          </table:table-cell>
          <table:table-cell table:style-name="ce44" office:value-type="string" calcext:value-type="string">
            <text:p>Complete, return later for "concurrency" appendix</text:p>
          </table:table-cell>
          <table:table-cell table:number-columns-repeated="13"/>
          <table:table-cell office:value-type="string" calcext:value-type="string">
            <text:p>C++ Concurrency in action</text:p>
          </table:table-cell>
          <table:table-cell office:value-type="string" calcext:value-type="string">
            <text:p>Anthony Williams</text:p>
          </table:table-cell>
          <table:table-cell office:value-type="float" office:value="24" calcext:value-type="float">
            <text:p>24</text:p>
          </table:table-cell>
          <table:table-cell table:number-columns-repeated="42"/>
          <table:table-cell office:value-type="string" calcext:value-type="string">
            <text:p>Deep Unsupervised Learning </text:p>
          </table:table-cell>
          <table:table-cell office:value-type="string" calcext:value-type="string">
            <text:p>https://sites.google.com/view/berkeley-cs294-158-sp20/home</text:p>
          </table:table-cell>
          <table:table-cell/>
        </table:table-row>
        <table:table-row table:style-name="ro1">
          <table:table-cell office:value-type="string" calcext:value-type="string">
            <text:p>Clean Coder</text:p>
          </table:table-cell>
          <table:table-cell office:value-type="string" calcext:value-type="string">
            <text:p>Robert Martin</text:p>
          </table:table-cell>
          <table:table-cell table:style-name="ce44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DEEP LEARNING</text:p>
          </table:table-cell>
          <table:table-cell office:value-type="string" calcext:value-type="string">
            <text:p>https://medium.com/@NYUDataScience/yann-lecuns-deep-learning-course-at-cds-is-now-fully-online-accessible-to-all-787ddc8bf0af</text:p>
          </table:table-cell>
          <table:table-cell/>
        </table:table-row>
        <table:table-row table:style-name="ro1">
          <table:table-cell office:value-type="string" calcext:value-type="string">
            <text:p>Code Complete</text:p>
          </table:table-cell>
          <table:table-cell office:value-type="string" calcext:value-type="string">
            <text:p>Steve McConnell</text:p>
          </table:table-cell>
          <table:table-cell table:style-name="ce73" office:value-type="float" office:value="3" calcext:value-type="float">
            <text:p>3</text:p>
          </table:table-cell>
          <table:table-cell table:number-columns-repeated="58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https://cs231n.github.io/neural-networks-3/</text:p>
          </table:table-cell>
          <table:table-cell/>
        </table:table-row>
        <table:table-row table:style-name="ro1">
          <table:table-cell office:value-type="string" calcext:value-type="string">
            <text:p>Design Patterns</text:p>
          </table:table-cell>
          <table:table-cell office:value-type="string" calcext:value-type="string">
            <text:p>Gang of Four</text:p>
          </table:table-cell>
          <table:table-cell table:style-name="ce73"/>
          <table:table-cell table:number-columns-repeated="58"/>
          <table:table-cell office:value-type="string" calcext:value-type="string">
            <text:p>TensorFlow: Data and Deployment</text:p>
          </table:table-cell>
          <table:table-cell office:value-type="string" calcext:value-type="string">
            <text:p>https://www.coursera.org/specializations/tensorflow-data-and-deploy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Refactoring</text:p>
          </table:table-cell>
          <table:table-cell office:value-type="string" calcext:value-type="string">
            <text:p>Martin Fowler</text:p>
          </table:table-cell>
          <table:table-cell table:style-name="ce73" office:value-type="float" office:value="5" calcext:value-type="float">
            <text:p>5</text:p>
          </table:table-cell>
          <table:table-cell table:number-columns-repeated="58"/>
          <table:table-cell office:value-type="string" calcext:value-type="string">
            <text:p>Understanding child development: from synapse to society</text:p>
          </table:table-cell>
          <table:table-cell office:value-type="string" calcext:value-type="string">
            <text:p>https://www.coursera.org/learn/child-development?</text:p>
          </table:table-cell>
          <table:table-cell/>
        </table:table-row>
        <table:table-row table:style-name="ro1">
          <table:table-cell office:value-type="string" calcext:value-type="string">
            <text:p>Head First Design Patterns</text:p>
          </table:table-cell>
          <table:table-cell/>
          <table:table-cell table:style-name="ce73"/>
          <table:table-cell table:number-columns-repeated="58"/>
          <table:table-cell office:value-type="string" calcext:value-type="string">
            <text:p>Synapses, Neurons and Brains</text:p>
          </table:table-cell>
          <table:table-cell office:value-type="string" calcext:value-type="string">
            <text:p>https://www.coursera.org/learn/synapses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etzold</text:p>
          </table:table-cell>
          <table:table-cell office:value-type="float" office:value="319" calcext:value-type="float">
            <text:p>319</text:p>
          </table:table-cell>
          <table:table-cell table:number-columns-repeated="58"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  <table:table-cell/>
        </table:table-row>
        <table:table-row table:style-name="ro1">
          <table:table-cell office:value-type="string" calcext:value-type="string">
            <text:p>Passionate programmer</text:p>
          </table:table-cell>
          <table:table-cell office:value-type="string" calcext:value-type="string">
            <text:p>Chad Fowler</text:p>
          </table:table-cell>
          <table:table-cell table:style-name="ce44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explained</text:p>
          </table:table-cell>
          <table:table-cell table:style-name="Default" office:value-type="string" calcext:value-type="string">
            <text:p>Kent Beck</text:p>
          </table:table-cell>
          <table:table-cell table:style-name="ce44" office:value-type="string" calcext:value-type="string">
            <text:p>complete</text:p>
          </table:table-cell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Self-Driving Cars Specialization</text:p>
          </table:table-cell>
          <table:table-cell office:value-type="string" calcext:value-type="string">
            <text:p>https://www.coursera.org/specializations/self-driving-car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install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s://www.coursera.org/specializations/digital-signal-processing</text:p>
          </table:table-cell>
          <table:table-cell/>
        </table:table-row>
        <table:table-row table:style-name="ro1">
          <table:table-cell table:style-name="ce68" office:value-type="string" calcext:value-type="string">
            <text:p>Structure and Interpretation of Computer Programs</text:p>
          </table:table-cell>
          <table:table-cell table:style-name="ce68" office:value-type="string" calcext:value-type="string">
            <text:p>Harold Abelson, Gerald Jay Sussman, and Julie Sussman</text:p>
          </table:table-cell>
          <table:table-cell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Data Science Fundamentals with Python and SQL Specialization</text:p>
          </table:table-cell>
          <table:table-cell office:value-type="string" calcext:value-type="string">
            <text:p>https://www.coursera.org/specializations/data-science-fundamentals-python-sql?utm_medium=email&amp;utm_source=recommendations&amp;utm_campaign=ad-HADZcEeuITlNXLNh0Mg</text:p>
          </table:table-cell>
          <table:table-cell/>
        </table:table-row>
        <table:table-row table:style-name="ro1">
          <table:table-cell office:value-type="string" calcext:value-type="string">
            <text:p>Beatiful Code</text:p>
          </table:table-cell>
          <table:table-cell table:number-columns-repeated="2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Futures Thinking Specialization</text:p>
          </table:table-cell>
          <table:table-cell office:value-type="string" calcext:value-type="string">
            <text:p>https://www.coursera.org/specializations/futures-thinking</text:p>
          </table:table-cell>
          <table:table-cell/>
        </table:table-row>
        <table:table-row table:style-name="ro1">
          <table:table-cell office:value-type="string" calcext:value-type="string">
            <text:p>Handbook of Game-based learning</text:p>
          </table:table-cell>
          <table:table-cell/>
          <table:table-cell office:value-type="float" office:value="5" calcext:value-type="float">
            <text:p>5</text:p>
          </table:table-cell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Advanced Machine Learning Specialization</text:p>
          </table:table-cell>
          <table:table-cell office:value-type="string" calcext:value-type="string">
            <text:p>https://www.coursera.org/specializations/aml</text:p>
          </table:table-cell>
          <table:table-cell/>
        </table:table-row>
        <table:table-row table:style-name="ro1">
          <table:table-cell office:value-type="string" calcext:value-type="string">
            <text:p>Learn GIT in a Month of Lunches</text:p>
          </table:table-cell>
          <table:table-cell/>
          <table:table-cell office:value-type="float" office:value="141" calcext:value-type="float">
            <text:p>141</text:p>
          </table:table-cell>
          <table:table-cell table:style-name="ce52" table:number-columns-repeated="3"/>
          <table:table-cell table:style-name="ce52" office:value-type="string" calcext:value-type="string">
            <text:p>binary games</text:p>
          </table:table-cell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Creative Thinking: Techniques and Tools for Success</text:p>
          </table:table-cell>
          <table:table-cell office:value-type="string" calcext:value-type="string">
            <text:p>https://www.coursera.org/learn/creative-thinking-techniques-and-tools-for-success</text:p>
          </table:table-cell>
          <table:table-cell/>
        </table:table-row>
        <table:table-row table:style-name="ro1">
          <table:table-cell office:value-type="string" calcext:value-type="string">
            <text:p>Skills of a Successful Software Engineer</text:p>
          </table:table-cell>
          <table:table-cell office:value-type="string" calcext:value-type="string">
            <text:p>Fernando Doglio</text:p>
          </table:table-cell>
          <table:table-cell office:value-type="float" office:value="25" calcext:value-type="float">
            <text:p>25</text:p>
          </table:table-cell>
          <table:table-cell table:style-name="ce52" table:number-columns-repeated="3"/>
          <table:table-cell table:style-name="Default" office:value-type="string" calcext:value-type="string">
            <text:p><text:a xlink:href="https://flippybitandtheattackofthehexadecimalsfrombase16.com/" xlink:type="simple">https://flippybitandtheattackofthehexadecimalsfrombase16.com/</text:a></text:p>
          </table:table-cell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Machine Learning with TensorFlow on Google Cloud Platform Specialization</text:p>
          </table:table-cell>
          <table:table-cell office:value-type="string" calcext:value-type="string">
            <text:p><text:a xlink:href="https://www.coursera.org/specializations/machine-learning-tensorflow-gcp" xlink:type="simple">https://www.coursera.org/specializations/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52" table:number-columns-repeated="3"/>
          <table:table-cell table:style-name="Default" office:value-type="string" calcext:value-type="string">
            <text:p><text:a xlink:href="https://learningnetwork.cisco.com/s/binary-game" xlink:type="simple">https://learningnetwork.cisco.com/s/binary-game</text:a></text:p>
          </table:table-cell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Advanced Machine Learning with TensorFlow on Google Cloud Platform Specialization</text:p>
          </table:table-cell>
          <table:table-cell office:value-type="string" calcext:value-type="string">
            <text:p><text:a xlink:href="https://www.coursera.org/specializations/advanced-machine-learning-tensorflow-gcp" xlink:type="simple">https://www.coursera.org/specializations/advanced-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Reinforcement Learning Specialization</text:p>
          </table:table-cell>
          <table:table-cell office:value-type="string" calcext:value-type="string">
            <text:p><text:a xlink:href="https://www.coursera.org/specializations/reinforcement-learning" xlink:type="simple">https://www.coursera.org/specializations/reinforcement-learning</text:a></text:p>
          </table:table-cell>
          <table:table-cell/>
        </table:table-row>
        <table:table-row table:style-name="ro1">
          <table:table-cell table:number-columns-repeated="3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Analysis of Algorithms</text:p>
          </table:table-cell>
          <table:table-cell office:value-type="string" calcext:value-type="string">
            <text:p>https://www.coursera.org/learn/analysis-of-algorithms</text:p>
          </table:table-cell>
          <table:table-cell/>
        </table:table-row>
        <table:table-row table:style-name="ro1">
          <table:table-cell table:number-columns-repeated="3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/>
        </table:table-row>
        <table:table-row table:style-name="ro1">
          <table:table-cell table:number-columns-repeated="3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MIT DL</text:p>
          </table:table-cell>
          <table:table-cell office:value-type="string" calcext:value-type="string">
            <text:p>https://youtu.be/qjrad0V0uJE</text:p>
          </table:table-cell>
          <table:table-cell/>
        </table:table-row>
        <table:table-row table:style-name="ro1">
          <table:table-cell table:number-columns-repeated="3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Machine Learning Crash Course with TensorFlow APIs</text:p>
          </table:table-cell>
          <table:table-cell office:value-type="string" calcext:value-type="string">
            <text:p>https://developers.google.com/machine-learning/crash-course/</text:p>
          </table:table-cell>
          <table:table-cell/>
        </table:table-row>
        <table:table-row table:style-name="ro1">
          <table:table-cell table:number-columns-repeated="3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Architecture 1001: x86-64 Assembly</text:p>
          </table:table-cell>
          <table:table-cell office:value-type="string" calcext:value-type="string">
            <text:p>https://p.ost2.fyi/courses/course-v1:OpenSecurityTraining2+Arch1001_x86-64_Asm+2021_v1/course/</text:p>
          </table:table-cell>
          <table:table-cell/>
        </table:table-row>
        <table:table-row table:style-name="ro1">
          <table:table-cell table:number-columns-repeated="3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table:style-name="ce91" office:value-type="string" calcext:value-type="string">
            <text:p>Mathematics for Computer Science</text:p>
          </table:table-cell>
          <table:table-cell table:style-name="ce92" office:value-type="string" calcext:value-type="string">
            <text:p>https://ocw.mit.edu/courses/electrical-engineering-andcomputer-science/6-042j-mathematics-for-computer-science-fall-2010/index.htm</text:p>
          </table:table-cell>
          <table:table-cell/>
        </table:table-row>
        <table:table-row table:style-name="ro1">
          <table:table-cell table:number-columns-repeated="3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8"/>
        </table:table-row>
        <table:table-row table:style-name="ro1">
          <table:table-cell table:number-columns-repeated="3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table:style-name="Default"/>
          <table:table-cell table:number-columns-repeated="2"/>
        </table:table-row>
      </table:table>
      <table:table table:name="coursera" table:style-name="ta1" table:print="false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social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science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philosophy</text:p>
          </table:table-cell>
          <table:table-cell table:number-columns-repeated="2"/>
          <table:table-cell office:value-type="string" calcext:value-type="string">
            <text:p>a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xing the Canvas: Art and Gender</text:p>
          </table:table-cell>
          <table:table-cell office:value-type="string" calcext:value-type="string">
            <text:p>https://www.coursera.org/learn/gender-art</text:p>
          </table:table-cell>
          <table:table-cell/>
          <table:table-cell office:value-type="string" calcext:value-type="string">
            <text:p>Introduction to Logic and Critical Thinking Specialization</text:p>
          </table:table-cell>
          <table:table-cell office:value-type="string" calcext:value-type="string">
            <text:p>https://www.coursera.org/specializations/logic-critical-thinking-duke</text:p>
          </table:table-cell>
          <table:table-cell/>
          <table:table-cell office:value-type="string" calcext:value-type="string">
            <text:p>Creativity, Innovation and Transformation</text:p>
          </table:table-cell>
          <table:table-cell office:value-type="string" calcext:value-type="string">
            <text:p>https://www.coursera.org/learn/creativity-innovation</text:p>
          </table:table-cell>
          <table:table-cell table:number-columns-repeated="4"/>
          <table:table-cell office:value-type="string" calcext:value-type="string">
            <text:p>AI &amp; Law</text:p>
          </table:table-cell>
          <table:table-cell office:value-type="string" calcext:value-type="string">
            <text:p>https://www.coursera.org/learn/ai-law</text:p>
          </table:table-cell>
        </table:table-row>
        <table:table-row table:style-name="ro1">
          <table:table-cell office:value-type="string" calcext:value-type="string">
            <text:p>Sex from Molecules to Elephants</text:p>
          </table:table-cell>
          <table:table-cell office:value-type="string" calcext:value-type="string">
            <text:p>https://www.coursera.org/learn/sex-from-molecules-to-elephants</text:p>
          </table:table-cell>
          <table:table-cell/>
          <table:table-cell office:value-type="string" calcext:value-type="string">
            <text:p>Effective Altruism</text:p>
          </table:table-cell>
          <table:table-cell office:value-type="string" calcext:value-type="string">
            <text:p>https://www.coursera.org/learn/altruism</text:p>
          </table:table-cell>
          <table:table-cell/>
          <table:table-cell office:value-type="string" calcext:value-type="string">
            <text:p>Imagining Other Earths</text:p>
          </table:table-cell>
          <table:table-cell office:value-type="string" calcext:value-type="string">
            <text:p>https://www.coursera.org/learn/life-on-other-planets</text:p>
          </table:table-cell>
          <table:table-cell/>
          <table:table-cell office:value-type="string" calcext:value-type="string">
            <text:p>De-Mystifying Mindfulness</text:p>
          </table:table-cell>
          <table:table-cell office:value-type="string" calcext:value-type="string">
            <text:p>https://www.coursera.org/learn/mindfulnes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</table:table-row>
        <table:table-row table:style-name="ro1">
          <table:table-cell office:value-type="string" calcext:value-type="string">
            <text:p>Social Norms, Social Change I</text:p>
          </table:table-cell>
          <table:table-cell office:value-type="string" calcext:value-type="string">
            <text:p>https://www.coursera.org/learn/norms</text:p>
          </table:table-cell>
          <table:table-cell table:number-columns-repeated="4"/>
          <table:table-cell office:value-type="string" calcext:value-type="string">
            <text:p>Astronomy: Exploring Time and Space</text:p>
          </table:table-cell>
          <table:table-cell office:value-type="string" calcext:value-type="string">
            <text:p>https://www.coursera.org/learn/astro</text:p>
          </table:table-cell>
          <table:table-cell/>
          <table:table-cell office:value-type="string" calcext:value-type="string">
            <text:p>Uncommon Sense Teaching Specialization</text:p>
          </table:table-cell>
          <table:table-cell office:value-type="string" calcext:value-type="string">
            <text:p>https://www.coursera.org/specializations/uncommon-sense-teaching-certificate</text:p>
          </table:table-cell>
          <table:table-cell/>
          <table:table-cell office:value-type="string" calcext:value-type="string">
            <text:p>Intellectual Humility: Science</text:p>
          </table:table-cell>
          <table:table-cell office:value-type="string" calcext:value-type="string">
            <text:p>https://www.coursera.org/learn/intellectual-humility-science</text:p>
          </table:table-cell>
          <table:table-cell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roduction to Mathematical Thinking</text:p>
          </table:table-cell>
          <table:table-cell office:value-type="string" calcext:value-type="string">
            <text:p>https://www.coursera.org/learn/mathematical-thinking</text:p>
          </table:table-cell>
          <table:table-cell/>
          <table:table-cell office:value-type="string" calcext:value-type="string">
            <text:p>Mindshift: Break Through Obstacles to Learning and Discover Your Hidden Potential</text:p>
          </table:table-cell>
          <table:table-cell office:value-type="string" calcext:value-type="string">
            <text:p>https://www.coursera.org/learn/mindshift</text:p>
          </table:table-cell>
          <table:table-cell/>
          <table:table-cell office:value-type="string" calcext:value-type="string">
            <text:p>Intellectual Humility: Theory</text:p>
          </table:table-cell>
          <table:table-cell office:value-type="string" calcext:value-type="string">
            <text:p>https://www.coursera.org/learn/intellectual-humility-theory</text:p>
          </table:table-cell>
          <table:table-cell/>
          <table:table-cell office:value-type="string" calcext:value-type="string">
            <text:p>Robotic Process Automation (RPA) Specialization</text:p>
          </table:table-cell>
          <table:table-cell office:value-type="string" calcext:value-type="string">
            <text:p>https://www.coursera.org/specializations/roboticprocessautom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Science of the Solar System</text:p>
          </table:table-cell>
          <table:table-cell office:value-type="string" calcext:value-type="string">
            <text:p>https://www.coursera.org/learn/solar-system</text:p>
          </table:table-cell>
          <table:table-cell/>
          <table:table-cell office:value-type="string" calcext:value-type="string">
            <text:p>Academic English: Writing Specialization</text:p>
          </table:table-cell>
          <table:table-cell office:value-type="string" calcext:value-type="string">
            <text:p>https://www.coursera.org/specializations/academic-english</text:p>
          </table:table-cell>
          <table:table-cell/>
          <table:table-cell office:value-type="string" calcext:value-type="string">
            <text:p>Intellectual Humility: Practice</text:p>
          </table:table-cell>
          <table:table-cell office:value-type="string" calcext:value-type="string">
            <text:p>https://www.coursera.org/learn/intellectual-humility-practice</text:p>
          </table:table-cell>
          <table:table-cell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Evolving Universe</text:p>
          </table:table-cell>
          <table:table-cell office:value-type="string" calcext:value-type="string">
            <text:p>https://www.coursera.org/learn/evolvinguniverse</text:p>
          </table:table-cell>
          <table:table-cell/>
          <table:table-cell office:value-type="string" calcext:value-type="string">
            <text:p>Career Success Specialization</text:p>
          </table:table-cell>
          <table:table-cell office:value-type="string" calcext:value-type="string">
            <text:p>https://www.coursera.org/specializations/career-success</text:p>
          </table:table-cell>
          <table:table-cell/>
          <table:table-cell office:value-type="string" calcext:value-type="string">
            <text:p>Mind of the Universe: Science in Progress</text:p>
          </table:table-cell>
          <table:table-cell office:value-type="string" calcext:value-type="string">
            <text:p>https://www.coursera.org/learn/mind-of-the-universe-science-in-progress</text:p>
          </table:table-cell>
          <table:table-cell/>
          <table:table-cell office:value-type="string" calcext:value-type="string">
            <text:p>Creativity and AI Specialization</text:p>
          </table:table-cell>
          <table:table-cell office:value-type="string" calcext:value-type="string">
            <text:p>https://www.coursera.org/specializations/creativity-ai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ilosophy of Science</text:p>
          </table:table-cell>
          <table:table-cell office:value-type="string" calcext:value-type="string">
            <text:p>https://www.coursera.org/learn/philosophy-of-scienc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Know Thyself - The Value and Limits of Self-Knowledge: The Examined Life</text:p>
          </table:table-cell>
          <table:table-cell office:value-type="string" calcext:value-type="string">
            <text:p>https://www.coursera.org/learn/know-thyself-the-examined-lif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Revolutionary Ideas: Utility, Justice, Equality, Freedom</text:p>
          </table:table-cell>
          <table:table-cell office:value-type="string" calcext:value-type="string">
            <text:p>https://www.coursera.org/learn/revolutionary-ideas-utility-justice-equality-freedom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Computational Thinking with Beginning C Programming Specialization</text:p>
          </table:table-cell>
          <table:table-cell office:value-type="string" calcext:value-type="string">
            <text:p>https://www.coursera.org/specializations/computational-thinking-c-programming</text:p>
          </table:table-cell>
          <table:table-cell table:number-columns-repeated="11"/>
          <table:table-cell office:value-type="string" calcext:value-type="string">
            <text:p>Art for Games Specialization</text:p>
          </table:table-cell>
          <table:table-cell office:value-type="string" calcext:value-type="string">
            <text:p>https://www.coursera.org/specializations/art-for-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 table:number-columns-repeated="11"/>
          <table:table-cell office:value-type="string" calcext:value-type="string">
            <text:p>Game Design and Development with Unity 2020 Specialization</text:p>
          </table:table-cell>
          <table:table-cell office:value-type="string" calcext:value-type="string">
            <text:p>https://www.coursera.org/specializations/game-design-and-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Visualization Specialization</text:p>
          </table:table-cell>
          <table:table-cell office:value-type="string" calcext:value-type="string">
            <text:p>https://www.coursera.org/specializations/information-visualiz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MongoDB</text:p>
          </table:table-cell>
          <table:table-cell office:value-type="string" calcext:value-type="string">
            <text:p>https://www.coursera.org/learn/introduction-mongod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ta Android Developer Professional Certificate</text:p>
          </table:table-cell>
          <table:table-cell office:value-type="string" calcext:value-type="string">
            <text:p>https://www.coursera.org/professional-certificates/meta-android-developer</text:p>
          </table:table-cell>
          <table:table-cell table:number-columns-repeated="5"/>
          <table:table-cell office:value-type="string" calcext:value-type="string">
            <text:p>his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tlin for Java Developers</text:p>
          </table:table-cell>
          <table:table-cell office:value-type="string" calcext:value-type="string">
            <text:p>https://www.coursera.org/learn/kotlin-for-java-developers</text:p>
          </table:table-cell>
          <table:table-cell table:number-columns-repeated="5"/>
          <table:table-cell office:value-type="string" calcext:value-type="string">
            <text:p>Journey of the Universe: A Story for Our Times Specialization</text:p>
          </table:table-cell>
          <table:table-cell office:value-type="string" calcext:value-type="string">
            <text:p>https://www.coursera.org/specializations/journey-of-the-unive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anced App Development in Android Specialization</text:p>
          </table:table-cell>
          <table:table-cell office:value-type="string" calcext:value-type="string">
            <text:p>https://www.coursera.org/specializations/advanced-app-android</text:p>
          </table:table-cell>
          <table:table-cell table:number-columns-repeated="5"/>
          <table:table-cell office:value-type="string" calcext:value-type="string">
            <text:p>Greek and Roman Mythology</text:p>
          </table:table-cell>
          <table:table-cell office:value-type="string" calcext:value-type="string">
            <text:p>https://www.coursera.org/learn/mytholo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 Engineering, Big Data, and Machine Learning on GCP Specialization</text:p>
          </table:table-cell>
          <table:table-cell office:value-type="string" calcext:value-type="string">
            <text:p>https://www.coursera.org/specializations/gcp-data-machine-learning</text:p>
          </table:table-cell>
          <table:table-cell table:number-columns-repeated="5"/>
          <table:table-cell office:value-type="string" calcext:value-type="string">
            <text:p>paradoxes of war</text:p>
          </table:table-cell>
          <table:table-cell office:value-type="string" calcext:value-type="string">
            <text:p>https://www.coursera.org/learn/war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ogle IT Automation with Python Professional Certificate</text:p>
          </table:table-cell>
          <table:table-cell office:value-type="string" calcext:value-type="string">
            <text:p>https://www.coursera.org/professional-certificates/google-it-autom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Augmented Reality and ARCore</text:p>
          </table:table-cell>
          <table:table-cell office:value-type="string" calcext:value-type="string">
            <text:p>https://www.coursera.org/learn/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R and 360 Video Production</text:p>
          </table:table-cell>
          <table:table-cell office:value-type="string" calcext:value-type="string">
            <text:p>https://www.coursera.org/learn/360-vr-video-produ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w to Manage a Remote Team</text:p>
          </table:table-cell>
          <table:table-cell office:value-type="string" calcext:value-type="string">
            <text:p>https://www.coursera.org/learn/remote-team-manag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ython, Bash and SQL Essentials for Data Engineering Specialization</text:p>
          </table:table-cell>
          <table:table-cell office:value-type="string" calcext:value-type="string">
            <text:p>https://www.coursera.org/specializations/python-bash-sql-data-engineering-duk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bject Oriented Programming in Java Specialization</text:p>
          </table:table-cell>
          <table:table-cell office:value-type="string" calcext:value-type="string">
            <text:p>https://www.coursera.org/specializations/object-oriented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Programming and Software Engineering Fundamentals Specialization</text:p>
          </table:table-cell>
          <table:table-cell office:value-type="string" calcext:value-type="string">
            <text:p>https://www.coursera.org/specializations/java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Java Specialization</text:p>
          </table:table-cell>
          <table:table-cell office:value-type="string" calcext:value-type="string">
            <text:p>https://www.coursera.org/specializations/core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Enterprise Edition Specialization</text:p>
          </table:table-cell>
          <table:table-cell office:value-type="string" calcext:value-type="string">
            <text:p>https://www.coursera.org/specializations/java-e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Testing Specialization</text:p>
          </table:table-cell>
          <table:table-cell office:value-type="string" calcext:value-type="string">
            <text:p>https://www.coursera.org/specializations/learnquest-java-test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as a Second Language Specialization</text:p>
          </table:table-cell>
          <table:table-cell office:value-type="string" calcext:value-type="string">
            <text:p>https://www.coursera.org/specializations/java-programming-langu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-Driven Development Specialization</text:p>
          </table:table-cell>
          <table:table-cell office:value-type="string" calcext:value-type="string">
            <text:p>https://www.coursera.org/specializations/test-driven-develop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Operating Systems Specialization</text:p>
          </table:table-cell>
          <table:table-cell office:value-type="string" calcext:value-type="string">
            <text:p>https://www.coursera.org/specializations/codio-introduction-operating-system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C++: A Hands-on Introduction Specialization</text:p>
          </table:table-cell>
          <table:table-cell office:value-type="string" calcext:value-type="string">
            <text:p>https://www.coursera.org/specializations/hands-on-cp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Python: A Hands-on Introduction Specialization</text:p>
          </table:table-cell>
          <table:table-cell office:value-type="string" calcext:value-type="string">
            <text:p>https://www.coursera.org/specializations/hands-on-pyth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 and Bash for Beginners Specialization</text:p>
          </table:table-cell>
          <table:table-cell office:value-type="string" calcext:value-type="string">
            <text:p>https://www.coursera.org/specializations/unix-and-bash-for-beginn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ory C Programming Specialization</text:p>
          </table:table-cell>
          <table:table-cell office:value-type="string" calcext:value-type="string">
            <text:p>https://www.coursera.org/specializations/c-programming</text:p>
          </table:table-cell>
          <table:table-cell table:number-columns-repeated="15"/>
        </table:table-row>
      </table:table>
      <table:table table:name="AI textbooks" table:style-name="ta1" table:print="false">
        <table:table-column table:style-name="co10" table:default-cell-style-name="ce86"/>
        <table:table-column table:style-name="co11" table:default-cell-style-name="ce86"/>
        <table:table-column table:style-name="co2" table:default-cell-style-name="ce86"/>
        <table:table-column table:style-name="co2" table:number-columns-repeated="2" table:default-cell-style-name="ce98"/>
        <table:table-column table:style-name="co2" table:default-cell-style-name="Default"/>
        <table:table-row table:style-name="ro1">
          <table:table-cell table:style-name="ce52"/>
          <table:table-cell table:style-name="Default" table:number-columns-repeated="4"/>
          <table:table-cell/>
        </table:table-row>
        <table:table-row table:style-name="ro1">
          <table:table-cell table:style-name="ce52" office:value-type="string" calcext:value-type="string">
            <text:p>https://hackr.io/blog/artificial-intelligence-book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52" office:value-type="string" calcext:value-type="string">
            <text:p>http://aima.cs.berkeley.edu/2nd-ed/books.html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97" office:value-type="string" calcext:value-type="string">
            <text:p>Intro AI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0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.cs.berkeley.edu/~russell/" xlink:type="simple">Russell</text:a>, <text:a xlink:href="http://www.norvig.com/" xlink:type="simple">Norvig</text:a> </text:p>
          </table:table-cell>
          <table:table-cell office:value-type="string" calcext:value-type="string">
            <text:p><text:a xlink:href="http://aima.cs.berkeley.edu/" xlink:type="simple">AI: A Modern Approach (2nd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a xlink:href="http://www.amazon.com/exec/obidos/ASIN/0137903952" xlink:type="simple">3,000</text:a> </text:p>
          </table:table-cell>
          <table:table-cell table:style-name="ce86" office:value-type="string" calcext:value-type="string">
            <text:p><text:a xlink:href="http://aima.cs.berkeley.edu/2nd-ed/code.html" xlink:type="simple">2M Lisp, Python, Java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 </text:p>
          </table:table-cell>
          <table:table-cell office:value-type="string" calcext:value-type="string">
            <text:p><text:a xlink:href="http://www.ai.mit.edu/people/phw/Books/#AI" xlink:type="simple">AI (3rd ed.)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://www.amazon.com/exec/obidos/ASIN/0201533774/" xlink:type="simple">78,000</text:a> </text:p>
          </table:table-cell>
          <table:table-cell table:style-name="ce86" office:value-type="string" calcext:value-type="string">
            <text:p><text:a xlink:href="http://www.cs.cmu.edu/afs/cs/project/ai-repository/ai/areas/bookcode/winston/0.html" xlink:type="simple">55K Lisp</text:a> </text:p>
          </table:table-cell>
        </table:table-row>
        <table:table-row table:style-name="ro6">
          <table:table-cell office:value-type="string" calcext:value-type="string">
            <text:p><text:a xlink:href="http://robotics.stanford.edu/users/nilsson/bio.html" xlink:type="simple">Nilsson</text:a> </text:p>
          </table:table-cell>
          <table:table-cell office:value-type="string" calcext:value-type="string">
            <text:p><text:a xlink:href="http://www.mkp.com/books_catalog/catalog.asp?ISBN=1-55860-467-7" xlink:type="simple">AI: A New Synthesi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://www.amazon.com/exec/obidos/ASIN/1558604677/" xlink:type="simple">92,000</text:a> </text:p>
          </table:table-cell>
          <table:table-cell table:style-name="ce86" office:value-type="string" calcext:value-type="string">
            <text:p>None </text:p>
          </table:table-cell>
        </table:table-row>
        <table:table-row table:style-name="ro5">
          <table:table-cell office:value-type="string" calcext:value-type="string">
            <text:p><text:a xlink:href="http://www.cs.brown.edu/people/tld/home.html" xlink:type="simple">Dean</text:a>, <text:a xlink:href="http://www.cs.rochester.edu/u/james/" xlink:type="simple">Allen</text:a>, <text:a xlink:href="http://www.cfar.umd.edu/~yiannis/" xlink:type="simple">Aloimonos</text:a> </text:p>
          </table:table-cell>
          <table:table-cell office:value-type="string" calcext:value-type="string">
            <text:p><text:a xlink:href="http://www.awprofessional.com/catalog/product.asp?product_id=%7B05C1B2F8-0DF0-4ECF-8BAF-69FFD36A9ECD%7D" xlink:type="simple">AI: Theory and Practice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://www.amazon.com/exec/obidos/ASIN/0805325476/" xlink:type="simple">230,000</text:a> </text:p>
          </table:table-cell>
          <table:table-cell table:style-name="ce86" office:value-type="string" calcext:value-type="string">
            <text:p><text:a xlink:href="ftp://bc.aw.com/bc/authors/dean/ai/ai-code.tar.Z" xlink:type="simple">419K Lisp, C++</text:a> </text:p>
          </table:table-cell>
        </table:table-row>
        <table:table-row table:style-name="ro5">
          <table:table-cell office:value-type="string" calcext:value-type="string">
            <text:p><text:a xlink:href="http://www.cs.unm.edu/~luger/" xlink:type="simple">Luger</text:a> </text:p>
          </table:table-cell>
          <table:table-cell office:value-type="string" calcext:value-type="string">
            <text:p><text:a xlink:href="http://www.aw.com/catalog/academic/product/1,4096,0201648660,00.html?type=TOC" xlink:type="simple">AI: Structures and Strategies ... (4th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amazon.com/exec/obidos/ASIN/0201648660/" xlink:type="simple">261,000</text:a> </text:p>
          </table:table-cell>
          <table:table-cell table:style-name="ce86" office:value-type="string" calcext:value-type="string">
            <text:p><text:a xlink:href="ftp://bc.aw.com/bc/authors/luger/ai/booksoft.tar.Z" xlink:type="simple">68K Lisp, Prolog</text:a> </text:p>
          </table:table-cell>
        </table:table-row>
        <table:table-row table:style-name="ro6">
          <table:table-cell office:value-type="string" calcext:value-type="string">
            <text:p><text:a xlink:href="http://cirl.uoregon.edu/ginsberg/index.html" xlink:type="simple">Ginsberg</text:a> </text:p>
          </table:table-cell>
          <table:table-cell office:value-type="string" calcext:value-type="string">
            <text:p><text:a xlink:href="http://www.mkp.com/books_catalog/catalog.asp?ISBN=1-55860-221-6" xlink:type="simple">Essentials of AI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www.amazon.com/exec/obidos/ASIN/1558602216/" xlink:type="simple">281,000</text:a> </text:p>
          </table:table-cell>
          <table:table-cell table:style-name="ce86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cs.utexas.edu/users/ear/" xlink:type="simple">Rich</text:a>, <text:a xlink:href="http://www.isi.edu/natural-language/people/knight.html" xlink:type="simple">Knight</text:a> </text:p>
          </table:table-cell>
          <table:table-cell office:value-type="string" calcext:value-type="string">
            <text:p><text:a xlink:href="http://www.mhhe.com/catalogs/0070522634.mhtml" xlink:type="simple">AI (2n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://www.amazon.com/exec/obidos/ASIN/0070522634/" xlink:type="simple">306,000</text:a> </text:p>
          </table:table-cell>
          <table:table-cell table:style-name="ce86" office:value-type="string" calcext:value-type="string">
            <text:p><text:a xlink:href="http://www.cs.cmu.edu/afs/cs/project/ai-repository/ai/areas/bookcode/knight/0.html" xlink:type="simple">33K Lisp</text:a> </text:p>
          </table:table-cell>
        </table:table-row>
        <table:table-row table:style-name="ro5">
          <table:table-cell office:value-type="string" calcext:value-type="string">
            <text:p><text:a xlink:href="http://www.cs.ubc.ca/spider/poole/" xlink:type="simple">Poole</text:a>, <text:a xlink:href="http://www.cs.ubc.ca/cgi-bin/userinfo/user/mack" xlink:type="simple">Mackworth</text:a>, <text:a xlink:href="http://www.cs.ualberta.ca/~goebel/" xlink:type="simple">Goebel</text:a> </text:p>
          </table:table-cell>
          <table:table-cell office:value-type="string" calcext:value-type="string">
            <text:p><text:a xlink:href="http://www.cs.ubc.ca/spider/poole/ci.html" xlink:type="simple">Computational Intelligence: A Logical Approach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://www.amazon.com/exec/obidos/ASIN/0195102703/" xlink:type="simple">350,000</text:a> </text:p>
          </table:table-cell>
          <table:table-cell table:style-name="ce86" office:value-type="string" calcext:value-type="string">
            <text:p><text:a xlink:href="http://www.cs.ubc.ca/spider/poole/ci/ci_code.html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s.washington.edu/people/faculty/tanimoto.html" xlink:type="simple">Tanimoto</text:a> </text:p>
          </table:table-cell>
          <table:table-cell office:value-type="string" calcext:value-type="string">
            <text:p><text:a xlink:href="http://www.cs.washington.edu/research/metip/eaicl2.html" xlink:type="simple">The Elements of AI Using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://www.amazon.com/exec/obidos/ASIN/0716782693" xlink:type="simple">370,000</text:a> </text:p>
          </table:table-cell>
          <table:table-cell table:style-name="ce86" office:value-type="string" calcext:value-type="string">
            <text:p><text:a xlink:href="http://www.cs.washington.edu/research/metip/eaicl2.html" xlink:type="simple">318K Lisp</text:a> </text:p>
          </table:table-cell>
        </table:table-row>
        <table:table-row table:style-name="ro5">
          <table:table-cell office:value-type="string" calcext:value-type="string">
            <text:p>Bender </text:p>
          </table:table-cell>
          <table:table-cell office:value-type="string" calcext:value-type="string">
            <text:p><text:a xlink:href="http://www.computer.org/cspress/catalog/bp07200.htm" xlink:type="simple">Mathematical Methods in Artificial Intelligence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ww.amazon.com/exec/obidos/ASIN/0818672005" xlink:type="simple">461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97" office:value-type="string" calcext:value-type="string">
            <text:p>Agents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0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eiss </text:p>
          </table:table-cell>
          <table:table-cell office:value-type="string" calcext:value-type="string">
            <text:p>Multiagent Systems </text:p>
          </table:table-cell>
          <table:table-cell office:value-type="float" office:value="2000" calcext:value-type="float">
            <text:p>2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://www.amazon.com/exec/obidos/ASIN/0262731312" xlink:type="simple">45,000</text:a> </text:p>
          </table:table-cell>
          <table:table-cell/>
        </table:table-row>
        <table:table-row table:style-name="ro1">
          <table:table-cell office:value-type="string" calcext:value-type="string">
            <text:p>Cockayne, Zyda </text:p>
          </table:table-cell>
          <table:table-cell office:value-type="string" calcext:value-type="string">
            <text:p><text:a xlink:href="http://www.manning.com/Cockayne/index.html" xlink:type="simple">Mobile Agent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www.amazon.com/exec/obidos/ASIN/0138582424" xlink:type="simple">16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huji.ac.il/~jeff/" xlink:type="simple">Rosenchein</text:a> </text:p>
          </table:table-cell>
          <table:table-cell office:value-type="string" calcext:value-type="string">
            <text:p><text:a xlink:href="http://mitpress.mit.edu/book-home.tcl?isbn=0262181592" xlink:type="simple">Rules of Encounter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www.amazon.com/exec/obidos/ASIN/0262181592" xlink:type="simple">234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c.liv.ac.uk/~mjw" xlink:type="simple">Wooldridge</text:a> </text:p>
          </table:table-cell>
          <table:table-cell office:value-type="string" calcext:value-type="string">
            <text:p><text:a xlink:href="http://www.csc.liv.ac.uk/~mjw/pubs/rara/" xlink:type="simple">Reasoning about Rational Agent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www.amazon.com/exec/obidos/ASIN/0262232138" xlink:type="simple">187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97" office:value-type="string" calcext:value-type="string">
            <text:p>Planning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0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laas.fr/~malik/" xlink:type="simple">Ghallab</text:a>, <text:a xlink:href="http://www.cs.umd.edu/~nau" xlink:type="simple">Nau</text:a>, <text:a xlink:href="http://sra.itc.it/people/traverso/" xlink:type="simple">Traverso</text:a> </text:p>
          </table:table-cell>
          <table:table-cell office:value-type="string" calcext:value-type="string">
            <text:p><text:a xlink:href="http://www.laas.fr/planning/" xlink:type="simple">Automated Planning: theory and Practice</text:a></text:p>
          </table:table-cell>
          <table:table-cell office:value-type="float" office:value="1994" calcext:value-type="float">
            <text:p>199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://www.amazon.com/exec/obidos/ASIN/1558608567" xlink:type="simple">47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bluemartini.com/company/people_list.jsp" xlink:type="simple">Zweben</text:a> </text:p>
          </table:table-cell>
          <table:table-cell office:value-type="string" calcext:value-type="string">
            <text:p><text:a xlink:href="http://www.mkp.com/books_catalog/catalog.asp?ISBN=1-55860-260-7" xlink:type="simple">Intelligent Scheduling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://www.amazon.com/exec/obidos/ASIN/1558602607" xlink:type="simple">32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sfu.ca/fas-info/cs/people/Faculty/Yang/" xlink:type="simple">Yang</text:a> </text:p>
          </table:table-cell>
          <table:table-cell office:value-type="string" calcext:value-type="string">
            <text:p><text:a xlink:href="http://www.cs.sfu.ca/fas-info/cs/people/Faculty/Yang/Books/planningbook.html" xlink:type="simple">Intelligent Planning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www.amazon.com/exec/obidos/ASIN/3540619011" xlink:type="simple">4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97" office:value-type="string" calcext:value-type="string">
            <text:p>Search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0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santafe.edu/~mm/" xlink:type="simple">Mitchell</text:a> </text:p>
          </table:table-cell>
          <table:table-cell office:value-type="string" calcext:value-type="string">
            <text:p><text:a xlink:href="http://www-mitpress.mit.edu/catalog/item/default.asp?ttype=2&amp;tid=5974" xlink:type="simple">An Introduction to Genetic Algorithm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62631857" xlink:type="simple">14,000</text:a> </text:p>
          </table:table-cell>
          <table:table-cell/>
        </table:table-row>
        <table:table-row table:style-name="ro1">
          <table:table-cell office:value-type="string" calcext:value-type="string">
            <text:p>Goldberg </text:p>
          </table:table-cell>
          <table:table-cell office:value-type="string" calcext:value-type="string">
            <text:p>Genetic Algorithms in Search ... </text:p>
          </table:table-cell>
          <table:table-cell office:value-type="float" office:value="1989" calcext:value-type="float">
            <text:p>198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www.amazon.com/exec/obidos/ASIN/0201157675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97" office:value-type="string" calcext:value-type="string">
            <text:p>Logic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0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larke, Grumberg, Peled </text:p>
          </table:table-cell>
          <table:table-cell office:value-type="string" calcext:value-type="string">
            <text:p>Model Checking </text:p>
          </table:table-cell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ww.amazon.com/exec/obidos/ASIN/0262032708" xlink:type="simple">61,000</text:a> </text:p>
          </table:table-cell>
          <table:table-cell/>
        </table:table-row>
        <table:table-row table:style-name="ro1">
          <table:table-cell office:value-type="string" calcext:value-type="string">
            <text:p>Davis </text:p>
          </table:table-cell>
          <table:table-cell office:value-type="string" calcext:value-type="string">
            <text:p>Engines of Logic </text:p>
          </table:table-cell>
          <table:table-cell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www.amazon.com/exec/obidos/ASIN/0393322297" xlink:type="simple">134,000</text:a> </text:p>
          </table:table-cell>
          <table:table-cell/>
        </table:table-row>
        <table:table-row table:style-name="ro1">
          <table:table-cell office:value-type="string" calcext:value-type="string">
            <text:p>Quine </text:p>
          </table:table-cell>
          <table:table-cell office:value-type="string" calcext:value-type="string">
            <text:p>Mathematical Logic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4554515" xlink:type="simple">181,000</text:a> </text:p>
          </table:table-cell>
          <table:table-cell/>
        </table:table-row>
        <table:table-row table:style-name="ro1">
          <table:table-cell office:value-type="string" calcext:value-type="string">
            <text:p>Newborn, Newborn </text:p>
          </table:table-cell>
          <table:table-cell office:value-type="string" calcext:value-type="string">
            <text:p>Automated Theorem Proving </text:p>
          </table:table-cell>
          <table:table-cell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amazon.com/exec/obidos/ASIN/0387950753" xlink:type="simple">6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97" office:value-type="string" calcext:value-type="string">
            <text:p>Uncertainty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0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Causality: Models, reasoning and Inference </text:p>
          </table:table-cell>
          <table:table-cell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www.amazon.com/exec/obidos/ASIN/0521773628" xlink:type="simple">14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Probabilistic Reasoning in Intelligent Systems </text:p>
          </table:table-cell>
          <table:table-cell office:value-type="float" office:value="1986" calcext:value-type="float">
            <text:p>198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://www.amazon.com/exec/obidos/ASIN/1558604790" xlink:type="simple">4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97" office:value-type="string" calcext:value-type="string">
            <text:p>Machine Learning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0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-stat.stanford.edu/~hastie/" xlink:type="simple">Hastie</text:a>, <text:a xlink:href="http://www-stat.stanford.edu/~tibs/" xlink:type="simple">Tibshirani</text:a>, <text:a xlink:href="http://www-stat.stanford.edu/~jhf/" xlink:type="simple">Friedman</text:a> </text:p>
          </table:table-cell>
          <table:table-cell office:value-type="string" calcext:value-type="string">
            <text:p>The Elements of Statistical Learning </text:p>
          </table:table-cell>
          <table:table-cell office:value-type="float" office:value="2001" calcext:value-type="float">
            <text:p>2001</text:p>
          </table:table-cell>
          <table:table-cell table:style-name="ce99"/>
          <table:table-cell office:value-type="string" calcext:value-type="string">
            <text:p><text:a xlink:href="http://www.amazon.com/exec/obidos/ASIN/0387952845" xlink:type="simple">6,000</text:a> </text:p>
          </table:table-cell>
          <table:table-cell table:style-name="ce101"/>
        </table:table-row>
        <table:table-row table:style-name="ro6">
          <table:table-cell office:value-type="string" calcext:value-type="string">
            <text:p><text:a xlink:href="http://research.microsoft.com/~cmbishop/" xlink:type="simple">Bishop</text:a> </text:p>
          </table:table-cell>
          <table:table-cell office:value-type="string" calcext:value-type="string">
            <text:p><text:a xlink:href="http://research.microsoft.com/~cmbishop/nnpr.htm" xlink:type="simple">Neural Netowrks for Pattern Recognition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://www.amazon.com/exec/obidos/ASIN/0198538642" xlink:type="simple">11,000</text:a> </text:p>
          </table:table-cell>
          <table:table-cell table:style-name="ce101"/>
        </table:table-row>
        <table:table-row table:style-name="ro5">
          <table:table-cell office:value-type="string" calcext:value-type="string">
            <text:p><text:a xlink:href="http://www.cs.waikato.ac.nz/~ihw/" xlink:type="simple">Witten</text:a>, Frank </text:p>
          </table:table-cell>
          <table:table-cell office:value-type="string" calcext:value-type="string">
            <text:p><text:a xlink:href="http://www.cs.waikato.ac.nz/~ml/weka/book.html" xlink:type="simple">Data Mining: Practical Machine Learning Tools ...</text:a> </text:p>
          </table:table-cell>
          <table:table-cell office:value-type="float" office:value="1999" calcext:value-type="float">
            <text:p>1999</text:p>
          </table:table-cell>
          <table:table-cell table:style-name="ce99"/>
          <table:table-cell office:value-type="string" calcext:value-type="string">
            <text:p><text:a xlink:href="http://www.amazon.com/exec/obidos/ASIN/1558605525" xlink:type="simple">12,000</text:a> </text:p>
          </table:table-cell>
          <table:table-cell table:style-name="ce86" office:value-type="string" calcext:value-type="string">
            <text:p><text:a xlink:href="http://www.cs.waikato.ac.nz/~ml/weka/index.html" xlink:type="simple">4M Java</text:a> </text:p>
          </table:table-cell>
        </table:table-row>
        <table:table-row table:style-name="ro5">
          <table:table-cell office:value-type="string" calcext:value-type="string">
            <text:p><text:a xlink:href="http://www.cs.rhul.ac.uk/~nello/" xlink:type="simple">Cristianini</text:a>, <text:a xlink:href="http://www.cs.rhul.ac.uk/~john/" xlink:type="simple">Shawe-Taylor</text:a> </text:p>
          </table:table-cell>
          <table:table-cell office:value-type="string" calcext:value-type="string">
            <text:p><text:a xlink:href="http://www.support-vector.net/" xlink:type="simple">An Introduction to Support Vector Machine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amazon.com/exec/obidos/ASIN/0521780195" xlink:type="simple">13,000</text:a> </text:p>
          </table:table-cell>
          <table:table-cell table:style-name="ce101"/>
        </table:table-row>
        <table:table-row table:style-name="ro6">
          <table:table-cell office:value-type="string" calcext:value-type="string">
            <text:p><text:a xlink:href="http://www.engr.sjsu.edu/~duda/" xlink:type="simple">Duda</text:a>, <text:a xlink:href="http://www.crc.ricoh.com/~hart/" xlink:type="simple">Hart</text:a>, <text:a xlink:href="http://rii.ricoh.com/~stork/" xlink:type="simple">Stork</text:a> </text:p>
          </table:table-cell>
          <table:table-cell office:value-type="string" calcext:value-type="string">
            <text:p><text:a xlink:href="http://rii.ricoh.com/~stork/DHS.html" xlink:type="simple">Pattern Classification (2nd ed.)</text:a> </text:p>
          </table:table-cell>
          <table:table-cell office:value-type="float" office:value="2000" calcext:value-type="float">
            <text:p>2000</text:p>
          </table:table-cell>
          <table:table-cell table:style-name="ce99"/>
          <table:table-cell office:value-type="string" calcext:value-type="string">
            <text:p><text:a xlink:href="http://www.amazon.com/exec/obidos/ASIN/0471056693" xlink:type="simple">14,000</text:a> </text:p>
          </table:table-cell>
          <table:table-cell table:style-name="ce86" office:value-type="string" calcext:value-type="string">
            <text:p><text:a xlink:href="http://www.rii.ricoh.com/~stork/DHS.html" xlink:type="simple">Matlab</text:a> </text:p>
          </table:table-cell>
        </table:table-row>
        <table:table-row table:style-name="ro6">
          <table:table-cell office:value-type="string" calcext:value-type="string">
            <text:p><text:a xlink:href="http://www-2.cs.cmu.edu/~tom/" xlink:type="simple">Mitchell</text:a> </text:p>
          </table:table-cell>
          <table:table-cell office:value-type="string" calcext:value-type="string">
            <text:p><text:a xlink:href="http://www-2.cs.cmu.edu/~tom/mlbook.html" xlink:type="simple">Machine Learning</text:a> </text:p>
          </table:table-cell>
          <table:table-cell office:value-type="float" office:value="1997" calcext:value-type="float">
            <text:p>199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070428077" xlink:type="simple">38,000</text:a> </text:p>
          </table:table-cell>
          <table:table-cell table:style-name="ce101"/>
        </table:table-row>
        <table:table-row table:style-name="ro1">
          <table:table-cell office:value-type="string" calcext:value-type="string">
            <text:p><text:a xlink:href="http://www-anw.cs.umass.edu/~rich/sutton.html" xlink:type="simple">Sutton</text:a>, <text:a xlink:href="http://envy.cs.umass.edu/People/barto/barto.html" xlink:type="simple">Barto</text:a> </text:p>
          </table:table-cell>
          <table:table-cell office:value-type="string" calcext:value-type="string">
            <text:p>Reinforcement Learning: An Introduction </text:p>
          </table:table-cell>
          <table:table-cell office:value-type="float" office:value="1998" calcext:value-type="float">
            <text:p>199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262193981" xlink:type="simple">4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stats.ox.ac.uk/~ripley/" xlink:type="simple">Ripley</text:a> </text:p>
          </table:table-cell>
          <table:table-cell office:value-type="string" calcext:value-type="string">
            <text:p><text:a xlink:href="http://www.stats.ox.ac.uk/~ripley/PRbook/" xlink:type="simple">Pattern Recognition and Neural Networks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www.amazon.com/exec/obidos/ASIN/0521460867" xlink:type="simple">74,000</text:a> </text:p>
          </table:table-cell>
          <table:table-cell table:style-name="ce86" office:value-type="string" calcext:value-type="string">
            <text:p><text:a xlink:href="http://www.stats.ox.ac.uk/~ripley/PRbook/clusfind" xlink:type="simple">Fortran</text:a> </text:p>
          </table:table-cell>
        </table:table-row>
        <table:table-row table:style-name="ro6">
          <table:table-cell office:value-type="string" calcext:value-type="string">
            <text:p><text:a xlink:href="http://www.clrc.rhul.ac.uk/people/vlad/" xlink:type="simple">Vapnik</text:a> </text:p>
          </table:table-cell>
          <table:table-cell office:value-type="string" calcext:value-type="string">
            <text:p>Statistical Learning Theory </text:p>
          </table:table-cell>
          <table:table-cell office:value-type="float" office:value="1998" calcext:value-type="float">
            <text:p>199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://www.amazon.com/exec/obidos/ASIN/0471030031" xlink:type="simple">79,000</text:a> </text:p>
          </table:table-cell>
          <table:table-cell table:style-name="ce101"/>
        </table:table-row>
        <table:table-row table:style-name="ro5">
          <table:table-cell office:value-type="string" calcext:value-type="string">
            <text:p><text:a xlink:href="http://www.cis.upenn.edu/~mkearns/" xlink:type="simple">Kearns</text:a>, Vazirani </text:p>
          </table:table-cell>
          <table:table-cell office:value-type="string" calcext:value-type="string">
            <text:p>An Introduction to Computational Learning Theory </text:p>
          </table:table-cell>
          <table:table-cell office:value-type="float" office:value="1994" calcext:value-type="float">
            <text:p>19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amazon.com/exec/obidos/ASIN/0262111934" xlink:type="simple">17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.unsw.edu.au/~quinlan/" xlink:type="simple">Quinlan</text:a> </text:p>
          </table:table-cell>
          <table:table-cell office:value-type="string" calcext:value-type="string">
            <text:p><text:a xlink:href="http://www.mkp.com/books_catalog/1-55860-238-0.asp" xlink:type="simple">C4.5: Programs for machine Learning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www.amazon.com/exec/obidos/ASIN/1558602380" xlink:type="simple">246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97" office:value-type="string" calcext:value-type="string">
            <text:p>Natural Language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0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colorado.edu/ling/jurafsky/" xlink:type="simple">Jurafsky</text:a>, <text:a xlink:href="http://www.cs.colorado.edu/homes/martin/public_html/Home.html" xlink:type="simple">Martin</text:a> </text:p>
          </table:table-cell>
          <table:table-cell office:value-type="string" calcext:value-type="string">
            <text:p><text:a xlink:href="http://www.cs.colorado.edu/~martin/slp.html" xlink:type="simple">Speech and Language Processing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://www.amazon.com/exec/obidos/ASIN/0130950696" xlink:type="simple">17,000</text:a> </text:p>
          </table:table-cell>
          <table:table-cell table:style-name="ce101"/>
        </table:table-row>
        <table:table-row table:style-name="ro6">
          <table:table-cell office:value-type="string" calcext:value-type="string">
            <text:p><text:a xlink:href="http://www-nlp.stanford.edu/~manning/" xlink:type="simple">Manning</text:a>, <text:a xlink:href="http://aima.cs.berkeley.edu/2nd-ed/books.html" xlink:type="simple">Schutze</text:a> </text:p>
          </table:table-cell>
          <table:table-cell office:value-type="string" calcext:value-type="string">
            <text:p><text:a xlink:href="http://nlp.stanford.edu/fsnlp/" xlink:type="simple">Foundations of Statistical NLP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://www.amazon.com/exec/obidos/ASIN/0262133601" xlink:type="simple">34,000</text:a> </text:p>
          </table:table-cell>
          <table:table-cell table:style-name="ce101"/>
        </table:table-row>
        <table:table-row table:style-name="ro6">
          <table:table-cell office:value-type="string" calcext:value-type="string">
            <text:p><text:a xlink:href="http://www.cs.waikato.ac.nz/~ihw/" xlink:type="simple">Witten</text:a>, <text:a xlink:href="http://www.cs.mu.oz.au/~alistair/" xlink:type="simple">Moffat</text:a>, <text:a xlink:href="http://www.cosc.canterbury.ac.nz/~tim/" xlink:type="simple">Bell</text:a> </text:p>
          </table:table-cell>
          <table:table-cell office:value-type="string" calcext:value-type="string">
            <text:p><text:a xlink:href="http://www.cs.mu.oz.au/mg/" xlink:type="simple">Managing Gigabytes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://www.amazon.com/exec/obidos/ASIN/1558605703" xlink:type="simple">43,000</text:a> </text:p>
          </table:table-cell>
          <table:table-cell table:style-name="ce101"/>
        </table:table-row>
        <table:table-row table:style-name="ro6">
          <table:table-cell office:value-type="string" calcext:value-type="string">
            <text:p><text:a xlink:href="http://www.clsp.jhu.edu/people/jelinek/" xlink:type="simple">Jelinek</text:a> </text:p>
          </table:table-cell>
          <table:table-cell office:value-type="string" calcext:value-type="string">
            <text:p><text:a xlink:href="http://mitpress.mit.edu/book-home.tcl?isbn=0262100665" xlink:type="simple">Statistical Methods for Speech Recognition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www.amazon.com/exec/obidos/ASIN/0262100665" xlink:type="simple">47,000</text:a> </text:p>
          </table:table-cell>
          <table:table-cell table:style-name="ce101"/>
        </table:table-row>
        <table:table-row table:style-name="ro6">
          <table:table-cell office:value-type="string" calcext:value-type="string">
            <text:p><text:a xlink:href="http://www.cs.rochester.edu/users/faculty/james/" xlink:type="simple">Allen</text:a> </text:p>
          </table:table-cell>
          <table:table-cell office:value-type="string" calcext:value-type="string">
            <text:p><text:a xlink:href="http://204.179.152.61/book/related/0,3833,0805303340+5,00.html" xlink:type="simple">Natural Language Understanding</text:a>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805303340" xlink:type="simple">47,000</text:a> </text:p>
          </table:table-cell>
          <table:table-cell table:style-name="ce86" office:value-type="string" calcext:value-type="string">
            <text:p><text:a xlink:href="ftp://ftp.cs.rochester.edu/pub/u/james/CourseParser1.2.tar.gz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cs.brown.edu/people/ec/" xlink:type="simple">Charniak</text:a> </text:p>
          </table:table-cell>
          <table:table-cell office:value-type="string" calcext:value-type="string">
            <text:p>Statistical Language Learning </text:p>
          </table:table-cell>
          <table:table-cell office:value-type="float" office:value="1996" calcext:value-type="float">
            <text:p>19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amazon.com/exec/obidos/ASIN/0262531410" xlink:type="simple">89,000</text:a> </text:p>
          </table:table-cell>
          <table:table-cell table:style-name="ce86" office:value-type="string" calcext:value-type="string">
            <text:p><text:a xlink:href="ftp://ftp.cs.brown.edu/pub/nlparser/" xlink:type="simple">C++</text:a> </text:p>
          </table:table-cell>
        </table:table-row>
        <table:table-row table:style-name="ro6">
          <table:table-cell office:value-type="string" calcext:value-type="string">
            <text:p><text:a xlink:href="http://www-csli.stanford.edu/~sag/sag.html" xlink:type="simple">Sag</text:a>, <text:a xlink:href="http://www-csli.stanford.edu/~wasow/wasow.html" xlink:type="simple">Wasow</text:a> </text:p>
          </table:table-cell>
          <table:table-cell office:value-type="string" calcext:value-type="string">
            <text:p><text:a xlink:href="http://csli-publications.stanford.edu/site/1575861607.html" xlink:type="simple">Syntactic Theory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www.amazon.com/exec/obidos/ASIN/1575861607" xlink:type="simple">181,000</text:a> </text:p>
          </table:table-cell>
          <table:table-cell table:style-name="ce101"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97" office:value-type="string" calcext:value-type="string">
            <text:p>Robotics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0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raitenberg </text:p>
          </table:table-cell>
          <table:table-cell office:value-type="string" calcext:value-type="string">
            <text:p>Vehicles </text:p>
          </table:table-cell>
          <table:table-cell office:value-type="float" office:value="1986" calcext:value-type="float">
            <text:p>19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amazon.com/exec/obidos/ASIN/0262521121" xlink:type="simple">43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see.usf.edu/~murphy/" xlink:type="simple">Murphy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3776" xlink:type="simple">An Introduction to AI Robotic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133830" xlink:type="simple">43,000</text:a> </text:p>
          </table:table-cell>
          <table:table-cell table:style-name="ce101"/>
        </table:table-row>
        <table:table-row table:style-name="ro1">
          <table:table-cell office:value-type="string" calcext:value-type="string">
            <text:p>Kortenkamp et al. </text:p>
          </table:table-cell>
          <table:table-cell office:value-type="string" calcext:value-type="string">
            <text:p>AI and Mobile Robots </text:p>
          </table:table-cell>
          <table:table-cell office:value-type="float" office:value="1998" calcext:value-type="float">
            <text:p>19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611376" xlink:type="simple">6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c.gatech.edu/aimosaic/faculty/arkin/" xlink:type="simple">Arkin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8196" xlink:type="simple">Behavior-Based Robotic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www.amazon.com/exec/obidos/ASIN/0262011654" xlink:type="simple">80,000</text:a> </text:p>
          </table:table-cell>
          <table:table-cell table:style-name="ce101"/>
        </table:table-row>
        <table:table-row table:style-name="ro5">
          <table:table-cell office:value-type="string" calcext:value-type="string">
            <text:p>Dudek, Jenkin </text:p>
          </table:table-cell>
          <table:table-cell office:value-type="string" calcext:value-type="string">
            <text:p>Computational Principles of Mobile Robotics </text:p>
          </table:table-cell>
          <table:table-cell office:value-type="float" office:value="2000" calcext:value-type="float">
            <text:p>2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www.amazon.com/exec/obidos/ASIN/0521568765" xlink:type="simple">83,948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97" office:value-type="string" calcext:value-type="string">
            <text:p>Perception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0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s.berkeley.edu/~daf/" xlink:type="simple">Forsyth</text:a>, <text:a xlink:href="http://www.beckman.uiuc.edu/faculty/ponce.html" xlink:type="simple">Ponce</text:a> </text:p>
          </table:table-cell>
          <table:table-cell office:value-type="string" calcext:value-type="string">
            <text:p><text:a xlink:href="http://www.cs.berkeley.edu/~daf/book.html" xlink:type="simple">Computer Vision: A Modern Approach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://www.amazon.com/exec/obidos/ASIN/0130851981" xlink:type="simple">37,000</text:a> </text:p>
          </table:table-cell>
          <table:table-cell/>
        </table:table-row>
        <table:table-row table:style-name="ro1">
          <table:table-cell office:value-type="string" calcext:value-type="string">
            <text:p>Marr </text:p>
          </table:table-cell>
          <table:table-cell office:value-type="string" calcext:value-type="string">
            <text:p>Vision: A Computational Investigation...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716715678" xlink:type="simple">41,000</text:a> </text:p>
          </table:table-cell>
          <table:table-cell/>
        </table:table-row>
        <table:table-row table:style-name="ro1">
          <table:table-cell office:value-type="string" calcext:value-type="string">
            <text:p>Palmer </text:p>
          </table:table-cell>
          <table:table-cell office:value-type="string" calcext:value-type="string">
            <text:p>Vision Science </text:p>
          </table:table-cell>
          <table:table-cell office:value-type="float" office:value="1999" calcext:value-type="float">
            <text:p>199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://www.amazon.com/exec/obidos/ASIN/0262161834" xlink:type="simple">60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97" office:value-type="string" calcext:value-type="string">
            <text:p>Philosophy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0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Kurzweil </text:p>
          </table:table-cell>
          <table:table-cell office:value-type="string" calcext:value-type="string">
            <text:p>The Age of Spiritual Machines </text:p>
          </table:table-cell>
          <table:table-cell office:value-type="float" office:value="2000" calcext:value-type="float">
            <text:p>20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www.amazon.com/exec/obidos/ASIN/0140282025" xlink:type="simple">7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ai.mit.edu/people/brooks/brooks.html" xlink:type="simple">Brooks</text:a> </text:p>
          </table:table-cell>
          <table:table-cell office:value-type="string" calcext:value-type="string">
            <text:p>Flesh and Machines: How Robots Will Change Us </text:p>
          </table:table-cell>
          <table:table-cell office:value-type="float" office:value="2002" calcext:value-type="float">
            <text:p>200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www.amazon.com/exec/obidos/ASIN/0375420797" xlink:type="simple">16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tufts.edu/~ddennett/" xlink:type="simple">Dennett</text:a> </text:p>
          </table:table-cell>
          <table:table-cell office:value-type="string" calcext:value-type="string">
            <text:p>Consciousness Explained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316180661" xlink:type="simple">1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ai.mit.edu/people/minsky/minsky.html" xlink:type="simple">Minsky</text:a> </text:p>
          </table:table-cell>
          <table:table-cell office:value-type="string" calcext:value-type="string">
            <text:p>The Society of Mind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1657135" xlink:type="simple">1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psy.cmu.edu/psy/faculty/hsimon/hsimon.html" xlink:type="simple">Simon</text:a> </text:p>
          </table:table-cell>
          <table:table-cell office:value-type="string" calcext:value-type="string">
            <text:p>The Sciences of the Artificial (3rd ed.) </text:p>
          </table:table-cell>
          <table:table-cell office:value-type="float" office:value="1996" calcext:value-type="float">
            <text:p>19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amazon.com/exec/obidos/ASIN/0262691914" xlink:type="simple">2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jsearle/" xlink:type="simple">Searle</text:a> </text:p>
          </table:table-cell>
          <table:table-cell office:value-type="string" calcext:value-type="string">
            <text:p>The Mystery of Consciousness </text:p>
          </table:table-cell>
          <table:table-cell office:value-type="float" office:value="1997" calcext:value-type="float">
            <text:p>199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940322064" xlink:type="simple">4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-pcd.stanford.edu/hci/people/winograd.html" xlink:type="simple">Winograd</text:a>, Flores </text:p>
          </table:table-cell>
          <table:table-cell office:value-type="string" calcext:value-type="string">
            <text:p>Understanding Computers and Cognition </text:p>
          </table:table-cell>
          <table:table-cell office:value-type="float" office:value="1987" calcext:value-type="float">
            <text:p>198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01112973" xlink:type="simple">51,000</text:a> </text:p>
          </table:table-cell>
          <table:table-cell/>
        </table:table-row>
        <table:table-row table:style-name="ro1">
          <table:table-cell office:value-type="string" calcext:value-type="string">
            <text:p>Clark </text:p>
          </table:table-cell>
          <table:table-cell office:value-type="string" calcext:value-type="string">
            <text:p>Being There </text:p>
          </table:table-cell>
          <table:table-cell office:value-type="float" office:value="1998" calcext:value-type="float">
            <text:p>199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www.amazon.com/exec/obidos/ASIN/0262531569" xlink:type="simple">55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frc.ri.cmu.edu/~hpm/" xlink:type="simple">Moravec</text:a> </text:p>
          </table:table-cell>
          <table:table-cell office:value-type="string" calcext:value-type="string">
            <text:p><text:a xlink:href="http://www.frc.ri.cmu.edu/~hpm/book97/index.html" xlink:type="simple">Robot: Mere Machine to Transcendent Mind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www.amazon.com/exec/obidos/ASIN/0195136306" xlink:type="simple">5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hdreyfus/" xlink:type="simple">Dreyfus</text:a> </text:p>
          </table:table-cell>
          <table:table-cell office:value-type="string" calcext:value-type="string">
            <text:p>What Computers Still Can't Do </text:p>
          </table:table-cell>
          <table:table-cell office:value-type="float" office:value="1992" calcext:value-type="float">
            <text:p>199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www.amazon.com/exec/obidos/ASIN/0262540673" xlink:type="simple">9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97" office:value-type="string" calcext:value-type="string">
            <text:p>Lisp Programming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0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acl.html" xlink:type="simple">ANSI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133708756" xlink:type="simple">10,000</text:a> </text:p>
          </table:table-cell>
          <table:table-cell table:style-name="ce86" office:value-type="string" calcext:value-type="string">
            <text:p><text:a xlink:href="http://www.paulgraham.com/lib/acl2.lisp" xlink:type="simple">46K Lisp</text:a> </text:p>
          </table:table-cell>
        </table:table-row>
        <table:table-row table:style-name="ro5">
          <table:table-cell office:value-type="string" calcext:value-type="string">
            <text:p><text:a xlink:href="http://www.swiss.ai.mit.edu/~gjs/gjs.html" xlink:type="simple">Sussman</text:a>, <text:a xlink:href="http://www.swiss.ai.mit.edu/~hal/hal.html" xlink:type="simple">Abelson</text:a> </text:p>
          </table:table-cell>
          <table:table-cell office:value-type="string" calcext:value-type="string">
            <text:p><text:a xlink:href="http://www-mitpress.mit.edu/sicp/" xlink:type="simple">The Structure and Interpretation of Computer Programs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://www.amazon.com/exec/obidos/ASIN/0262011530" xlink:type="simple">30,000</text:a> </text:p>
          </table:table-cell>
          <table:table-cell table:style-name="ce86" office:value-type="string" calcext:value-type="string">
            <text:p><text:a xlink:href="http://mitpress.mit.edu/sicp/code/index.html" xlink:type="simple">Scheme</text:a> </text:p>
          </table:table-cell>
        </table:table-row>
        <table:table-row table:style-name="ro6">
          <table:table-cell office:value-type="string" calcext:value-type="string">
            <text:p><text:a xlink:href="http://www.norvig.com/" xlink:type="simple">Norvig</text:a> </text:p>
          </table:table-cell>
          <table:table-cell office:value-type="string" calcext:value-type="string">
            <text:p><text:a xlink:href="http://www.norvig.com/paip.html" xlink:type="simple">Paradigms of AI Programming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a xlink:href="http://www.amazon.com/exec/obidos/ASIN/1558601910" xlink:type="simple">74,000</text:a> </text:p>
          </table:table-cell>
          <table:table-cell table:style-name="ce86" office:value-type="string" calcext:value-type="string">
            <text:p><text:a xlink:href="http://www.norvig.com/paip" xlink:type="simple">481K Lisp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, <text:a xlink:href="http://www.ai.mit.edu/people/bkph/bkph.html" xlink:type="simple">Horn</text:a> </text:p>
          </table:table-cell>
          <table:table-cell office:value-type="string" calcext:value-type="string">
            <text:p><text:a xlink:href="http://www.ai.mit.edu/people/phw/Books/#Lisp" xlink:type="simple">Lisp</text:a> </text:p>
          </table:table-cell>
          <table:table-cell office:value-type="float" office:value="1989" calcext:value-type="float">
            <text:p>198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://www.amazon.com/exec/obidos/ASIN/0201083191" xlink:type="simple">76,000</text:a> </text:p>
          </table:table-cell>
          <table:table-cell table:style-name="ce86" office:value-type="string" calcext:value-type="string">
            <text:p><text:a xlink:href="http://ftp.sunet.se/ftp/pub/lang/lisp/bookcode/winston/0.html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onlisp.html" xlink:type="simple">On Lisp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www.amazon.com/exec/obidos/ASIN/0130305529" xlink:type="simple">90,000</text:a> </text:p>
          </table:table-cell>
          <table:table-cell table:style-name="ce86" office:value-type="string" calcext:value-type="string">
            <text:p><text:a xlink:href="http://www.paulgraham.com/lib/onlisp.lisp" xlink:type="simple">56K Lisp</text:a> </text:p>
          </table:table-cell>
        </table:table-row>
        <table:table-row table:style-name="ro6">
          <table:table-cell office:value-type="string" calcext:value-type="string">
            <text:p><text:a xlink:href="http://www.cs.berkeley.edu/~wilensky/" xlink:type="simple">Wilensky</text:a> </text:p>
          </table:table-cell>
          <table:table-cell office:value-type="string" calcext:value-type="string">
            <text:p><text:a xlink:href="http://www.wwnorton.com/orders/wwn/095544.htm" xlink:type="simple">Common LispCraft</text:a> </text:p>
          </table:table-cell>
          <table:table-cell office:value-type="float" office:value="1986" calcext:value-type="float">
            <text:p>198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www.amazon.com/exec/obidos/ASIN/0393955443" xlink:type="simple">243,000</text:a> </text:p>
          </table:table-cell>
          <table:table-cell table:style-name="ce86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ls.sesp.nwu.edu/people/faculty/forbus/" xlink:type="simple">Forbus</text:a>, <text:a xlink:href="http://www.parc.xerox.com/" xlink:type="simple">de Kleer</text:a> </text:p>
          </table:table-cell>
          <table:table-cell office:value-type="string" calcext:value-type="string">
            <text:p><text:a xlink:href="http://yoda.cis.temple.edu:8080/books/forbus/" xlink:type="simple">Building Problem Solvers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://www.amazon.com/exec/obidos/ASIN/0262061570" xlink:type="simple">337,000</text:a> </text:p>
          </table:table-cell>
          <table:table-cell table:style-name="ce86" office:value-type="string" calcext:value-type="string">
            <text:p><text:a xlink:href="http://yoda.cis.temple.edu:8080/books/forbus/" xlink:type="simple">Lisp</text:a> </text:p>
          </table:table-cell>
        </table:table-row>
        <table:table-row table:style-name="ro5">
          <table:table-cell office:value-type="string" calcext:value-type="string">
            <text:p><text:a xlink:href="http://www.cs.brown.edu/people/ec/" xlink:type="simple">Charniak</text:a>, <text:a xlink:href="http://www.cs.northwestern.edu/~riesbeck/" xlink:type="simple">Riesbeck</text:a>, <text:a xlink:href="http://www.cs.yale.edu/HTML/YALE/CS/Brochure/faculty/mcdermott.html" xlink:type="simple">McDermott</text:a> </text:p>
          </table:table-cell>
          <table:table-cell office:value-type="string" calcext:value-type="string">
            <text:p><text:a xlink:href="http://citeseer.nj.nec.com/context/82733/0" xlink:type="simple">AI Programming</text:a> </text:p>
          </table:table-cell>
          <table:table-cell office:value-type="float" office:value="1987" calcext:value-type="float">
            <text:p>198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://www.amazon.com/exec/obidos/ASIN/0898596092" xlink:type="simple">939,000</text:a> </text:p>
          </table:table-cell>
          <table:table-cell table:style-name="ce86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  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97" office:value-type="string" calcext:value-type="string">
            <text:p>Prolog Programming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0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-ai.ijs.si/ailab/bratko.html" xlink:type="simple">Bratko</text:a> </text:p>
          </table:table-cell>
          <table:table-cell office:value-type="string" calcext:value-type="string">
            <text:p><text:a xlink:href="http://cwx.prenhall.com/bookbind/pubbooks/bratko3_ema/" xlink:type="simple">Prolog Programming for AI (3r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://www.amazon.com/exec/obidos/ASIN/0201403757" xlink:type="simple">69,000</text:a> </text:p>
          </table:table-cell>
          <table:table-cell table:style-name="ce86" office:value-type="string" calcext:value-type="string">
            <text:p><text:a xlink:href="mailto:ivan.bratko@fer.uni-lj.si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locksin.com/" xlink:type="simple">Clocksin</text:a>, <text:a xlink:href="http://www.dai.ed.ac.uk/homes/chrism/" xlink:type="simple">Mellish</text:a> </text:p>
          </table:table-cell>
          <table:table-cell office:value-type="string" calcext:value-type="string">
            <text:p>Programming in Prolog (3rd edition) </text:p>
          </table:table-cell>
          <table:table-cell office:value-type="float" office:value="1987" calcext:value-type="float">
            <text:p>198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www.amazon.com/exec/obidos/ASIN/3540583505" xlink:type="simple">108,000</text:a> </text:p>
          </table:table-cell>
          <table:table-cell table:style-name="ce86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www.cs.otago.ac.nz/staff/richard.html" xlink:type="simple">O'Keefe</text:a> </text:p>
          </table:table-cell>
          <table:table-cell office:value-type="string" calcext:value-type="string">
            <text:p>The Craft of Prolog </text:p>
          </table:table-cell>
          <table:table-cell office:value-type="float" office:value="1990" calcext:value-type="float">
            <text:p>199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www.amazon.com/exec/obidos/ASIN/0262150395" xlink:type="simple">269,000</text:a> </text:p>
          </table:table-cell>
          <table:table-cell table:style-name="ce86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robotics.stanford.edu/people/shoham/" xlink:type="simple">Shoham</text:a> </text:p>
          </table:table-cell>
          <table:table-cell office:value-type="string" calcext:value-type="string">
            <text:p>AI Techniques in Prolog </text:p>
          </table:table-cell>
          <table:table-cell office:value-type="float" office:value="1994" calcext:value-type="float">
            <text:p>199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www.amazon.com/exec/obidos/ASIN/1558601678" xlink:type="simple">836,000</text:a> </text:p>
          </table:table-cell>
          <table:table-cell table:style-name="ce86" office:value-type="string" calcext:value-type="string">
            <text:p><text:a xlink:href="http://yoda.cis.temple.edu:8080/books/shoham/" xlink:type="simple">Prolog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97" office:value-type="string" calcext:value-type="string">
            <text:p>C++/Java/Python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0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Tracy, Bouthoorn </text:p>
          </table:table-cell>
          <table:table-cell office:value-type="string" calcext:value-type="string">
            <text:p><text:a xlink:href="http://www.bell-labs.com/topic/books/ooai-book/" xlink:type="simple">Object-Oriented AI in C++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www.amazon.com/exec/obidos/ASIN/0716782944" xlink:type="simple">338,000</text:a> </text:p>
          </table:table-cell>
          <table:table-cell table:style-name="ce86" office:value-type="string" calcext:value-type="string">
            <text:p><text:a xlink:href="http://www.bell-labs.com/topic/books/ooai-book/download.html" xlink:type="simple">179K C++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6" office:value-type="string" calcext:value-type="string">
            <text:p>Author</text:p>
          </table:table-cell>
          <table:table-cell table:style-name="ce97" office:value-type="string" calcext:value-type="string">
            <text:p>Reference</text:p>
          </table:table-cell>
          <table:table-cell table:style-name="ce96" office:value-type="string" calcext:value-type="string">
            <text:p>Year</text:p>
          </table:table-cell>
          <table:table-cell table:style-name="ce96" office:value-type="string" calcext:value-type="string">
            <text:p>Pages</text:p>
          </table:table-cell>
          <table:table-cell table:style-name="ce96" office:value-type="string" calcext:value-type="string">
            <text:p>Amazon</text:p>
          </table:table-cell>
          <table:table-cell table:style-name="ce100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Wilson </text:p>
          </table:table-cell>
          <table:table-cell office:value-type="string" calcext:value-type="string">
            <text:p>MIT Encyclopedia of the Cognitive Sciences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26273124X" xlink:type="simple">27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buffalo.edu/~shapiro/index.html" xlink:type="simple">Shapiro</text:a> </text:p>
          </table:table-cell>
          <table:table-cell office:value-type="string" calcext:value-type="string">
            <text:p>Encyclopedia of AI (2nd ed.) </text:p>
          </table:table-cell>
          <table:table-cell office:value-type="float" office:value="1992" calcext:value-type="float">
            <text:p>1992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<text:a xlink:href="http://www.amazon.com/exec/obidos/ASIN/047150307X;" xlink:type="simple">730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-hbp.usc.edu/people/arbib.htm" xlink:type="simple">Arbib</text:a> </text:p>
          </table:table-cell>
          <table:table-cell office:value-type="string" calcext:value-type="string">
            <text:p>Handbook of Brain Theory and Neural Networks (2nd ed.) </text:p>
          </table:table-cell>
          <table:table-cell office:value-type="float" office:value="2002" calcext:value-type="float">
            <text:p>2002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<text:a xlink:href="http://www.amazon.com/exec/obidos/ASIN/0262011972" xlink:type="simple">1,958,000</text:a></text:p>
          </table:table-cell>
          <table:table-cell/>
        </table:table-row>
      </table:table>
      <table:table table:name="sc article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2" table:number-columns-repeated="3" table:default-cell-style-name="Default"/>
        <table:table-row table:style-name="ro1">
          <table:table-cell table:style-name="ce62" office:value-type="string" calcext:value-type="string">
            <text:p>Article, case</text:p>
          </table:table-cell>
          <table:table-cell table:style-name="ce62" office:value-type="string" calcext:value-type="string">
            <text:p>Authors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status</text:p>
          </table:table-cell>
          <table:table-cell table:style-name="ce62" office:value-type="string" calcext:value-type="string">
            <text:p>note</text:p>
          </table:table-cell>
          <table:table-cell table:style-name="ce62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ep Sketch-Based Modeling of Man-Made Shapes</text:p>
          </table:table-cell>
          <table:table-cell table:style-name="ce86" office:value-type="string" calcext:value-type="string">
            <text:p>Dmitriy Smirnov, Mikhail Bessmeltsev, and Justin Solomon </text:p>
          </table:table-cell>
          <table:table-cell table:style-name="ce86"/>
          <table:table-cell table:style-name="ce107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 search</text:p>
          </table:table-cell>
          <table:table-cell table:style-name="ce111"/>
          <table:table-cell table:style-name="ce112" office:value-type="string" calcext:value-type="string">
            <text:p>papers collection</text:p>
          </table:table-cell>
          <table:table-cell table:style-name="ce112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Neural Ordinary Differential Equations</text:p>
          </table:table-cell>
          <table:table-cell table:style-name="ce104" office:value-type="string" calcext:value-type="string">
            <text:p>Ricky T. Q. Chen*, Yulia Rubanova*, Jesse Bettencourt*, David Duvenaud</text:p>
          </table:table-cell>
          <table:table-cell table:style-name="ce104"/>
          <table:table-cell table:style-name="ce107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806.07366</text:p>
          </table:table-cell>
          <table:table-cell/>
          <table:table-cell office:value-type="string" calcext:value-type="string">
            <text:p>complete reading</text:p>
          </table:table-cell>
          <table:table-cell table:style-name="ce107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5">
          <table:table-cell table:style-name="ce102" office:value-type="string" calcext:value-type="string">
            <text:p><text:span text:style-name="T12">Multi-Sample Dropout for Accelerated Training</text:span></text:p>
            <text:p><text:span text:style-name="T12">and Better Generalization</text:span></text:p>
          </table:table-cell>
          <table:table-cell table:style-name="ce105" office:value-type="string" calcext:value-type="string">
            <text:p>Hiroshi Inoue</text:p>
          </table:table-cell>
          <table:table-cell table:style-name="ce105"/>
          <table:table-cell table:style-name="ce107"/>
          <table:table-cell office:value-type="string" calcext:value-type="string">
            <text:p>gamedev possibilities</text:p>
          </table:table-cell>
          <table:table-cell table:number-columns-repeated="2"/>
          <table:table-cell office:value-type="string" calcext:value-type="string">
            <text:p>in process</text:p>
          </table:table-cell>
          <table:table-cell table:style-name="ce108"/>
          <table:table-cell office:value-type="string" calcext:value-type="string">
            <text:p>https://distill.pub/</text:p>
          </table:table-cell>
          <table:table-cell/>
        </table:table-row>
        <table:table-row table:style-name="ro5">
          <table:table-cell office:value-type="string" calcext:value-type="string">
            <text:p>Learning Perceptually-Aligned Representations</text:p>
            <text:p>via Adversarial Robustness</text:p>
          </table:table-cell>
          <table:table-cell office:value-type="string" calcext:value-type="string">
            <text:p>Logan Engstrom ...</text:p>
          </table:table-cell>
          <table:table-cell/>
          <table:table-cell table:style-name="ce107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5">
          <table:table-cell office:value-type="string" calcext:value-type="string">
            <text:p/>
            <text:p>Multilingual Universal Sentence Encoder for Semantic Retrieval </text:p>
          </table:table-cell>
          <table:table-cell office:value-type="string" calcext:value-type="string">
            <text:p>Yinfei Yang and Amin Ahmad</text:p>
          </table:table-cell>
          <table:table-cell/>
          <table:table-cell table:style-name="ce107" office:value-type="string" calcext:value-type="string">
            <text:p>i</text:p>
          </table:table-cell>
          <table:table-cell/>
          <table:table-cell office:value-type="string" calcext:value-type="string">
            <text:p><text:a xlink:href="https://ai.googleblog.com/2019/07/multilingual-universal-sentence-encoder.html" xlink:type="simple">https://ai.googleblog.com/2019/07/multilingual-universal-sentence-encoder.html</text:a>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An implementation of the BERT-DST</text:p>
          </table:table-cell>
          <table:table-cell table:style-name="ce86" office:value-type="string" calcext:value-type="string">
            <text:p>Guan-Lin Chao </text:p>
          </table:table-cell>
          <table:table-cell table:style-name="ce86" office:value-type="string" calcext:value-type="string">
            <text:p>Jul 2019 </text:p>
          </table:table-cell>
          <table:table-cell table:style-name="ce107" office:value-type="string" calcext:value-type="string">
            <text:p>i</text:p>
          </table:table-cell>
          <table:table-cell office:value-type="string" calcext:value-type="string">
            <text:p>nlp, ontology</text:p>
          </table:table-cell>
          <table:table-cell office:value-type="string" calcext:value-type="string">
            <text:p><text:a xlink:href="https://arxiv.org/pdf/1907.03040.pdf" xlink:type="simple">https://arxiv.org/pdf/1907.03040.pdf</text:a>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Learning to learn with quantum neural networks via classical neural networks</text:p>
          </table:table-cell>
          <table:table-cell table:number-columns-repeated="2"/>
          <table:table-cell table:style-name="ce107" office:value-type="string" calcext:value-type="string">
            <text:p>i</text:p>
          </table:table-cell>
          <table:table-cell/>
          <table:table-cell office:value-type="string" calcext:value-type="string">
            <text:p>https://arxiv.org/abs/1907.05415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A General Decoupled Learning Framework for Parameterized Image Operators</text:p>
          </table:table-cell>
          <table:table-cell table:style-name="ce86" office:value-type="string" calcext:value-type="string">
            <text:p>Qingnan Fan </text:p>
          </table:table-cell>
          <table:table-cell table:style-name="ce86" office:value-type="string" calcext:value-type="string">
            <text:p>Jul 2019 </text:p>
          </table:table-cell>
          <table:table-cell table:style-name="ce107" office:value-type="string" calcext:value-type="string">
            <text:p>reread maybe later</text:p>
          </table:table-cell>
          <table:table-cell/>
          <table:table-cell office:value-type="string" calcext:value-type="string">
            <text:p><text:a xlink:href="https://arxiv.org/abs/1907.05852" xlink:type="simple">https://arxiv.org/abs/1907.05852</text:a>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Learning Latent Dynamics for Planning from Pixels</text:p>
          </table:table-cell>
          <table:table-cell table:number-columns-repeated="2"/>
          <table:table-cell table:style-name="ce108"/>
          <table:table-cell office:value-type="string" calcext:value-type="string">
            <text:p>deep planning network, environment dynamics</text:p>
          </table:table-cell>
          <table:table-cell office:value-type="string" calcext:value-type="string">
            <text:p><text:a xlink:href="https://planetrl.github.io/" xlink:type="simple">https://planetrl.github.io/</text:a></text:p>
          </table:table-cell>
          <table:table-cell table:number-columns-repeated="3"/>
          <table:table-cell office:value-type="string" calcext:value-type="string">
            <text:p>https://www.kdnuggets.com/2020/12/2020-amazing-ai-papers.html</text:p>
          </table:table-cell>
          <table:table-cell/>
        </table:table-row>
        <table:table-row table:style-name="ro1">
          <table:table-cell office:value-type="string" calcext:value-type="string">
            <text:p>Natural Adversarial Examples</text:p>
          </table:table-cell>
          <table:table-cell table:number-columns-repeated="2"/>
          <table:table-cell table:style-name="ce107" office:value-type="string" calcext:value-type="string">
            <text:p>i, look for references</text:p>
          </table:table-cell>
          <table:table-cell office:value-type="string" calcext:value-type="string">
            <text:p>Over-reliance on texture, over-generalization etc.</text:p>
          </table:table-cell>
          <table:table-cell office:value-type="string" calcext:value-type="string">
            <text:p><text:a xlink:href="https://arxiv.org/abs/1907.07174" xlink:type="simple">https://arxiv.org/abs/1907.07174</text:a>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Learning Representations by Maximizing Mutual Information Across Views</text:p>
          </table:table-cell>
          <table:table-cell table:style-name="ce86" office:value-type="string" calcext:value-type="string">
            <text:p>Danijar Hafner </text:p>
          </table:table-cell>
          <table:table-cell table:style-name="ce86" office:value-type="string" calcext:value-type="string">
            <text:p>Nov 2018</text:p>
          </table:table-cell>
          <table:table-cell table:style-name="ce107"/>
          <table:table-cell/>
          <table:table-cell office:value-type="string" calcext:value-type="string">
            <text:p><text:a xlink:href="https://arxiv.org/abs/1906.00910" xlink:type="simple">https://arxiv.org/abs/1906.009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relation between Loss Functions and T-Norms</text:p>
          </table:table-cell>
          <table:table-cell table:number-columns-repeated="4"/>
          <table:table-cell office:value-type="string" calcext:value-type="string">
            <text:p>https://arxiv.org/abs/1907.0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de and Conquer the Embedding Space for Metric Learning</text:p>
          </table:table-cell>
          <table:table-cell table:number-columns-repeated="4"/>
          <table:table-cell office:value-type="string" calcext:value-type="string">
            <text:p>https://arxiv.org/pdf/1906.05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t NEXT</text:p>
          </table:table-cell>
          <table:table-cell table:number-columns-repeated="4"/>
          <table:table-cell office:value-type="string" calcext:value-type="string">
            <text:p>https://arxiv.org/abs/1907.09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serstein Robust Reinforcement Learning</text:p>
          </table:table-cell>
          <table:table-cell table:number-columns-repeated="4"/>
          <table:table-cell office:value-type="string" calcext:value-type="string">
            <text:p>https://arxiv.org/abs/1907.131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etic 3D LSTM</text:p>
          </table:table-cell>
          <table:table-cell table:number-columns-repeated="4"/>
          <table:table-cell office:value-type="string" calcext:value-type="string">
            <text:p>https://openreview.net/forum?id=B1lKS2Aq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GAT-IT</text:p>
          </table:table-cell>
          <table:table-cell table:number-columns-repeated="4"/>
          <table:table-cell office:value-type="string" calcext:value-type="string">
            <text:p>http://arxiv.org/abs/1907.10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Network Based Ordinary and Partial Differential Equations</text:p>
          </table:table-cell>
          <table:table-cell table:number-columns-repeated="4"/>
          <table:table-cell office:value-type="string" calcext:value-type="string">
            <text:p>https://arxiv.org/abs/1908.03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IS</text:p>
          </table:table-cell>
          <table:table-cell table:number-columns-repeated="4"/>
          <table:table-cell office:value-type="string" calcext:value-type="string">
            <text:p>https://arxiv.org/abs/1908.0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-Supervised Segmentation of Salt Bodies in Seismic Images</text:p>
          </table:table-cell>
          <table:table-cell table:number-columns-repeated="4"/>
          <table:table-cell office:value-type="string" calcext:value-type="string">
            <text:p>https://arxiv.org/abs/1904.0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nnish News Corpus for Named Entity Recognition</text:p>
          </table:table-cell>
          <table:table-cell table:number-columns-repeated="4"/>
          <table:table-cell office:value-type="string" calcext:value-type="string">
            <text:p>https://arxiv.org/abs/1908.04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aborative Multi-Agent Dialogue Model Training</text:p>
          </table:table-cell>
          <table:table-cell table:number-columns-repeated="4"/>
          <table:table-cell office:value-type="string" calcext:value-type="string">
            <text:p>https://arxiv.org/pdf/1907.0550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ed CNN Training Through Gradient Approximation</text:p>
          </table:table-cell>
          <table:table-cell table:number-columns-repeated="4"/>
          <table:table-cell office:value-type="string" calcext:value-type="string">
            <text:p>https://arxiv.org/abs/1908.05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ous Control for High-Dimensional State Spaces</text:p>
          </table:table-cell>
          <table:table-cell table:number-columns-repeated="4"/>
          <table:table-cell office:value-type="string" calcext:value-type="string">
            <text:p>https://arxiv.org/abs/1908.05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-Alone Self-Attention in Vision Models</text:p>
          </table:table-cell>
          <table:table-cell table:number-columns-repeated="4"/>
          <table:table-cell office:value-type="string" calcext:value-type="string">
            <text:p>https://arxiv.org/abs/1906.05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sing Mathematical Reasoning Abilities of Neural Models</text:p>
          </table:table-cell>
          <table:table-cell table:number-columns-repeated="4"/>
          <table:table-cell office:value-type="string" calcext:value-type="string">
            <text:p>https://arxiv.org/abs/1904.01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 Transformer: Generating Music</text:p>
          </table:table-cell>
          <table:table-cell table:number-columns-repeated="4"/>
          <table:table-cell office:value-type="string" calcext:value-type="string">
            <text:p>https://arxiv.org/abs/1809.04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Mind's OpenSpiel</text:p>
          </table:table-cell>
          <table:table-cell table:number-columns-repeated="4"/>
          <table:table-cell office:value-type="string" calcext:value-type="string">
            <text:p>https://arxiv.org/abs/1908.09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Examples Are Not Bugs, They Are Features</text:p>
          </table:table-cell>
          <table:table-cell table:number-columns-repeated="4"/>
          <table:table-cell office:value-type="string" calcext:value-type="string">
            <text:p>https://distill.pub/2019/advex-bugs-discuss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-Efficient Adaptive Optimization</text:p>
          </table:table-cell>
          <table:table-cell table:number-columns-repeated="4"/>
          <table:table-cell office:value-type="string" calcext:value-type="string">
            <text:p>https://arxiv.org/abs/1901.1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Machine Learning to Machine Reasoning</text:p>
          </table:table-cell>
          <table:table-cell table:number-columns-repeated="4"/>
          <table:table-cell office:value-type="string" calcext:value-type="string">
            <text:p>https://arxiv.org/abs/1102.1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Extractive and Abstractive Neural Document Summarization with Transformer Language Models</text:p>
          </table:table-cell>
          <table:table-cell table:number-columns-repeated="4"/>
          <table:table-cell office:value-type="string" calcext:value-type="string">
            <text:p>https://arxiv.org/abs/1909.031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ieving Verified Robustness to Symbol Substitutions via Interval Bound Propagation</text:p>
          </table:table-cell>
          <table:table-cell table:number-columns-repeated="3"/>
          <table:table-cell office:value-type="string" calcext:value-type="string">
            <text:p>Neural networks in NLP are vulnerable to adversarially crafted inputs.</text:p>
          </table:table-cell>
          <table:table-cell office:value-type="string" calcext:value-type="string">
            <text:p>https://arxiv.org/abs/1909.01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Mpapers</text:p>
          </table:table-cell>
          <table:table-cell table:number-columns-repeated="4"/>
          <table:table-cell office:value-type="string" calcext:value-type="string">
            <text:p>https://github.com/thunlp/PLMpa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aviour Suite for Reinforcement Learning</text:p>
          </table:table-cell>
          <table:table-cell table:number-columns-repeated="4"/>
          <table:table-cell office:value-type="string" calcext:value-type="string">
            <text:p>https://arxiv.org/abs/1908.03568</text:p>
          </table:table-cell>
          <table:table-cell/>
          <table:table-cell office:value-type="string" calcext:value-type="string">
            <text:p>https://www.youtube.com/watch?v=zrF5_O92E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ritical Analysis of Biased Parsers in Unsupervised Parsing</text:p>
          </table:table-cell>
          <table:table-cell table:number-columns-repeated="4"/>
          <table:table-cell office:value-type="string" calcext:value-type="string">
            <text:p>https://arxiv.org/abs/1909.0942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-Scale Multilingual Speech Recognition with a Streaming End-to-End Model</text:p>
          </table:table-cell>
          <table:table-cell table:number-columns-repeated="4"/>
          <table:table-cell office:value-type="string" calcext:value-type="string">
            <text:p>https://arxiv.org/abs/1909.05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WS: Paraphrase Adversaries from Word Scrambling</text:p>
          </table:table-cell>
          <table:table-cell table:number-columns-repeated="4"/>
          <table:table-cell office:value-type="string" calcext:value-type="string">
            <text:p>https://arxiv.org/abs/1904.01130</text:p>
          </table:table-cell>
          <table:table-cell/>
          <table:table-cell office:value-type="string" calcext:value-type="string">
            <text:p>Releasing PAWS and PAWS-X: Two New Datasets to Improve Natural Language Understanding Models</text:p>
          </table:table-cell>
          <table:table-cell office:value-type="string" calcext:value-type="string">
            <text:p>http://ai.googleblog.com/2019/10/releasing-paws-and-paws-x-two-new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asing a new benchmark and data set for evaluating neural code search models</text:p>
          </table:table-cell>
          <table:table-cell table:number-columns-repeated="4"/>
          <table:table-cell office:value-type="string" calcext:value-type="string">
            <text:p>https://arxiv.org/abs/1908.09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usal Bayesian Networks: A flexible tool to enable fairer machine learning</text:p>
          </table:table-cell>
          <table:table-cell table:number-columns-repeated="4"/>
          <table:table-cell office:value-type="string" calcext:value-type="string">
            <text:p>https://deepmind.com/blog/article/Causal_Bayesian_Networ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scale Deep Learning for Scientific Inverse Problems</text:p>
          </table:table-cell>
          <table:table-cell table:number-columns-repeated="4"/>
          <table:table-cell office:value-type="string" calcext:value-type="string">
            <text:p>https://arxiv.org/abs/1909.111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archical Representation in Neural Language Models: Suppression and Recovery of Expectations</text:p>
          </table:table-cell>
          <table:table-cell table:number-columns-repeated="2"/>
          <table:table-cell table:style-name="ce107" office:value-type="string" calcext:value-type="string">
            <text:p>pi</text:p>
          </table:table-cell>
          <table:table-cell/>
          <table:table-cell office:value-type="string" calcext:value-type="string">
            <text:p>https://arxiv.org/abs/1906.040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gBiGAN representation learning models</text:p>
          </table:table-cell>
          <table:table-cell table:number-columns-repeated="4"/>
          <table:table-cell office:value-type="string" calcext:value-type="string">
            <text:p><text:a xlink:href="https://arxiv.org/abs/1907.02544" xlink:type="simple">https://arxiv.org/abs/1907.02544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epfake Detection Challenge (DFDC) Preview Dataset</text:p>
          </table:table-cell>
          <table:table-cell table:number-columns-repeated="4"/>
          <table:table-cell office:value-type="string" calcext:value-type="string">
            <text:p>https://arxiv.org/abs/1910.08854?fbclid=IwAR2F6Z-BVoxoc9TlhUYIx-yMkMF9XzkbWj38Hj0HYK5tFJ6zYNXfwUzsP6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 Learning for Scent</text:p>
          </table:table-cell>
          <table:table-cell table:number-columns-repeated="4"/>
          <table:table-cell office:value-type="string" calcext:value-type="string">
            <text:p>https://arxiv.org/abs/1910.1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World: A Benchmark and Evaluation for Multi-Task and Meta Reinforcement Learning</text:p>
          </table:table-cell>
          <table:table-cell table:number-columns-repeated="4"/>
          <table:table-cell office:value-type="string" calcext:value-type="string">
            <text:p>https://arxiv.org/abs/1910.1089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Self-Supervised Learning Can Improve Model Robustness and Uncertainty</text:p>
          </table:table-cell>
          <table:table-cell table:number-columns-repeated="4"/>
          <table:table-cell office:value-type="string" calcext:value-type="string">
            <text:p>https://arxiv.org/abs/1906.12340v2</text:p>
          </table:table-cell>
          <table:table-cell/>
          <table:table-cell office:value-type="string" calcext:value-type="string">
            <text:p>https://drive.google.com/file/d/13xzVuQMEhSnBRZr-YaaO08coLU2dxAUq/view</text:p>
          </table:table-cell>
          <table:table-cell office:value-type="string" calcext:value-type="string">
            <text:p>https://github.com/hendrycks/ss-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ian Neural Networks</text:p>
          </table:table-cell>
          <table:table-cell table:number-columns-repeated="4"/>
          <table:table-cell office:value-type="string" calcext:value-type="string">
            <text:p>https://arxiv.org/pdf/1906.01563.pdf</text:p>
          </table:table-cell>
          <table:table-cell/>
          <table:table-cell office:value-type="string" calcext:value-type="string">
            <text:p>https://eng.uber.com/research/hamiltonian-neural-networks/</text:p>
          </table:table-cell>
          <table:table-cell office:value-type="string" calcext:value-type="string">
            <text:p>https://github.com/greydanus/hamiltonian-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ion and Reasoning Corpus</text:p>
          </table:table-cell>
          <table:table-cell table:number-columns-repeated="4"/>
          <table:table-cell office:value-type="string" calcext:value-type="string">
            <text:p>https://arxiv.org/abs/1911.01547</text:p>
          </table:table-cell>
          <table:table-cell table:number-columns-repeated="2"/>
          <table:table-cell office:value-type="string" calcext:value-type="string">
            <text:p>https://github.com/fchollet/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Multimodal Language Dataset for Understanding Humor</text:p>
          </table:table-cell>
          <table:table-cell table:number-columns-repeated="4"/>
          <table:table-cell office:value-type="string" calcext:value-type="string">
            <text:p>https://arxiv.org/pdf/1904.06618.pdf</text:p>
          </table:table-cell>
          <table:table-cell table:number-columns-repeated="2"/>
          <table:table-cell office:value-type="string" calcext:value-type="string">
            <text:p>https://github.com/ROC-HCI/UR-FU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AI vs Red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/>
          <table:table-cell office:value-type="string" calcext:value-type="string">
            <text:p>https://www.reddit.com/r/MachineLearning/comments/da30mv/r_tackling_climate_change_with_machine_learning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oNets, A New AI That is Faster &amp; Efficient For Edge Computing</text:p>
          </table:table-cell>
          <table:table-cell table:number-columns-repeated="4"/>
          <table:table-cell office:value-type="string" calcext:value-type="string">
            <text:p>https://arxiv.org/pdf/1903.07209.pdf</text:p>
          </table:table-cell>
          <table:table-cell table:number-columns-repeated="2"/>
          <table:table-cell office:value-type="string" calcext:value-type="string">
            <text:p>https://www.marktechpost.com/2019/10/11/attonets-a-new-ai-that-is-faster-efficient-for-edge-computin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omous Source Seeking with Deep Reinforcement Learning Onboard a Nano Drone Microcontroller</text:p>
          </table:table-cell>
          <table:table-cell table:number-columns-repeated="4"/>
          <table:table-cell office:value-type="string" calcext:value-type="string">
            <text:p>https://arxiv.org/abs/1909.11236</text:p>
          </table:table-cell>
          <table:table-cell/>
          <table:table-cell office:value-type="string" calcext:value-type="string">
            <text:p>https://youtu.be/wmVKbX7MOnU</text:p>
          </table:table-cell>
          <table:table-cell office:value-type="string" calcext:value-type="string">
            <text:p>https://github.com/harvard-edge/source-see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Source Library for Real-Time Metric-Semantic Localization and Mapping</text:p>
          </table:table-cell>
          <table:table-cell table:number-columns-repeated="4"/>
          <table:table-cell office:value-type="string" calcext:value-type="string">
            <text:p>https://arxiv.org/abs/1910.02490</text:p>
          </table:table-cell>
          <table:table-cell/>
          <table:table-cell office:value-type="string" calcext:value-type="string">
            <text:p>https://www.youtube.com/watch?v=-5XxXRABXJs&amp;feature=youtu.be</text:p>
          </table:table-cell>
          <table:table-cell office:value-type="string" calcext:value-type="string">
            <text:p>https://github.com/MIT-SPARK/Kim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I Plays Hide and Seek…and Breaks The Game!</text:p>
          </table:table-cell>
          <table:table-cell table:number-columns-repeated="4"/>
          <table:table-cell office:value-type="string" calcext:value-type="string">
            <text:p>https://openai.com/blog/emergent-tool-us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Predict Without Looking Ahead: World Models Without Forward Prediction</text:p>
          </table:table-cell>
          <table:table-cell table:number-columns-repeated="4"/>
          <table:table-cell office:value-type="string" calcext:value-type="string">
            <text:p>https://arxiv.org/abs/1910.13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Assemble and to Generalize from Self-Supervised Disassembly</text:p>
          </table:table-cell>
          <table:table-cell table:number-columns-repeated="4"/>
          <table:table-cell office:value-type="string" calcext:value-type="string">
            <text:p>http://ai.googleblog.com/2019/10/learning-to-assemble-and-to-generaliz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ransferable Graph Exploration</text:p>
          </table:table-cell>
          <table:table-cell table:number-columns-repeated="4"/>
          <table:table-cell office:value-type="string" calcext:value-type="string">
            <text:p>https://arxiv.org/pdf/1910.129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ptimizer: A faster, easier way to do hyperparameter optimization for machine learning</text:p>
          </table:table-cell>
          <table:table-cell table:number-columns-repeated="4"/>
          <table:table-cell office:value-type="string" calcext:value-type="string">
            <text:p>https://towardsdatascience.com/auptimizer-a-faster-easier-way-to-do-hyperparameter-optimization-for-machine-learning-88f37c1fcf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eural Ordinary Differential Equations</text:p>
          </table:table-cell>
          <table:table-cell table:number-columns-repeated="4"/>
          <table:table-cell office:value-type="string" calcext:value-type="string">
            <text:p>https://towardsdatascience.com/graph-neural-ordinary-differential-equations-a5e44ac2b6e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explained.ai/matrix-calculus/index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Capsule Autoencoders</text:p>
          </table:table-cell>
          <table:table-cell table:number-columns-repeated="4"/>
          <table:table-cell office:value-type="string" calcext:value-type="string">
            <text:p>https://arxiv.org/abs/1906.06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al Unsupervised Representation Learning</text:p>
          </table:table-cell>
          <table:table-cell table:number-columns-repeated="4"/>
          <table:table-cell office:value-type="string" calcext:value-type="string">
            <text:p>https://arxiv.org/abs/1910.14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ticket to win them all</text:p>
          </table:table-cell>
          <table:table-cell table:number-columns-repeated="4"/>
          <table:table-cell office:value-type="string" calcext:value-type="string">
            <text:p>https://arxiv.org/pdf/1906.02773.pdf</text:p>
          </table:table-cell>
          <table:table-cell/>
          <table:table-cell office:value-type="string" calcext:value-type="string">
            <text:p>https://arxiv.org/pdf/1906.0276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NExplainer: Generating Explanations for Graph Neural Networks</text:p>
          </table:table-cell>
          <table:table-cell table:number-columns-repeated="4"/>
          <table:table-cell office:value-type="string" calcext:value-type="string">
            <text:p>https://arxiv.org/abs/1903.03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arge-Scale Multilingual Dataset of Misspellings and Grammatical Errors</text:p>
          </table:table-cell>
          <table:table-cell table:number-columns-repeated="4"/>
          <table:table-cell office:value-type="string" calcext:value-type="string">
            <text:p>https://arxiv.org/abs/1911.12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ensorBoard.dev</text:p>
          </table:table-cell>
          <table:table-cell table:number-columns-repeated="4"/>
          <table:table-cell office:value-type="string" calcext:value-type="string">
            <text:p>https://arxiv.org/abs/1910.10683</text:p>
          </table:table-cell>
          <table:table-cell table:number-columns-repeated="2"/>
          <table:table-cell office:value-type="string" calcext:value-type="string">
            <text:p>https://blog.tensorflow.org/2019/12/introducing-tensorboarddev-new-way-to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Net: A simple autoregressive neural network for time series</text:p>
          </table:table-cell>
          <table:table-cell table:number-columns-repeated="4"/>
          <table:table-cell office:value-type="string" calcext:value-type="string">
            <text:p>https://arxiv.org/abs/1911.12436</text:p>
          </table:table-cell>
          <table:table-cell table:number-columns-repeated="2"/>
          <table:table-cell office:value-type="string" calcext:value-type="string">
            <text:p>https://ai.facebook.com/blog/ar-net-a-simple-autoregressive-neural-network-for-time-seri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entle Introduction to the Bayes Optimal Classifier</text:p>
          </table:table-cell>
          <table:table-cell table:number-columns-repeated="4"/>
          <table:table-cell office:value-type="string" calcext:value-type="string">
            <text:p>https://machinelearningmastery.com/bayes-optimal-classifie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multi-agent AI systems to solve complex tasks through cooperation</text:p>
          </table:table-cell>
          <table:table-cell table:number-columns-repeated="4"/>
          <table:table-cell office:value-type="string" calcext:value-type="string">
            <text:p>https://arxiv.org/abs/1910.08809</text:p>
          </table:table-cell>
          <table:table-cell table:number-columns-repeated="2"/>
          <table:table-cell office:value-type="string" calcext:value-type="string">
            <text:p>https://ai.facebook.com/blog/using-multi-agent-reinforcement-learning-to-improve-collaboratio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Double Descent</text:p>
          </table:table-cell>
          <table:table-cell table:number-columns-repeated="4"/>
          <table:table-cell office:value-type="string" calcext:value-type="string">
            <text:p>https://arxiv.org/abs/1912.02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s between Support Vector Machines, Wasserstein distance and gradient-penalty GANs</text:p>
          </table:table-cell>
          <table:table-cell table:number-columns-repeated="4"/>
          <table:table-cell office:value-type="string" calcext:value-type="string">
            <text:p>https://arxiv.org/abs/1910.06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Data Augmentation Strategies for Object Detection</text:p>
          </table:table-cell>
          <table:table-cell table:number-columns-repeated="2"/>
          <table:table-cell table:style-name="ce107" office:value-type="string" calcext:value-type="string">
            <text:p>i</text:p>
          </table:table-cell>
          <table:table-cell/>
          <table:table-cell office:value-type="string" calcext:value-type="string">
            <text:p>https://arxiv.org/abs/1906.1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-consistent Ordinal Regression for Neural Networks</text:p>
          </table:table-cell>
          <table:table-cell table:number-columns-repeated="2"/>
          <table:table-cell table:style-name="ce107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901.07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GAN2 Tensorflow 2.0</text:p>
          </table:table-cell>
          <table:table-cell table:number-columns-repeated="4"/>
          <table:table-cell office:value-type="string" calcext:value-type="string">
            <text:p>https://arxiv.org/abs/1912.0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Autoencoders: disentangling latent representations via sequential-encoding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Learning of Structured World Models</text:p>
          </table:table-cell>
          <table:table-cell table:number-columns-repeated="4"/>
          <table:table-cell office:value-type="string" calcext:value-type="string">
            <text:p>https://openreview.net/forum?id=H1gax6V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 14 Machine Learning Research Papers Of 2019</text:p>
          </table:table-cell>
          <table:table-cell table:number-columns-repeated="4"/>
          <table:table-cell office:value-type="string" calcext:value-type="string">
            <text:p>https://www.newworldai.com/top-14-machine-learning-research-papers-of-2019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inging From Speech</text:p>
          </table:table-cell>
          <table:table-cell table:number-columns-repeated="4"/>
          <table:table-cell office:value-type="string" calcext:value-type="string">
            <text:p>https://arxiv.org/abs/1912.1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and Improving the Image Quality of StyleGAN</text:p>
          </table:table-cell>
          <table:table-cell table:number-columns-repeated="4"/>
          <table:table-cell office:value-type="string" calcext:value-type="string">
            <text:p>https://arxiv.org/abs/1912.049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erSeg: Searching for Faster Real-time Semantic Segmentation</text:p>
          </table:table-cell>
          <table:table-cell table:number-columns-repeated="4"/>
          <table:table-cell office:value-type="string" calcext:value-type="string">
            <text:p>https://arxiv.org/abs/1912.1091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 Deconvolution</text:p>
          </table:table-cell>
          <table:table-cell table:number-columns-repeated="4"/>
          <table:table-cell office:value-type="string" calcext:value-type="string">
            <text:p>https://openreview.net/forum?id=rkeu30Et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NP: Fast Neural Network Pruning Using Adaptive Batch Normalization</text:p>
          </table:table-cell>
          <table:table-cell table:number-columns-repeated="4"/>
          <table:table-cell office:value-type="string" calcext:value-type="string">
            <text:p>https://openreview.net/forum?id=rJeUPlrY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: A Framework for Defending Machine Learning Systems Against Adversarial Attacks</text:p>
          </table:table-cell>
          <table:table-cell table:number-columns-repeated="4"/>
          <table:table-cell office:value-type="string" calcext:value-type="string">
            <text:p>https://arxiv.org/abs/2001.003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DeBERT: All Attention in Incomplete Data for Text Classification</text:p>
          </table:table-cell>
          <table:table-cell table:number-columns-repeated="4"/>
          <table:table-cell office:value-type="string" calcext:value-type="string">
            <text:p>https://arxiv.org/abs/2001.0013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phrase Generation with Latent Bag of Words</text:p>
          </table:table-cell>
          <table:table-cell table:number-columns-repeated="4"/>
          <table:table-cell office:value-type="string" calcext:value-type="string">
            <text:p>https://arxiv.org/abs/2001.0194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Neural Network Adaptation via Parameter Remapping and Architecture Search</text:p>
          </table:table-cell>
          <table:table-cell table:number-columns-repeated="4"/>
          <table:table-cell office:value-type="string" calcext:value-type="string">
            <text:p>https://arxiv.org/abs/2001.02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ness Indicators: Scalable Infrastructure for Fair ML Systems</text:p>
          </table:table-cell>
          <table:table-cell table:number-columns-repeated="4"/>
          <table:table-cell office:value-type="string" calcext:value-type="string">
            <text:p>http://ai.googleblog.com/2019/12/fairness-indicators-scalabl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Out-of-Distribution Detection in Machine Learning Models</text:p>
          </table:table-cell>
          <table:table-cell table:number-columns-repeated="4"/>
          <table:table-cell office:value-type="string" calcext:value-type="string">
            <text:p>https://arxiv.org/abs/1906.0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Teaching Networks: Accelerating Neural Architecture Search by Learning to Generate Synthetic Training Data</text:p>
          </table:table-cell>
          <table:table-cell table:number-columns-repeated="4"/>
          <table:table-cell office:value-type="string" calcext:value-type="string">
            <text:p>https://arxiv.org/abs/1912.07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Points: Point Set Representation for Object Detection</text:p>
          </table:table-cell>
          <table:table-cell table:number-columns-repeated="4"/>
          <table:table-cell office:value-type="string" calcext:value-type="string">
            <text:p>https://arxiv.org/abs/1904.11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Graph Transformer for Free-Hand Sketch Recognition</text:p>
          </table:table-cell>
          <table:table-cell table:number-columns-repeated="4"/>
          <table:table-cell office:value-type="string" calcext:value-type="string">
            <text:p>https://arxiv.org/abs/1912.11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BANANAS: Bayesian Optimization with Neural Architectures for Neural Architecture Search</text:p>
          </table:table-cell>
          <table:table-cell table:number-columns-repeated="4"/>
          <table:table-cell office:value-type="string" calcext:value-type="string">
            <text:p>https://arxiv.org/abs/1910.11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tion of Static and Dynamic Analysis for Malware Family Classification with Composite Neural Network</text:p>
          </table:table-cell>
          <table:table-cell table:number-columns-repeated="4"/>
          <table:table-cell office:value-type="string" calcext:value-type="string">
            <text:p>https://arxiv.org/abs/1912.112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 Independent Mechanisms</text:p>
          </table:table-cell>
          <table:table-cell table:number-columns-repeated="4"/>
          <table:table-cell office:value-type="string" calcext:value-type="string">
            <text:p>https://openreview.net/forum?id=BylaUTNt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-Bench-102 and 11 neural architecture search algorithms implemented in PyTorch.</text:p>
          </table:table-cell>
          <table:table-cell table:number-columns-repeated="4"/>
          <table:table-cell office:value-type="string" calcext:value-type="string">
            <text:p>https://arxiv.org/abs/2001.00326v1</text:p>
          </table:table-cell>
          <table:table-cell office:value-type="string" calcext:value-type="string">
            <text:p>https://github.com/D-X-Y/Awesome-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cting the Flow: Information Bottlenecks for Attribution</text:p>
          </table:table-cell>
          <table:table-cell table:number-columns-repeated="4"/>
          <table:table-cell office:value-type="string" calcext:value-type="string">
            <text:p>https://arxiv.org/abs/2001.003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Architecture Search</text:p>
          </table:table-cell>
          <table:table-cell table:number-columns-repeated="4"/>
          <table:table-cell office:value-type="string" calcext:value-type="string">
            <text:p>https://openreview.net/forum?id=H1gDNyrK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Open Set to Closed Set: Supervised Spatial Divide-and-Conquer for Object Counting</text:p>
          </table:table-cell>
          <table:table-cell table:number-columns-repeated="4"/>
          <table:table-cell office:value-type="string" calcext:value-type="string">
            <text:p>https://arxiv.org/abs/2001.018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local Neural Networks</text:p>
          </table:table-cell>
          <table:table-cell table:number-columns-repeated="4"/>
          <table:table-cell office:value-type="string" calcext:value-type="string">
            <text:p>https://arxiv.org/abs/1711.07971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erForensics-1.0: A Large-Scale Dataset for Real-World Face Forgery Detection</text:p>
          </table:table-cell>
          <table:table-cell table:number-columns-repeated="4"/>
          <table:table-cell office:value-type="string" calcext:value-type="string">
            <text:p>https://arxiv.org/abs/2001.0302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Pose: 6D Object Pose Estimation under Hybrid Representations</text:p>
          </table:table-cell>
          <table:table-cell table:number-columns-repeated="4"/>
          <table:table-cell office:value-type="string" calcext:value-type="string">
            <text:p>https://arxiv.org/abs/2001.01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ERT: A Transfer Learning Approach for Negation Detection and Scope Resolution</text:p>
          </table:table-cell>
          <table:table-cell table:number-columns-repeated="4"/>
          <table:table-cell office:value-type="string" calcext:value-type="string">
            <text:p>https://arxiv.org/abs/1911.04211</text:p>
          </table:table-cell>
          <table:table-cell table:number-columns-repeated="2"/>
          <table:table-cell office:value-type="string" calcext:value-type="string">
            <text:p>https://www.depends-on-the-definition.com/named-entity-recognition-with-bert/</text:p>
          </table:table-cell>
          <table:table-cell office:value-type="string" calcext:value-type="string">
            <text:p>Transformers-For-Negation-and-Speculation</text:p>
          </table:table-cell>
          <table:table-cell/>
        </table:table-row>
        <table:table-row table:style-name="ro1">
          <table:table-cell office:value-type="string" calcext:value-type="string">
            <text:p>Resolving the Scope of Speculation and Negation using Transformer-Based Architectures</text:p>
          </table:table-cell>
          <table:table-cell table:number-columns-repeated="4"/>
          <table:table-cell office:value-type="string" calcext:value-type="string">
            <text:p>https://arxiv.org/abs/2001.02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Generalization of Neural Models: A Named Entity Recognition Case Study</text:p>
          </table:table-cell>
          <table:table-cell table:number-columns-repeated="4"/>
          <table:table-cell office:value-type="string" calcext:value-type="string">
            <text:p>https://arxiv.org/abs/2001.038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Compression using Decoder Side Information</text:p>
          </table:table-cell>
          <table:table-cell table:number-columns-repeated="4"/>
          <table:table-cell office:value-type="string" calcext:value-type="string">
            <text:p>https://arxiv.org/abs/2001.047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er Reformer: The Efficient Transformer</text:p>
          </table:table-cell>
          <table:table-cell table:number-columns-repeated="4"/>
          <table:table-cell office:value-type="string" calcext:value-type="string">
            <text:p>https://arxiv.org/abs/2001.0445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tuna: A hyperparameter optimization framework</text:p>
          </table:table-cell>
          <table:table-cell table:number-columns-repeated="4"/>
          <table:table-cell office:value-type="string" calcext:value-type="string">
            <text:p>https://arxiv.org/abs/1907.10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Digital Signal Processing</text:p>
          </table:table-cell>
          <table:table-cell table:number-columns-repeated="4"/>
          <table:table-cell office:value-type="string" calcext:value-type="string">
            <text:p>https://arxiv.org/abs/2001.046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box: a toolbox to generate adversarial examples that fool neural networks</text:p>
          </table:table-cell>
          <table:table-cell table:number-columns-repeated="4"/>
          <table:table-cell office:value-type="string" calcext:value-type="string">
            <text:p>https://arxiv.org/abs/2001.05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wo-Pass Softmax Algorithm</text:p>
          </table:table-cell>
          <table:table-cell table:number-columns-repeated="4"/>
          <table:table-cell office:value-type="string" calcext:value-type="string">
            <text:p>https://arxiv.org/abs/2001.04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ling Text Generation with Plug and Play Language Models</text:p>
          </table:table-cell>
          <table:table-cell table:number-columns-repeated="4"/>
          <table:table-cell office:value-type="string" calcext:value-type="string">
            <text:p>https://arxiv.org/abs/1912.02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Arithmetic Units</text:p>
          </table:table-cell>
          <table:table-cell table:number-columns-repeated="4"/>
          <table:table-cell office:value-type="string" calcext:value-type="string">
            <text:p>https://openreview.net/forum?id=H1gNOeHKPS</text:p>
          </table:table-cell>
          <table:table-cell/>
          <table:table-cell office:value-type="string" calcext:value-type="string">
            <text:p>https://github.com/AndreasMadsen/stable-n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o Dialogue System: A Flexible Conversational AI Research Platform</text:p>
          </table:table-cell>
          <table:table-cell table:number-columns-repeated="4"/>
          <table:table-cell office:value-type="string" calcext:value-type="string">
            <text:p>https://arxiv.org/abs/2001.064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 Habitat state-of-the-art simulation platform adds object interactivity</text:p>
          </table:table-cell>
          <table:table-cell table:number-columns-repeated="4"/>
          <table:table-cell office:value-type="string" calcext:value-type="string">
            <text:p>https://arxiv.org/abs/1912.06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Match: Simplifying Semi-Supervised Learning with Consistency and Confidence</text:p>
          </table:table-cell>
          <table:table-cell table:number-columns-repeated="4"/>
          <table:table-cell office:value-type="string" calcext:value-type="string">
            <text:p>https://arxiv.org/abs/2001.07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Domain Few-Shot Classification via Learned Feature-Wise Transformation</text:p>
          </table:table-cell>
          <table:table-cell table:number-columns-repeated="4"/>
          <table:table-cell office:value-type="string" calcext:value-type="string">
            <text:p>https://arxiv.org/abs/2001.08735</text:p>
          </table:table-cell>
          <table:table-cell/>
          <table:table-cell office:value-type="string" calcext:value-type="string">
            <text:p>https://github.com/hytseng0509/CrossDomainFewS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 Pruning via Automatic Structure Search</text:p>
          </table:table-cell>
          <table:table-cell table:number-columns-repeated="4"/>
          <table:table-cell office:value-type="string" calcext:value-type="string">
            <text:p>https://arxiv.org/abs/2001.08565</text:p>
          </table:table-cell>
          <table:table-cell/>
          <table:table-cell office:value-type="string" calcext:value-type="string">
            <text:p>https://github.com/lmbxmu/ABCPru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-task self-supervised learning for Robust Speech Recognition</text:p>
          </table:table-cell>
          <table:table-cell table:number-columns-repeated="4"/>
          <table:table-cell office:value-type="string" calcext:value-type="string">
            <text:p>https://arxiv.org/abs/2001.09239v1</text:p>
          </table:table-cell>
          <table:table-cell/>
          <table:table-cell office:value-type="string" calcext:value-type="string">
            <text:p>https://github.com/santi-pdp/p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-BRS: Rethinking Backpropagating Refinement for Interactive Segmentation</text:p>
          </table:table-cell>
          <table:table-cell table:number-columns-repeated="4"/>
          <table:table-cell office:value-type="string" calcext:value-type="string">
            <text:p>https://arxiv.org/abs/2001.10331</text:p>
          </table:table-cell>
          <table:table-cell/>
          <table:table-cell office:value-type="string" calcext:value-type="string">
            <text:p>https://github.com/saic-vul/fbrs_interactive_segm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 implementation of MultiModal Transformer (MMT), a method for multimodal (video + subtitle) captioning</text:p>
          </table:table-cell>
          <table:table-cell table:number-columns-repeated="4"/>
          <table:table-cell office:value-type="string" calcext:value-type="string">
            <text:p>https://arxiv.org/abs/2001.09099v1</text:p>
          </table:table-cell>
          <table:table-cell/>
          <table:table-cell office:value-type="string" calcext:value-type="string">
            <text:p>https://github.com/jayleicn/TVCa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Differentiable Computer Vision Library for PyTorch</text:p>
          </table:table-cell>
          <table:table-cell table:number-columns-repeated="4"/>
          <table:table-cell office:value-type="string" calcext:value-type="string">
            <text:p>https://arxiv.org/abs/1910.02190v2</text:p>
          </table:table-cell>
          <table:table-cell/>
          <table:table-cell office:value-type="string" calcext:value-type="string">
            <text:p>https://github.com/kornia/kor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Graph Matching Consensus</text:p>
          </table:table-cell>
          <table:table-cell table:number-columns-repeated="4"/>
          <table:table-cell office:value-type="string" calcext:value-type="string">
            <text:p>https://arxiv.org/abs/2001.09621v1</text:p>
          </table:table-cell>
          <table:table-cell/>
          <table:table-cell office:value-type="string" calcext:value-type="string">
            <text:p>https://github.com/rusty1s/deep-graph-matching-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 Space Factorization for Zero-Shot Learning across Tasks and Languages</text:p>
          </table:table-cell>
          <table:table-cell table:number-columns-repeated="4"/>
          <table:table-cell office:value-type="string" calcext:value-type="string">
            <text:p>https://arxiv.org/pdf/2001.1145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training of sparse deep neural networks with little-to-no performance loss.</text:p>
          </table:table-cell>
          <table:table-cell table:number-columns-repeated="4"/>
          <table:table-cell office:value-type="string" calcext:value-type="string">
            <text:p>https://arxiv.org/abs/1911.111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-to-Vector Regression for Multi-channel Speech Enhancement based on Tensor-Train Network</text:p>
          </table:table-cell>
          <table:table-cell table:number-columns-repeated="4"/>
          <table:table-cell office:value-type="string" calcext:value-type="string">
            <text:p>https://arxiv.org/abs/2002.005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Sketch for Network Pruning</text:p>
          </table:table-cell>
          <table:table-cell table:number-columns-repeated="4"/>
          <table:table-cell office:value-type="string" calcext:value-type="string">
            <text:p>https://arxiv.org/abs/2001.085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‘radioactive data’ to detect if a data set was used for training</text:p>
          </table:table-cell>
          <table:table-cell table:number-columns-repeated="4"/>
          <table:table-cell office:value-type="string" calcext:value-type="string">
            <text:p>https://arxiv.org/abs/2002.00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Channel Attention Selection GANs for Guided Image-to-Image Translation</text:p>
          </table:table-cell>
          <table:table-cell table:number-columns-repeated="4"/>
          <table:table-cell office:value-type="string" calcext:value-type="string">
            <text:p>https://arxiv.org/abs/2002.010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Matrix: A billion-scale bitext data set for training translation models</text:p>
          </table:table-cell>
          <table:table-cell table:number-columns-repeated="4"/>
          <table:table-cell office:value-type="string" calcext:value-type="string">
            <text:p>https://arxiv.org/abs/1911.0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ual Information-based State-Control for Intrinsically Motivated Reinforcement Learning</text:p>
          </table:table-cell>
          <table:table-cell table:number-columns-repeated="4"/>
          <table:table-cell office:value-type="string" calcext:value-type="string">
            <text:p>https://arxiv.org/abs/2002.01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Interpretable Directions in the GAN Latent Space</text:p>
          </table:table-cell>
          <table:table-cell table:number-columns-repeated="4"/>
          <table:table-cell office:value-type="string" calcext:value-type="string">
            <text:p>https://arxiv.org/abs/2002.03754</text:p>
          </table:table-cell>
          <table:table-cell/>
          <table:table-cell office:value-type="string" calcext:value-type="string">
            <text:p>https://github.com/anvoynov/GANLatentDis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to See Transparent Objects</text:p>
          </table:table-cell>
          <table:table-cell table:number-columns-repeated="4"/>
          <table:table-cell office:value-type="string" calcext:value-type="string">
            <text:p>https://ai.googleblog.com/2020/02/learning-to-see-transparent-object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ILLA: Generative Adversarial Networks for Image to Illustration Translation.</text:p>
          </table:table-cell>
          <table:table-cell table:number-columns-repeated="3"/>
          <table:table-cell office:value-type="string" calcext:value-type="string">
            <text:p>https://github.com/giddyyupp/ganilla/blob/master/docs/datasets.md</text:p>
          </table:table-cell>
          <table:table-cell office:value-type="string" calcext:value-type="string">
            <text:p>https://arxiv.org/abs/2002.05638v1</text:p>
          </table:table-cell>
          <table:table-cell/>
          <table:table-cell office:value-type="string" calcext:value-type="string">
            <text:p>https://github.com/giddyyupp/g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ial Tensorflow implementation of the paper "Y-Autoencoders: disentangling latent representations via sequential-encoding»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/>
          <table:table-cell office:value-type="string" calcext:value-type="string">
            <text:p>https://github.com/mpatacchiola/Y-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llustrated BERT, ELMo, and co. (How NLP Cracked Transfer Learning)</text:p>
          </table:table-cell>
          <table:table-cell table:number-columns-repeated="4"/>
          <table:table-cell office:value-type="string" calcext:value-type="string">
            <text:p>https://habr.com/ru/post/48735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 of dynamical attractors from time series measurements</text:p>
          </table:table-cell>
          <table:table-cell table:number-columns-repeated="4"/>
          <table:table-cell office:value-type="string" calcext:value-type="string">
            <text:p>https://arxiv.org/abs/2002.05909</text:p>
          </table:table-cell>
          <table:table-cell/>
          <table:table-cell office:value-type="string" calcext:value-type="string">
            <text:p>https://github.com/williamgilpin/f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icrosoft Toolkit of Multi-Task Deep Neural Networks for Natural Language Understanding</text:p>
          </table:table-cell>
          <table:table-cell table:number-columns-repeated="4"/>
          <table:table-cell office:value-type="string" calcext:value-type="string">
            <text:p>https://arxiv.org/abs/2002.07972v1</text:p>
          </table:table-cell>
          <table:table-cell/>
          <table:table-cell office:value-type="string" calcext:value-type="string">
            <text:p>https://github.com/namisan/mt-d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tion of the BASIS algorithm for source separation with deep generative priors</text:p>
          </table:table-cell>
          <table:table-cell table:number-columns-repeated="4"/>
          <table:table-cell office:value-type="string" calcext:value-type="string">
            <text:p>https://arxiv.org/abs/2002.07942</text:p>
          </table:table-cell>
          <table:table-cell/>
          <table:table-cell office:value-type="string" calcext:value-type="string">
            <text:p>https://github.com/jthickstun/basis-sepa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Learning-Based Feature Extraction in Iris Recognition: Use Existing Models, Fine-tune or Train From Scratch?</text:p>
          </table:table-cell>
          <table:table-cell table:number-columns-repeated="4"/>
          <table:table-cell office:value-type="string" calcext:value-type="string">
            <text:p>https://arxiv.org/abs/2002.08916v1</text:p>
          </table:table-cell>
          <table:table-cell/>
          <table:table-cell office:value-type="string" calcext:value-type="string">
            <text:p>https://github.com/BoydAidan/BTAS2019DeepFeatureExt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Transfer Learning with T5: the Text-To-Text Transfer Transformer</text:p>
          </table:table-cell>
          <table:table-cell table:number-columns-repeated="4"/>
          <table:table-cell office:value-type="string" calcext:value-type="string">
            <text:p>https://ai.googleblog.com/2020/02/exploring-transfer-learning-with-t5.html</text:p>
          </table:table-cell>
          <table:table-cell/>
          <table:table-cell office:value-type="string" calcext:value-type="string">
            <text:p>https://colab.research.google.com/github/google-research/text-to-text-transfer-transformer/blob/master/notebooks/t5-trivia.ipynb</text:p>
          </table:table-cell>
          <table:table-cell office:value-type="string" calcext:value-type="string">
            <text:p>https://github.com/google-research/text-to-text-transfer-transfor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Net: Real-time Scene Text Spotting with Adaptive Bezier-Curve Network</text:p>
          </table:table-cell>
          <table:table-cell table:number-columns-repeated="4"/>
          <table:table-cell office:value-type="string" calcext:value-type="string">
            <text:p>https://arxiv.org/pdf/2002.1020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Reinforcement Learning <text:s/>(https://github.com/evgps/a3c_trading/raw/master/supply_materials/Full_UML.png)in the Algorithmic Trading Problem</text:p>
          </table:table-cell>
          <table:table-cell table:number-columns-repeated="4"/>
          <table:table-cell office:value-type="string" calcext:value-type="string">
            <text:p>https://arxiv.org/abs/2002.11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zeD: A Simple Baseline for Fine-tuning GANs</text:p>
          </table:table-cell>
          <table:table-cell table:number-columns-repeated="4"/>
          <table:table-cell office:value-type="string" calcext:value-type="string">
            <text:p>https://arxiv.org/abs/2002.1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Three-rious: Speeding Up Weak Supervision with Triplet Methods</text:p>
          </table:table-cell>
          <table:table-cell table:number-columns-repeated="4"/>
          <table:table-cell office:value-type="string" calcext:value-type="string">
            <text:p>https://arxiv.org/abs/2002.11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MRI leverages <text:s/>adversarial learning to remove image artifacts</text:p>
          </table:table-cell>
          <table:table-cell table:number-columns-repeated="4"/>
          <table:table-cell office:value-type="string" calcext:value-type="string">
            <text:p>https://arxiv.org/abs/2001.08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Transfer Learning for Zero-Shot Super-Resolution</text:p>
          </table:table-cell>
          <table:table-cell table:number-columns-repeated="4"/>
          <table:table-cell office:value-type="string" calcext:value-type="string">
            <text:p>https://arxiv.org/abs/2002.122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Spatial Transformation for Person Image Generation</text:p>
          </table:table-cell>
          <table:table-cell table:number-columns-repeated="4"/>
          <table:table-cell office:value-type="string" calcext:value-type="string">
            <text:p>https://arxiv.org/abs/2003.00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oftware toolkit for research on general-purpose text understanding models</text:p>
          </table:table-cell>
          <table:table-cell table:number-columns-repeated="4"/>
          <table:table-cell office:value-type="string" calcext:value-type="string">
            <text:p>https://arxiv.org/pdf/2003.02249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on Segmentation with Joint Self-Supervised Temporal Domain Adaptation (PyTorch)</text:p>
          </table:table-cell>
          <table:table-cell table:number-columns-repeated="4"/>
          <table:table-cell office:value-type="string" calcext:value-type="string">
            <text:p>https://arxiv.org/abs/2003.02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rangian Neural Networks</text:p>
          </table:table-cell>
          <table:table-cell table:number-columns-repeated="4"/>
          <table:table-cell office:value-type="string" calcext:value-type="string">
            <text:p>https://arxiv.org/abs/2003.0463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Easy Infinitely Wide Networks with Neural Tangents</text:p>
          </table:table-cell>
          <table:table-cell table:number-columns-repeated="2"/>
          <table:table-cell office:value-type="string" calcext:value-type="string">
            <text:p>https://colab.research.google.com/github/google/neural-tangents/blob/master/notebooks/neural_tangents_cookbook.ipynb#scrollTo=Lt74vgCVNN2b</text:p>
          </table:table-cell>
          <table:table-cell office:value-type="string" calcext:value-type="string">
            <text:p>https://ai.googleblog.com/2020/03/fast-and-easy-infinitely-wide-networks.html</text:p>
          </table:table-cell>
          <table:table-cell office:value-type="string" calcext:value-type="string">
            <text:p>https://arxiv.org/abs/1912.02803</text:p>
          </table:table-cell>
          <table:table-cell/>
          <table:table-cell office:value-type="string" calcext:value-type="string">
            <text:p>https://github.com/google/neural-tang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Text: stepping through the code</text:p>
          </table:table-cell>
          <table:table-cell table:number-columns-repeated="4"/>
          <table:table-cell office:value-type="string" calcext:value-type="string">
            <text:p>https://medium.com/@mariamestre/fasttext-stepping-through-the-code-259996d6eb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nta: Music and Art Generation with Machine Intelligence</text:p>
          </table:table-cell>
          <table:table-cell table:number-columns-repeated="4"/>
          <table:table-cell office:value-type="string" calcext:value-type="string">
            <text:p>https://arxiv.org/abs/1902.08710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Dreamer: Scalable Reinforcement Learning Using World Models</text:p>
          </table:table-cell>
          <table:table-cell table:number-columns-repeated="4"/>
          <table:table-cell office:value-type="string" calcext:value-type="string">
            <text:p>https://arxiv.org/abs/1912.01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w-Shot Object Detection (FsDet)</text:p>
          </table:table-cell>
          <table:table-cell table:number-columns-repeated="4"/>
          <table:table-cell office:value-type="string" calcext:value-type="string">
            <text:p>https://arxiv.org/abs/2003.06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ene Text Recognition via Transformer</text:p>
          </table:table-cell>
          <table:table-cell table:number-columns-repeated="4"/>
          <table:table-cell office:value-type="string" calcext:value-type="string">
            <text:p>https://arxiv.org/abs/2003.08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LMv2: Pseudo-Masked Language Models for Unified Language Model Pre-Training</text:p>
          </table:table-cell>
          <table:table-cell table:number-columns-repeated="4"/>
          <table:table-cell office:value-type="string" calcext:value-type="string">
            <text:p>https://arxiv.org/abs/2002.128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HRNet: Scale-Aware Representation Learning for Bottom-Up Human Pose Estimation</text:p>
          </table:table-cell>
          <table:table-cell table:number-columns-repeated="4"/>
          <table:table-cell office:value-type="string" calcext:value-type="string">
            <text:p>https://arxiv.org/abs/1908.1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Image Mixture for Unsupervised Visual Representation Learning</text:p>
          </table:table-cell>
          <table:table-cell table:number-columns-repeated="4"/>
          <table:table-cell office:value-type="string" calcext:value-type="string">
            <text:p>https://arxiv.org/abs/2003.05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Baseline and GECA for Grounded SCAN</text:p>
          </table:table-cell>
          <table:table-cell table:number-columns-repeated="4"/>
          <table:table-cell office:value-type="string" calcext:value-type="string">
            <text:p>https://arxiv.org/abs/2003.05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 accuracy on vision models with EfficientNet-Lite</text:p>
          </table:table-cell>
          <table:table-cell table:number-columns-repeated="4"/>
          <table:table-cell office:value-type="string" calcext:value-type="string">
            <text:p>https://arxiv.org/abs/1905.11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2D: One-Stage One-Shot Object Detection by Matching Anchor Features</text:p>
          </table:table-cell>
          <table:table-cell table:number-columns-repeated="4"/>
          <table:table-cell office:value-type="string" calcext:value-type="string">
            <text:p>https://arxiv.org/abs/2003.068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antic Pyramid for Image Generation</text:p>
          </table:table-cell>
          <table:table-cell table:number-columns-repeated="4"/>
          <table:table-cell office:value-type="string" calcext:value-type="string">
            <text:p>https://arxiv.org/abs/2003.06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Resolution Daytime Translation Without Domain Labels</text:p>
          </table:table-cell>
          <table:table-cell table:number-columns-repeated="4"/>
          <table:table-cell office:value-type="string" calcext:value-type="string">
            <text:p>https://arxiv.org/abs/2003.08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RF: Neural Radiance Fields</text:p>
          </table:table-cell>
          <table:table-cell table:number-columns-repeated="4"/>
          <table:table-cell office:value-type="string" calcext:value-type="string">
            <text:p>https://arxiv.org/abs/2003.08934v1</text:p>
          </table:table-cell>
          <table:table-cell/>
          <table:table-cell office:value-type="string" calcext:value-type="string">
            <text:p>https://github.com/bmild/ne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unfolding network for image super-resolution</text:p>
          </table:table-cell>
          <table:table-cell table:number-columns-repeated="4"/>
          <table:table-cell office:value-type="string" calcext:value-type="string">
            <text:p>https://arxiv.org/pdf/2003.1042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ed Techniques for Training Single-Image GANs</text:p>
          </table:table-cell>
          <table:table-cell table:number-columns-repeated="4"/>
          <table:table-cell office:value-type="string" calcext:value-type="string">
            <text:p>https://arxiv.org/abs/2003.11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o: Momentum Contrast for Unsupervised Visual Representation Learning</text:p>
          </table:table-cell>
          <table:table-cell table:number-columns-repeated="4"/>
          <table:table-cell office:value-type="string" calcext:value-type="string">
            <text:p>https://arxiv.org/abs/1911.05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ML: An Incremental Task-Agnostic Meta-learning Approach</text:p>
          </table:table-cell>
          <table:table-cell table:number-columns-repeated="4"/>
          <table:table-cell office:value-type="string" calcext:value-type="string">
            <text:p>https://arxiv.org/abs/2003.116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Regression for Visual Tracking</text:p>
          </table:table-cell>
          <table:table-cell table:number-columns-repeated="4"/>
          <table:table-cell office:value-type="string" calcext:value-type="string">
            <text:p>https://arxiv.org/abs/2003.1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s for simultaneous manifold learning and density estimation</text:p>
          </table:table-cell>
          <table:table-cell table:number-columns-repeated="4"/>
          <table:table-cell office:value-type="string" calcext:value-type="string">
            <text:p>https://arxiv.org/abs/2003.13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Product Flow: An Easy and Extensible Library for Sum-Product Networks</text:p>
          </table:table-cell>
          <table:table-cell table:number-columns-repeated="4"/>
          <table:table-cell office:value-type="string" calcext:value-type="string">
            <text:p>https://arxiv.org/abs/2004.0116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king Objects as Points</text:p>
          </table:table-cell>
          <table:table-cell table:number-columns-repeated="4"/>
          <table:table-cell office:value-type="string" calcext:value-type="string">
            <text:p>https://arxiv.org/abs/2004.011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N classification using Neighbourhood Components Analysis</text:p>
          </table:table-cell>
          <table:table-cell table:number-columns-repeated="4"/>
          <table:table-cell office:value-type="string" calcext:value-type="string">
            <text:p>https://www.cs.toronto.edu/~hinton/absps/nc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ively Scaling Reinforcement Learning with SEED RL</text:p>
          </table:table-cell>
          <table:table-cell table:number-columns-repeated="4"/>
          <table:table-cell office:value-type="string" calcext:value-type="string">
            <text:p>https://arxiv.org/abs/1910.0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I program that plays Flappy Bird using reinforcement learning.</text:p>
          </table:table-cell>
          <table:table-cell table:number-columns-repeated="4"/>
          <table:table-cell office:value-type="string" calcext:value-type="string">
            <text:p>https://arxiv.org/abs/2003.09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hGAN: High-Resolution Image Synthesis from Salient Object Layout</text:p>
          </table:table-cell>
          <table:table-cell table:number-columns-repeated="4"/>
          <table:table-cell office:value-type="string" calcext:value-type="string">
            <text:p>https://arxiv.org/abs/2003.1169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transformer language models with reinforcement learning</text:p>
          </table:table-cell>
          <table:table-cell table:number-columns-repeated="4"/>
          <table:table-cell office:value-type="string" calcext:value-type="string">
            <text:p>https://arxiv.org/pdf/1909.0859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ient-Centralization: A New Optimization Technique for Deep Neural Networks</text:p>
          </table:table-cell>
          <table:table-cell table:number-columns-repeated="4"/>
          <table:table-cell office:value-type="string" calcext:value-type="string">
            <text:p>https://arxiv.org/abs/2004.01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Adversarial Nets</text:p>
          </table:table-cell>
          <table:table-cell table:style-name="ce86" office:value-type="string" calcext:value-type="string">
            <text:p>Ian J. Goodfellow </text:p>
          </table:table-cell>
          <table:table-cell office:value-type="string" calcext:value-type="string">
            <text:p>Jun 2014</text:p>
          </table:table-cell>
          <table:table-cell table:style-name="ce107" office:value-type="string" calcext:value-type="string">
            <text:p>i</text:p>
          </table:table-cell>
          <table:table-cell/>
          <table:table-cell office:value-type="string" calcext:value-type="string">
            <text:p>https://arxiv.org/abs/1406.2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pace: Discovering Interpretable GAN Controls</text:p>
          </table:table-cell>
          <table:table-cell table:number-columns-repeated="4"/>
          <table:table-cell office:value-type="string" calcext:value-type="string">
            <text:p>https://arxiv.org/abs/2004.02546v1</text:p>
          </table:table-cell>
          <table:table-cell/>
          <table:table-cell office:value-type="string" calcext:value-type="string">
            <text:p>https://www.youtube.com/watch?v=jdTICDa_eAI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ing Self-Supervised and Semi-Supervised Learning with SimCLR</text:p>
          </table:table-cell>
          <table:table-cell table:number-columns-repeated="4"/>
          <table:table-cell office:value-type="string" calcext:value-type="string">
            <text:p>https://arxiv.org/abs/2002.05709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PIFu: Pixel-Aligned Implicit Function for High-Resolution Clothed Human Digitization</text:p>
          </table:table-cell>
          <table:table-cell table:style-name="ce86" office:value-type="string" calcext:value-type="string">
            <text:p>Shunsuke Saito <text:s/>Zeng Huang Ryota Natsume</text:p>
          </table:table-cell>
          <table:table-cell table:style-name="ce106" office:value-type="string" calcext:value-type="string">
            <text:p>may – dec 2019</text:p>
          </table:table-cell>
          <table:table-cell table:style-name="ce107" office:value-type="string" calcext:value-type="string">
            <text:p>beautiful</text:p>
          </table:table-cell>
          <table:table-cell/>
          <table:table-cell office:value-type="string" calcext:value-type="string">
            <text:p>https://arxiv.org/abs/1905.05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iGAN: Learning Versatile Image-to-Image Translation with Two Unpaired Images</text:p>
          </table:table-cell>
          <table:table-cell table:number-columns-repeated="4"/>
          <table:table-cell office:value-type="string" calcext:value-type="string">
            <text:p>https://arxiv.org/abs/2004.04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Det from Google: Towards Scalable and Efficient Object Detection</text:p>
          </table:table-cell>
          <table:table-cell table:number-columns-repeated="4"/>
          <table:table-cell office:value-type="string" calcext:value-type="string">
            <text:p>https://arxiv.org/abs/1911.09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-Global Video-Text Interactions for Temporal Grounding</text:p>
          </table:table-cell>
          <table:table-cell table:number-columns-repeated="4"/>
          <table:table-cell office:value-type="string" calcext:value-type="string">
            <text:p>https://arxiv.org/abs/2004.07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ularizing Meta-Learning via Gradient Dropout</text:p>
          </table:table-cell>
          <table:table-cell table:number-columns-repeated="4"/>
          <table:table-cell office:value-type="string" calcext:value-type="string">
            <text:p>https://arxiv.org/abs/2004.05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 and Tell: Entity-Aware News Image Captioning</text:p>
          </table:table-cell>
          <table:table-cell table:number-columns-repeated="4"/>
          <table:table-cell office:value-type="string" calcext:value-type="string">
            <text:p>https://arxiv.org/abs/2004.08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NeSt: Split-Attention Networks</text:p>
          </table:table-cell>
          <table:table-cell table:number-columns-repeated="4"/>
          <table:table-cell office:value-type="string" calcext:value-type="string">
            <text:p>https://arxiv.org/abs/2004.08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st Squares Generative Adversarial Networks</text:p>
          </table:table-cell>
          <table:table-cell table:style-name="ce86" office:value-type="string" calcext:value-type="string">
            <text:p>Xudong Mao </text:p>
          </table:table-cell>
          <table:table-cell office:value-type="string" calcext:value-type="string">
            <text:p>Nov 2016 – apr 2017</text:p>
          </table:table-cell>
          <table:table-cell table:style-name="ce107" office:value-type="string" calcext:value-type="string">
            <text:p>i</text:p>
          </table:table-cell>
          <table:table-cell/>
          <table:table-cell office:value-type="string" calcext:value-type="string">
            <text:p>https://arxiv.org/abs/1611.04076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Introducing Aspects of Creativity in Automatic Poetry Generation</text:p>
          </table:table-cell>
          <table:table-cell table:style-name="ce86" office:value-type="string" calcext:value-type="string">
            <text:p>Brendan Bena </text:p>
          </table:table-cell>
          <table:table-cell table:style-name="ce86" office:value-type="string" calcext:value-type="string">
            <text:p>Feb 2020 </text:p>
          </table:table-cell>
          <table:table-cell table:style-name="ce107" office:value-type="string" calcext:value-type="string">
            <text:p>i, beautiful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2002.02511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Generating lyrics with variational autoencoder andmulti-modal artist embeddings</text:p>
          </table:table-cell>
          <table:table-cell table:style-name="ce86" office:value-type="string" calcext:value-type="string">
            <text:p>Olga Vechtomova </text:p>
          </table:table-cell>
          <table:table-cell table:style-name="ce86" office:value-type="string" calcext:value-type="string">
            <text:p>Dec 2018 </text:p>
          </table:table-cell>
          <table:table-cell table:style-name="ce107" office:value-type="string" calcext:value-type="string">
            <text:p>i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1812.08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with quantization noise for extreme model compression</text:p>
          </table:table-cell>
          <table:table-cell table:number-columns-repeated="4"/>
          <table:table-cell office:value-type="string" calcext:value-type="string">
            <text:p>https://arxiv.org/abs/2004.07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Monolingual Sentence Embeddings Multilingual using Knowledge Distillation</text:p>
          </table:table-cell>
          <table:table-cell table:number-columns-repeated="4"/>
          <table:table-cell office:value-type="string" calcext:value-type="string">
            <text:p>https://arxiv.org/abs/2004.098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 v4 (v3/v2) - Windows and Linux version of Darknet Neural Networks for object detection (Tensor Cores are used) </text:p>
          </table:table-cell>
          <table:table-cell table:number-columns-repeated="4"/>
          <table:table-cell office:value-type="string" calcext:value-type="string">
            <text:p>https://arxiv.org/abs/2004.109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ow Does NLP Benefit Legal System: A Summary of Legal Artificial Intelligence</text:p>
          </table:table-cell>
          <table:table-cell table:number-columns-repeated="4"/>
          <table:table-cell office:value-type="string" calcext:value-type="string">
            <text:p>https://arxiv.org/abs/2004.12158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Jukebox: a new generative model for audio from OpenAI</text:p>
          </table:table-cell>
          <table:table-cell table:number-columns-repeated="4"/>
          <table:table-cell office:value-type="string" calcext:value-type="string">
            <text:p>http://cdn.openai.com/papers/jukebox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suring Information Propagation in Literary Social Network</text:p>
          </table:table-cell>
          <table:table-cell table:number-columns-repeated="4"/>
          <table:table-cell office:value-type="string" calcext:value-type="string">
            <text:p>https://arxiv.org/pdf/2004.1398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BDT: Neural-Backed Decision Trees</text:p>
          </table:table-cell>
          <table:table-cell table:style-name="ce86" office:value-type="string" calcext:value-type="string">
            <text:p>Alvin Wan </text:p>
          </table:table-cell>
          <table:table-cell table:style-name="ce86" office:value-type="string" calcext:value-type="string">
            <text:p>Apr 2020 </text:p>
          </table:table-cell>
          <table:table-cell table:style-name="ce107"/>
          <table:table-cell office:value-type="string" calcext:value-type="string">
            <text:p>general ml</text:p>
          </table:table-cell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ee Through Obstructions</text:p>
          </table:table-cell>
          <table:table-cell table:style-name="ce86" office:value-type="string" calcext:value-type="string">
            <text:p>Yu-Lun Liu </text:p>
          </table:table-cell>
          <table:table-cell table:style-name="ce86" office:value-type="string" calcext:value-type="string">
            <text:p>Apr 2020 </text:p>
          </table:table-cell>
          <table:table-cell table:style-name="ce107" office:value-type="string" calcext:value-type="string">
            <text:p>i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https://arxiv.org/abs/2004.011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ment Learning with Augmented Data</text:p>
          </table:table-cell>
          <table:table-cell table:number-columns-repeated="4"/>
          <table:table-cell office:value-type="string" calcext:value-type="string">
            <text:p>https://arxiv.org/abs/2004.149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t Video Depth Estimation</text:p>
          </table:table-cell>
          <table:table-cell table:number-columns-repeated="4"/>
          <table:table-cell office:value-type="string" calcext:value-type="string">
            <text:p>https://arxiv.org/abs/2004.150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volutional Neural Networks with Interactive Visualization</text:p>
          </table:table-cell>
          <table:table-cell table:number-columns-repeated="4"/>
          <table:table-cell office:value-type="string" calcext:value-type="string">
            <text:p>https://arxiv.org/abs/2004.15004v1</text:p>
          </table:table-cell>
          <table:table-cell/>
          <table:table-cell office:value-type="string" calcext:value-type="string">
            <text:p>https://www.youtube.com/watch?v=HnWIHWFbuUQ&amp;feature=youtu.b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NUBIA (NeUral Based Interchangeability Assessor) is a new SoTA evaluation metric for text generation</text:p>
          </table:table-cell>
          <table:table-cell table:number-columns-repeated="4"/>
          <table:table-cell office:value-type="string" calcext:value-type="string">
            <text:p>https://arxiv.org/abs/2004.14667v1</text:p>
          </table:table-cell>
          <table:table-cell office:value-type="string" calcext:value-type="string">
            <text:p>https://wl-research.github.io/blog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 Implementation of ERNIE For Language Understanding (including Pre-training models and Fine-tuning tools)</text:p>
          </table:table-cell>
          <table:table-cell table:number-columns-repeated="4"/>
          <table:table-cell office:value-type="string" calcext:value-type="string">
            <text:p>https://medium.com/@zxiao2015/understanding-language-using-xlnet-with-autoregressive-pre-training-9c86e5bea443</text:p>
          </table:table-cell>
          <table:table-cell table:number-columns-repeated="5"/>
        </table:table-row>
        <table:table-row table:style-name="ro8">
          <table:table-cell table:style-name="ce103" office:value-type="string" calcext:value-type="string">
            <text:p>Striving for Simplicity: The All Convolutional Net</text:p>
          </table:table-cell>
          <table:table-cell table:style-name="ce86" office:value-type="string" calcext:value-type="string">
            <text:p>Springenberg, J.T., Dosovitskiy, A </text:p>
          </table:table-cell>
          <table:table-cell table:style-name="ce86"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arxiv.org/abs/1412.68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<text:s text:c="2"/>inside <text:s text:c="2"/>convolutional <text:s text:c="2"/>net-works: Visualising image classification models and saliency map</text:p>
          </table:table-cell>
          <table:table-cell office:value-type="string" calcext:value-type="string">
            <text:p>Simonyan, <text:s text:c="2"/>K., <text:s text:c="2"/>Vedaldi, <text:s text:c="2"/>A.,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Visualizing and understanding convolutional networks</text:p>
          </table:table-cell>
          <table:table-cell office:value-type="string" calcext:value-type="string">
            <text:p>Zeiler, M.D., Fergus, R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Grad-cam: Visual explanations from deep networks via gradient-based localization</text:p>
          </table:table-cell>
          <table:table-cell office:value-type="string" calcext:value-type="string">
            <text:p>Selvaraju, R.R., Cogswell, M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Axiomatic <text:s/>attribution <text:s/>for <text:s/>deep <text:s/>networks</text:p>
          </table:table-cell>
          <table:table-cell office:value-type="string" calcext:value-type="string">
            <text:p>Sundararajan, <text:s/>M., <text:s/>Taly, <text:s/>A.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Beneath the Tip of the Iceberg: Current Challenges and New Directions in Sentiment Analysis Research</text:p>
          </table:table-cell>
          <table:table-cell table:number-columns-repeated="4"/>
          <table:table-cell office:value-type="string" calcext:value-type="string">
            <text:p>https://arxiv.org/abs/2005.003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ow-Dimensional Hyperbolic Knowledge Graph Embeddings</text:p>
          </table:table-cell>
          <table:table-cell table:number-columns-repeated="4"/>
          <table:table-cell office:value-type="string" calcext:value-type="string">
            <text:p>https://arxiv.org/abs/2005.005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oopt: Riemannian Optimization in PyTorch</text:p>
          </table:table-cell>
          <table:table-cell table:number-columns-repeated="4"/>
          <table:table-cell office:value-type="string" calcext:value-type="string">
            <text:p>https://arxiv.org/abs/2005.028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explanations for discovering bias in data</text:p>
          </table:table-cell>
          <table:table-cell table:number-columns-repeated="4"/>
          <table:table-cell office:value-type="string" calcext:value-type="string">
            <text:p>https://arxiv.org/abs/2005.0226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t of Machine Learning Python plugins for GIMP</text:p>
          </table:table-cell>
          <table:table-cell table:number-columns-repeated="4"/>
          <table:table-cell office:value-type="string" calcext:value-type="string">
            <text:p>https://arxiv.org/abs/2004.130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K &amp; TKL - Efficient Transformer-based neural re-ranking models</text:p>
          </table:table-cell>
          <table:table-cell table:number-columns-repeated="4"/>
          <table:table-cell office:value-type="string" calcext:value-type="string">
            <text:p>https://arxiv.org/abs/2005.049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 paper, Truncated Quantile Critics, improves SOTA on MuJoCo by 20-30% ! With TF and PT code.</text:p>
          </table:table-cell>
          <table:table-cell table:number-columns-repeated="4"/>
          <table:table-cell office:value-type="string" calcext:value-type="string">
            <text:p>https://arxiv.org/abs/2005.0426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n-based Semantic Segmentation of LiDAR Point Clouds: An Experimental Study</text:p>
          </table:table-cell>
          <table:table-cell table:number-columns-repeated="4"/>
          <table:table-cell office:value-type="string" calcext:value-type="string">
            <text:p>https://arxiv.org/abs/2004.118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ttle Ball of Fur</text:p>
          </table:table-cell>
          <table:table-cell table:number-columns-repeated="4"/>
          <table:table-cell office:value-type="string" calcext:value-type="string">
            <text:p>https://arxiv.org/abs/2005.052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lowTron: Improved Text to Speech Engine from NVIDIA</text:p>
          </table:table-cell>
          <table:table-cell table:number-columns-repeated="4"/>
          <table:table-cell office:value-type="string" calcext:value-type="string">
            <text:p>https://arxiv.org/abs/2005.059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Torch version of Stable Baselines, improved implementations of reinforcement learning algorithms.</text:p>
          </table:table-cell>
          <table:table-cell table:number-columns-repeated="4"/>
          <table:table-cell office:value-type="string" calcext:value-type="string">
            <text:p>https://arxiv.org/abs/2005.057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hind the Scene: Revealing the Secrets of Pre-trained Vision-and-Language Models</text:p>
          </table:table-cell>
          <table:table-cell table:number-columns-repeated="4"/>
          <table:table-cell office:value-type="string" calcext:value-type="string">
            <text:p>https://arxiv.org/pdf/2005.0731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D RL: SCALABLE AND EFFICIENT DEEP-RL WITH ACCELERATED CENTRAL INFERENCE</text:p>
          </table:table-cell>
          <table:table-cell table:number-columns-repeated="4"/>
          <table:table-cell office:value-type="string" calcext:value-type="string">
            <text:p>https://openreview.net/pdf?id=rkgvXlrK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ssembleNet: Searching for Multi-Stream Neural Connectivity in Video Architectures</text:p>
          </table:table-cell>
          <table:table-cell table:number-columns-repeated="4"/>
          <table:table-cell office:value-type="string" calcext:value-type="string">
            <text:p>https://openreview.net/pdf?id=SJgMK64Yw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ble Reasoning Over a Virtual Knowledge Base</text:p>
          </table:table-cell>
          <table:table-cell table:number-columns-repeated="4"/>
          <table:table-cell office:value-type="string" calcext:value-type="string">
            <text:p>https://openreview.net/pdf?id=SJxstlHFPH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BatchEnsemble: an Alternative Approach to Efficient Ensemble and Lifelong Learning</text:p>
          </table:table-cell>
          <table:table-cell table:number-columns-repeated="4"/>
          <table:table-cell office:value-type="string" calcext:value-type="string">
            <text:p><text:a xlink:href="https://openreview.net/pdf?id=Sklf1yrYDr" xlink:type="simple">https://openreview.net/pdf?id=Sklf1yrYDr</text:a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cy Regularization for Generative Adversarial Networks</text:p>
          </table:table-cell>
          <table:table-cell table:number-columns-repeated="4"/>
          <table:table-cell office:value-type="string" calcext:value-type="string">
            <text:p>https://openreview.net/pdf?id=S1lxKlSKP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ing and Diagnosing Adversarial Images with Class-Conditional Capsule Reconstructions</text:p>
          </table:table-cell>
          <table:table-cell table:number-columns-repeated="4"/>
          <table:table-cell office:value-type="string" calcext:value-type="string">
            <text:p>https://openreview.net/pdf?id=Skgy464Kv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S-MAML: Simple Hessian-Free Meta Learning </text:p>
          </table:table-cell>
          <table:table-cell table:number-columns-repeated="4"/>
          <table:table-cell office:value-type="string" calcext:value-type="string">
            <text:p>https://openreview.net/pdf?id=S1exA2NtD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ation Bounds for Deep Convolutional Neural Networks</text:p>
          </table:table-cell>
          <table:table-cell table:number-columns-repeated="4"/>
          <table:table-cell office:value-type="string" calcext:value-type="string">
            <text:p>https://openreview.net/pdf?id=r1e_FpNF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d Genetic Algorithm Learning for Optimizing Computation Graphs</text:p>
          </table:table-cell>
          <table:table-cell table:number-columns-repeated="4"/>
          <table:table-cell office:value-type="string" calcext:value-type="string">
            <text:p>https://openreview.net/pdf?id=rkxDoJBYP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Neural Methods for Reasoning With a Symbolic Knowledge Base</text:p>
          </table:table-cell>
          <table:table-cell table:number-columns-repeated="4"/>
          <table:table-cell office:value-type="string" calcext:value-type="string">
            <text:p>https://openreview.net/pdf?id=BJlguT4YP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deoFlow: A Conditional Flow-Based Model for Stochastic Video Generation</text:p>
          </table:table-cell>
          <table:table-cell table:number-columns-repeated="4"/>
          <table:table-cell office:value-type="string" calcext:value-type="string">
            <text:p>https://openreview.net/pdf?id=rJgUfTEYv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DSP: Differentiable Digital Signal Processing</text:p>
          </table:table-cell>
          <table:table-cell table:number-columns-repeated="4"/>
          <table:table-cell office:value-type="string" calcext:value-type="string">
            <text:p>https://openreview.net/pdf?id=B1x1ma4t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/>Dream to Control: Learning Behaviors by Latent Imagination</text:p>
          </table:table-cell>
          <table:table-cell table:number-columns-repeated="4"/>
          <table:table-cell office:value-type="string" calcext:value-type="string">
            <text:p>https://openreview.net/pdf?id=S1lOTC4tD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Symbolic Reader: Scalable Integration of Distributed and Symbolic Representations for Reading Comprehension</text:p>
          </table:table-cell>
          <table:table-cell table:number-columns-repeated="4"/>
          <table:table-cell office:value-type="string" calcext:value-type="string">
            <text:p>https://openreview.net/pdf?id=ryxjnREF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ta-Learning without Memorization</text:p>
          </table:table-cell>
          <table:table-cell table:number-columns-repeated="4"/>
          <table:table-cell office:value-type="string" calcext:value-type="string">
            <text:p>https://openreview.net/pdf?id=BklEFpEYw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Tangents: Fast and Easy Infinite Neural Networks in Python</text:p>
          </table:table-cell>
          <table:table-cell table:number-columns-repeated="4"/>
          <table:table-cell office:value-type="string" calcext:value-type="string">
            <text:p>https://openreview.net/pdf?id=SklD9yrFP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ngle-Stage Semantic Segmentation from Image Labels</text:p>
          </table:table-cell>
          <table:table-cell table:number-columns-repeated="4"/>
          <table:table-cell office:value-type="string" calcext:value-type="string">
            <text:p>https://arxiv.org/abs/2005.081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p2Wav</text:p>
          </table:table-cell>
          <table:table-cell table:number-columns-repeated="4"/>
          <table:table-cell office:value-type="string" calcext:value-type="string">
            <text:p>https://arxiv.org/abs/2005.082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Structure Learning for Robust Graph Neural Networks</text:p>
          </table:table-cell>
          <table:table-cell table:number-columns-repeated="4"/>
          <table:table-cell office:value-type="string" calcext:value-type="string">
            <text:p>https://arxiv.org/abs/2005.102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stance-aware Image Colorization</text:p>
          </table:table-cell>
          <table:table-cell table:number-columns-repeated="4"/>
          <table:table-cell office:value-type="string" calcext:value-type="string">
            <text:p>https://arxiv.org/abs/2005.108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mJAX: symbolic CPU/GPU/TPU programming</text:p>
          </table:table-cell>
          <table:table-cell table:number-columns-repeated="4"/>
          <table:table-cell office:value-type="string" calcext:value-type="string">
            <text:p>https://arxiv.org/pdf/2005.10635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valuating Natural Language Generation with BLEURT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004.0469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int2Mesh in PyTorch</text:p>
          </table:table-cell>
          <table:table-cell table:number-columns-repeated="4"/>
          <table:table-cell office:value-type="string" calcext:value-type="string">
            <text:p>https://arxiv.org/abs/2005.110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⫶TR: End-to-End Object Detection with Transformers</text:p>
          </table:table-cell>
          <table:table-cell table:number-columns-repeated="4"/>
          <table:table-cell office:value-type="string" calcext:value-type="string">
            <text:p>https://arxiv.org/abs/2005.128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computer-aided severity assessment</text:p>
          </table:table-cell>
          <table:table-cell table:number-columns-repeated="4"/>
          <table:table-cell office:value-type="string" calcext:value-type="string">
            <text:p>https://arxiv.org/abs/2005.128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gmentation Loss Odyssey</text:p>
          </table:table-cell>
          <table:table-cell table:number-columns-repeated="4"/>
          <table:table-cell office:value-type="string" calcext:value-type="string">
            <text:p>https://arxiv.org/abs/2005.134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-3: Language Models are Few-Shot Learners</text:p>
          </table:table-cell>
          <table:table-cell table:number-columns-repeated="4"/>
          <table:table-cell office:value-type="string" calcext:value-type="string">
            <text:p>https://arxiv.org/abs/2005.141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alyzing pretraining approaches for vision and language tasks</text:p>
          </table:table-cell>
          <table:table-cell table:number-columns-repeated="4"/>
          <table:table-cell office:value-type="string" calcext:value-type="string">
            <text:p>https://arxiv.org/abs/2004.087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Uncertainty for Computer Vision with Functional Variational Inference</text:p>
          </table:table-cell>
          <table:table-cell table:number-columns-repeated="4"/>
          <table:table-cell office:value-type="string" calcext:value-type="string">
            <text:p>https://arxiv.org/pdf/2003.0339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me: A research framework for reinforcement learning</text:p>
          </table:table-cell>
          <table:table-cell table:number-columns-repeated="4"/>
          <table:table-cell office:value-type="string" calcext:value-type="string">
            <text:p>https://arxiv.org/abs/2006.009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mooth Representation of SO(3) for Deep Rotation Learning with Uncertainty</text:p>
          </table:table-cell>
          <table:table-cell table:number-columns-repeated="4"/>
          <table:table-cell office:value-type="string" calcext:value-type="string">
            <text:p>https://arxiv.org/abs/2006.010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oRS: Detecting Objects with Recursive Feature Pyramid and Switchable Atrous Convolution</text:p>
          </table:table-cell>
          <table:table-cell table:number-columns-repeated="4"/>
          <table:table-cell office:value-type="string" calcext:value-type="string">
            <text:p>https://arxiv.org/abs/2006.023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calable and Cloud-Native Hyperparameter Tuning System</text:p>
          </table:table-cell>
          <table:table-cell table:number-columns-repeated="4"/>
          <table:table-cell office:value-type="string" calcext:value-type="string">
            <text:p>https://arxiv.org/abs/2006.0208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EGASUS: A State-of-the-Art Model for Abstractive Text Summarization</text:p>
          </table:table-cell>
          <table:table-cell table:number-columns-repeated="4"/>
          <table:table-cell office:value-type="string" calcext:value-type="string">
            <text:p>https://arxiv.org/abs/1912.087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ed Focal Loss: Learning Qualified and Distributed Bounding Boxes for Dense Object Detection</text:p>
          </table:table-cell>
          <table:table-cell table:number-columns-repeated="4"/>
          <table:table-cell office:value-type="string" calcext:value-type="string">
            <text:p>https://arxiv.org/abs/2006.043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Ov5 is Here: State-of-the-Art Object Detection at 140 FPS</text:p>
          </table:table-cell>
          <table:table-cell table:number-columns-repeated="4"/>
          <table:table-cell office:value-type="string" calcext:value-type="string">
            <text:p>https://blog.roboflow.ai/yolov5-is-here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nparametric Feature Impact and Importance</text:p>
          </table:table-cell>
          <table:table-cell table:number-columns-repeated="4"/>
          <table:table-cell office:value-type="string" calcext:value-type="string">
            <text:p>https://arxiv.org/abs/2006.0475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tchGAN: A Self-supervised Semi-supervised Conditional Generative Adversarial Network</text:p>
          </table:table-cell>
          <table:table-cell table:number-columns-repeated="4"/>
          <table:table-cell office:value-type="string" calcext:value-type="string">
            <text:p>https://arxiv.org/abs/2006.0661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ex: Learning Visual Representations from Textual Annotations</text:p>
          </table:table-cell>
          <table:table-cell table:number-columns-repeated="4"/>
          <table:table-cell office:value-type="string" calcext:value-type="string">
            <text:p>http://arxiv.org/abs/2006.0666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imulate Complex Physics with Graph Networks</text:p>
          </table:table-cell>
          <table:table-cell table:style-name="ce86" office:value-type="string" calcext:value-type="string">
            <text:p>Alvaro Sanchez-Gonzalez </text:p>
          </table:table-cell>
          <table:table-cell table:style-name="ce86" office:value-type="string" calcext:value-type="string">
            <text:p>2020  </text:p>
          </table:table-cell>
          <table:table-cell table:number-columns-repeated="2"/>
          <table:table-cell office:value-type="string" calcext:value-type="string">
            <text:p>https://arxiv.org/abs/2002.094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FuHD: Multi-Level Pixel-Aligned Implicit Function for High-Resolution 3D Human Digitization</text:p>
          </table:table-cell>
          <table:table-cell table:number-columns-repeated="4"/>
          <table:table-cell office:value-type="string" calcext:value-type="string">
            <text:p>https://arxiv.org/abs/2004.004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nthesizing High-Resolution Images with StyleGAN2</text:p>
          </table:table-cell>
          <table:table-cell table:number-columns-repeated="4"/>
          <table:table-cell office:value-type="string" calcext:value-type="string">
            <text:p>https://news.developer.nvidia.com/synthesizing-high-resolution-images-with-stylegan2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thinking the Truly Unsupervised Image-to-Image Translation - Official PyTorch Implementation</text:p>
          </table:table-cell>
          <table:table-cell table:number-columns-repeated="4"/>
          <table:table-cell office:value-type="string" calcext:value-type="string">
            <text:p>https://arxiv.org/abs/2006.0650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sing Multi-Scale Attention for Semantic Segmentation</text:p>
          </table:table-cell>
          <table:table-cell table:number-columns-repeated="4"/>
          <table:table-cell office:value-type="string" calcext:value-type="string">
            <text:p>https://arxiv.org/abs/2005.108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CLR - A Simple Framework for Contrastive Learning of Visual Representations</text:p>
          </table:table-cell>
          <table:table-cell table:number-columns-repeated="4"/>
          <table:table-cell office:value-type="string" calcext:value-type="string">
            <text:p>https://arxiv.org/abs/2006.100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Manifold Ordinary Differential Equations</text:p>
          </table:table-cell>
          <table:table-cell table:number-columns-repeated="4"/>
          <table:table-cell office:value-type="string" calcext:value-type="string">
            <text:p>https://arxiv.org/abs/2006.1025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-Efficient GANs with DiffAugment</text:p>
          </table:table-cell>
          <table:table-cell table:number-columns-repeated="4"/>
          <table:table-cell office:value-type="string" calcext:value-type="string">
            <text:p>https://arxiv.org/abs/2006.107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oising Diffusion Probabilistic Models</text:p>
          </table:table-cell>
          <table:table-cell table:number-columns-repeated="4"/>
          <table:table-cell office:value-type="string" calcext:value-type="string">
            <text:p>https://arxiv.org/abs/2006.1123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NetHack Learning Environment</text:p>
          </table:table-cell>
          <table:table-cell table:number-columns-repeated="2"/>
          <table:table-cell table:style-name="ce109"/>
          <table:table-cell/>
          <table:table-cell office:value-type="string" calcext:value-type="string">
            <text:p>https://arxiv.org/abs/2006.137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ULSE: Self-Supervised Photo Upsampling via Latent Space Exploration of Generative Models</text:p>
          </table:table-cell>
          <table:table-cell table:number-columns-repeated="4"/>
          <table:table-cell office:value-type="string" calcext:value-type="string">
            <text:p>https://arxiv.org/abs/2003.03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oogle &amp; DeepMind Researchers Revamp ImageNet</text:p>
          </table:table-cell>
          <table:table-cell table:number-columns-repeated="4"/>
          <table:table-cell office:value-type="string" calcext:value-type="string">
            <text:p>https://arxiv.org/pdf/2006.0715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Semantically Enhanced Feature for Fine-Grained Image Classification</text:p>
          </table:table-cell>
          <table:table-cell table:number-columns-repeated="4"/>
          <table:table-cell office:value-type="string" calcext:value-type="string">
            <text:p>https://arxiv.org/abs/2006.134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tracting the main trend in a dataset: the Sequencer algorithm</text:p>
          </table:table-cell>
          <table:table-cell table:number-columns-repeated="4"/>
          <table:table-cell office:value-type="string" calcext:value-type="string">
            <text:p>https://arxiv.org/abs/2006.1394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nsor Programs II: Neural Tangent Kernel for Any Architecture</text:p>
          </table:table-cell>
          <table:table-cell table:number-columns-repeated="4"/>
          <table:table-cell office:value-type="string" calcext:value-type="string">
            <text:p>https://arxiv.org/abs/2006.14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supervised Discovery of Object Landmarks via Contrastive Learning</text:p>
          </table:table-cell>
          <table:table-cell table:number-columns-repeated="4"/>
          <table:table-cell office:value-type="string" calcext:value-type="string">
            <text:p>https://arxiv.org/abs/2006.1478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hensive survey about role of Deep Learning for Scientific discovery</text:p>
          </table:table-cell>
          <table:table-cell table:number-columns-repeated="4"/>
          <table:table-cell office:value-type="string" calcext:value-type="string">
            <text:p>https://arxiv.org/pdf/2003.1175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ineNet: A Novel Architecture for Object Detection Discovered with Neural Architecture Search</text:p>
          </table:table-cell>
          <table:table-cell table:number-columns-repeated="4"/>
          <table:table-cell office:value-type="string" calcext:value-type="string">
            <text:p>https://arxiv.org/abs/1912.050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NLI: A New Benchmark for Natural Language Understanding</text:p>
          </table:table-cell>
          <table:table-cell table:number-columns-repeated="4"/>
          <table:table-cell office:value-type="string" calcext:value-type="string">
            <text:p>https://arxiv.org/abs/1910.14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Single Image Manipulation</text:p>
          </table:table-cell>
          <table:table-cell table:number-columns-repeated="4"/>
          <table:table-cell office:value-type="string" calcext:value-type="string">
            <text:p>https://arxiv.org/abs/2007.012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complexity of understanding others as the evolutionary origin of empathy and emotional contagion</text:p>
          </table:table-cell>
          <table:table-cell table:number-columns-repeated="3"/>
          <table:table-cell office:value-type="string" calcext:value-type="string">
            <text:p>NOT ML</text:p>
          </table:table-cell>
          <table:table-cell office:value-type="string" calcext:value-type="string">
            <text:p>https://www.nature.com/articles/s41598-019-41835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ualizing and Measuring the Geometry of BERT</text:p>
          </table:table-cell>
          <table:table-cell table:number-columns-repeated="4"/>
          <table:table-cell office:value-type="string" calcext:value-type="string">
            <text:p>https://arxiv.org/abs/1906.0271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ochastic Wasserstein Autoencoder for Probabilistic Sentence Generation</text:p>
          </table:table-cell>
          <table:table-cell table:number-columns-repeated="4"/>
          <table:table-cell office:value-type="string" calcext:value-type="string">
            <text:p>https://arxiv.org/abs/1806.0846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Networks</text:p>
          </table:table-cell>
          <table:table-cell table:number-columns-repeated="4"/>
          <table:table-cell office:value-type="string" calcext:value-type="string">
            <text:p>https://arxiv.org/abs/1609.091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Text Generation Using Wasserstein Autoencoders with a Mixture of Gaussian Prior</text:p>
          </table:table-cell>
          <table:table-cell table:number-columns-repeated="4"/>
          <table:table-cell office:value-type="string" calcext:value-type="string">
            <text:p>https://arxiv.org/abs/1911.0382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Language Understandingby Generative Pre-Training</text:p>
          </table:table-cell>
          <table:table-cell table:number-columns-repeated="4"/>
          <table:table-cell office:value-type="string" calcext:value-type="string">
            <text:p>https://s3-us-west-2.amazonaws.com/openai-assets/research-covers/language-unsupervised/language_understanding_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Is All You Need</text:p>
          </table:table-cell>
          <table:table-cell table:number-columns-repeated="4"/>
          <table:table-cell office:value-type="string" calcext:value-type="string">
            <text:p>http://papers.nips.cc/paper/7181-attention-is-all-you-need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ed Representation Learning forNon-Parallel Text Style Transfer</text:p>
          </table:table-cell>
          <table:table-cell table:number-columns-repeated="4"/>
          <table:table-cell office:value-type="string" calcext:value-type="string">
            <text:p>https://www.aclweb.org/anthology/P19-1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avelet Networks: Scale Equivariant Learning From Raw Waveforms</text:p>
          </table:table-cell>
          <table:table-cell table:number-columns-repeated="4"/>
          <table:table-cell office:value-type="string" calcext:value-type="string">
            <text:p>https://arxiv.org/abs/2006.05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agleEye: Fast Sub-net Evaluation for Efficient Neural Network Pruning</text:p>
          </table:table-cell>
          <table:table-cell table:number-columns-repeated="4"/>
          <table:table-cell office:value-type="string" calcext:value-type="string">
            <text:p>https://arxiv.org/abs/2007.024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uto-Sklearn 2.0: The Next Generation</text:p>
          </table:table-cell>
          <table:table-cell table:number-columns-repeated="4"/>
          <table:table-cell office:value-type="string" calcext:value-type="string">
            <text:p>https://arxiv.org/pdf/2007.0407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Astrocyte-Modulated Neuromorphic Central Pattern Generator for Hexapod Robot Locomotion on Intel's Loihi</text:p>
          </table:table-cell>
          <table:table-cell table:number-columns-repeated="4"/>
          <table:table-cell office:value-type="string" calcext:value-type="string">
            <text:p>https://arxiv.org/abs/2006.047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and Accurate Neural CRF Constituency Parsing</text:p>
          </table:table-cell>
          <table:table-cell table:number-columns-repeated="4"/>
          <table:table-cell office:value-type="string" calcext:value-type="string">
            <text:p>https://www.ijcai.org/Proceedings/2020/5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door SfMLearner</text:p>
          </table:table-cell>
          <table:table-cell table:number-columns-repeated="4"/>
          <table:table-cell office:value-type="string" calcext:value-type="string">
            <text:p>https://arxiv.org/abs/2007.076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celerating 3D Deep Learning with PyTorch3D</text:p>
          </table:table-cell>
          <table:table-cell table:number-columns-repeated="4"/>
          <table:table-cell office:value-type="string" calcext:value-type="string">
            <text:p>https://arxiv.org/abs/2007.0850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scale Interactive Network for Salient Object Detection</text:p>
          </table:table-cell>
          <table:table-cell table:number-columns-repeated="4"/>
          <table:table-cell office:value-type="string" calcext:value-type="string">
            <text:p>https://arxiv.org/abs/2007.090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ensus-Aware Visual-Semantic Embedding (CVSE)</text:p>
          </table:table-cell>
          <table:table-cell table:number-columns-repeated="4"/>
          <table:table-cell office:value-type="string" calcext:value-type="string">
            <text:p>https://arxiv.org/abs/2007.0888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ivate prediction methods: A systematic study by Facebook Research</text:p>
          </table:table-cell>
          <table:table-cell table:number-columns-repeated="4"/>
          <table:table-cell office:value-type="string" calcext:value-type="string">
            <text:p>https://arxiv.org/pdf/2007.0508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ole-Body Human Pose Estimation in the Wild</text:p>
          </table:table-cell>
          <table:table-cell table:number-columns-repeated="4"/>
          <table:table-cell office:value-type="string" calcext:value-type="string">
            <text:p>https://arxiv.org/abs/2007.118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SVG A Hierarchical Generative Network for Vector Graphics Animation</text:p>
          </table:table-cell>
          <table:table-cell table:number-columns-repeated="4"/>
          <table:table-cell office:value-type="string" calcext:value-type="string">
            <text:p>https://arxiv.org/abs/2007.113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 Unplugged: Benchmarks for Offline Reinforcement Learning</text:p>
          </table:table-cell>
          <table:table-cell table:number-columns-repeated="4"/>
          <table:table-cell office:value-type="string" calcext:value-type="string">
            <text:p>https://arxiv.org/abs/2006.1388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byAI 1.1</text:p>
          </table:table-cell>
          <table:table-cell table:number-columns-repeated="4"/>
          <table:table-cell office:value-type="string" calcext:value-type="string">
            <text:p>https://arxiv.org/abs/2007.127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pMask: Spatial Information Preservation for Fast Image and Video Instance Segmentation</text:p>
          </table:table-cell>
          <table:table-cell table:number-columns-repeated="4"/>
          <table:table-cell office:value-type="string" calcext:value-type="string">
            <text:p>https://arxiv.org/abs/2007.147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 the Convergence of Tsetlin Machines for the IDENTITY- and NOT Operators</text:p>
          </table:table-cell>
          <table:table-cell table:number-columns-repeated="4"/>
          <table:table-cell office:value-type="string" calcext:value-type="string">
            <text:p>https://arxiv.org/abs/2007.14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Speech Synthesis</text:p>
          </table:table-cell>
          <table:table-cell table:number-columns-repeated="4"/>
          <table:table-cell office:value-type="string" calcext:value-type="string">
            <text:p>https://arxiv.org/abs/2008.0076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penAI GPT-3 - Good At Almost Everything</text:p>
          </table:table-cell>
          <table:table-cell table:number-columns-repeated="4"/>
          <table:table-cell office:value-type="string" calcext:value-type="string">
            <text:p>https://arxiv.org/abs/2005.141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xt: A Deep Neural Text Understanding Framework</text:p>
          </table:table-cell>
          <table:table-cell table:number-columns-repeated="4"/>
          <table:table-cell office:value-type="string" calcext:value-type="string">
            <text:p>https://arxiv.org/abs/2008.02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Question and Answer Test-Train Overlap in Open-Domain Question Answering Datasets</text:p>
          </table:table-cell>
          <table:table-cell table:number-columns-repeated="4"/>
          <table:table-cell office:value-type="string" calcext:value-type="string">
            <text:p>https://arxiv.org/abs/2008.0263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yerwise learning for Quantum Neural Networks</text:p>
          </table:table-cell>
          <table:table-cell table:number-columns-repeated="4"/>
          <table:table-cell office:value-type="string" calcext:value-type="string">
            <text:p>https://arxiv.org/abs/2003.029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uided Collaborative Training for Pixel-wise Semi-Supervised Learning</text:p>
          </table:table-cell>
          <table:table-cell table:number-columns-repeated="4"/>
          <table:table-cell office:value-type="string" calcext:value-type="string">
            <text:p>https://arxiv.org/abs/2008.052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nguage Interpretability Tool</text:p>
          </table:table-cell>
          <table:table-cell table:number-columns-repeated="4"/>
          <table:table-cell office:value-type="string" calcext:value-type="string">
            <text:p>https://arxiv.org/abs/2008.05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ware Testing in a Scientiﬁc Research Group</text:p>
          </table:table-cell>
          <table:table-cell table:number-columns-repeated="4"/>
          <table:table-cell office:value-type="string" calcext:value-type="string">
            <text:p>https://www.researchgate.net/publication/307993678_Software_Testing_in_a_Scientific_Research_Group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riented Object Detection in Aerial Images with Box Boundary-Aware Vectors</text:p>
          </table:table-cell>
          <table:table-cell table:number-columns-repeated="4"/>
          <table:table-cell office:value-type="string" calcext:value-type="string">
            <text:p>https://arxiv.org/abs/2008.0704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llenges of Real-World Reinforcement Learning</text:p>
          </table:table-cell>
          <table:table-cell table:number-columns-repeated="4"/>
          <table:table-cell office:value-type="string" calcext:value-type="string">
            <text:p>https://arxiv.org/abs/1904.129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troducing TF-Coder, a tool that writes tricky TensorFlow expressions for you</text:p>
          </table:table-cell>
          <table:table-cell table:number-columns-repeated="4"/>
          <table:table-cell office:value-type="string" calcext:value-type="string">
            <text:p>https://arxiv.org/abs/2003.09040</text:p>
          </table:table-cell>
          <table:table-cell office:value-type="string" calcext:value-type="string">
            <text:p>https://blog.tensorflow.org/2020/08/introducing-tensorflow-coder-tool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Wav2Lip: Accurately Lip-syncing Videos In The Wild</text:p>
          </table:table-cell>
          <table:table-cell table:number-columns-repeated="4"/>
          <table:table-cell office:value-type="string" calcext:value-type="string">
            <text:p>https://arxiv.org/abs/2008.1001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ery Deep Convolutional Networks for Large-Scale Image Recognitio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When zombies attack!</text:p>
          </table:table-cell>
          <table:table-cell table:number-columns-repeated="4"/>
          <table:table-cell office:value-type="string" calcext:value-type="string">
            <text:p>https://loe.org/images/content/091023/Zombie%20Publication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Hessian Penalty — Official Implementation</text:p>
          </table:table-cell>
          <table:table-cell table:number-columns-repeated="4"/>
          <table:table-cell office:value-type="string" calcext:value-type="string">
            <text:p>https://arxiv.org/abs/2008.10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p2Vec</text:p>
          </table:table-cell>
          <table:table-cell table:number-columns-repeated="4"/>
          <table:table-cell office:value-type="string" calcext:value-type="string">
            <text:p>https://arxiv.org/abs/2008.094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wsome-domain-adaptation</text:p>
          </table:table-cell>
          <table:table-cell table:number-columns-repeated="4"/>
          <table:table-cell office:value-type="string" calcext:value-type="string">
            <text:p>https://arxiv.org/abs/2009.001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Little W-Net that Could</text:p>
          </table:table-cell>
          <table:table-cell table:number-columns-repeated="4"/>
          <table:table-cell office:value-type="string" calcext:value-type="string">
            <text:p>https://arxiv.org/abs/2009.0190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LT: a Benchmark for Knowledge Intensive Language Tasks</text:p>
          </table:table-cell>
          <table:table-cell table:number-columns-repeated="4"/>
          <table:table-cell office:value-type="string" calcext:value-type="string">
            <text:p>https://arxiv.org/abs/2009.022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is AI Creates Human Faces From Your Sketches!</text:p>
          </table:table-cell>
          <table:table-cell table:number-columns-repeated="4"/>
          <table:table-cell office:value-type="string" calcext:value-type="string">
            <text:p>https://arxiv.org/abs/2006.010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l Machine Learning</text:p>
          </table:table-cell>
          <table:table-cell table:number-columns-repeated="4"/>
          <table:table-cell office:value-type="string" calcext:value-type="string">
            <text:p>https://arxiv.org/abs/2005.023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rchKGE: Knowledge Graph Embedding in Python and PyTorch</text:p>
          </table:table-cell>
          <table:table-cell table:number-columns-repeated="4"/>
          <table:table-cell office:value-type="string" calcext:value-type="string">
            <text:p>https://arxiv.org/abs/2009.0296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derstanding the Role of Individual Units in a Deep Neural Network</text:p>
          </table:table-cell>
          <table:table-cell table:number-columns-repeated="4"/>
          <table:table-cell office:value-type="string" calcext:value-type="string">
            <text:p>https://arxiv.org/pdf/2009.05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setlin Machine</text:p>
          </table:table-cell>
          <table:table-cell table:number-columns-repeated="4"/>
          <table:table-cell office:value-type="string" calcext:value-type="string">
            <text:p>https://arxiv.org/abs/1804.0150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SOT</text:p>
          </table:table-cell>
          <table:table-cell table:number-columns-repeated="4"/>
          <table:table-cell office:value-type="string" calcext:value-type="string">
            <text:p>https://arxiv.org/abs/2009.034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ule-Guided Graph Neural Networks for Recommender Systems</text:p>
          </table:table-cell>
          <table:table-cell table:number-columns-repeated="4"/>
          <table:table-cell office:value-type="string" calcext:value-type="string">
            <text:p>https://arxiv.org/abs/2009.0410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ER: Volume Invariant Position-based Elastic Rods</text:p>
          </table:table-cell>
          <table:table-cell table:style-name="ce86" office:value-type="string" calcext:value-type="string">
            <text:p>Baptiste Angles </text:p>
          </table:table-cell>
          <table:table-cell table:style-name="ce86" office:value-type="string" calcext:value-type="string">
            <text:p>2019  </text:p>
          </table:table-cell>
          <table:table-cell table:number-columns-repeated="2"/>
          <table:table-cell office:value-type="string" calcext:value-type="string">
            <text:p>https://arxiv.org/abs/1906.052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Sparse Training with RigL</text:p>
          </table:table-cell>
          <table:table-cell table:number-columns-repeated="4"/>
          <table:table-cell office:value-type="string" calcext:value-type="string">
            <text:p>https://arxiv.org/abs/1911.111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alog Ranking Pretrained Transformers</text:p>
          </table:table-cell>
          <table:table-cell table:number-columns-repeated="4"/>
          <table:table-cell office:value-type="string" calcext:value-type="string">
            <text:p>https://arxiv.org/abs/2009.069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L V2</text:p>
          </table:table-cell>
          <table:table-cell table:number-columns-repeated="4"/>
          <table:table-cell office:value-type="string" calcext:value-type="string">
            <text:p>https://arxiv.org/abs/2009.0845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ell and Simon's Logic Theorist: Historical Background and Impact on Cognitive Modeling</text:p>
          </table:table-cell>
          <table:table-cell table:style-name="ce86" office:value-type="string" calcext:value-type="string">
            <text:p>Leo Gugert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Jump Stochastic Differential Equations</text:p>
          </table:table-cell>
          <table:table-cell table:style-name="ce86" office:value-type="string" calcext:value-type="string">
            <text:p>Junteng Jia </text:p>
          </table:table-cell>
          <table:table-cell office:value-type="string" calcext:value-type="string">
            <text:p>2019-2020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Action and Perception as Divergence Minimization</text:p>
          </table:table-cell>
          <table:table-cell table:style-name="ce86" office:value-type="string" calcext:value-type="string">
            <text:p>Danijar Hafner </text:p>
          </table:table-cell>
          <table:table-cell table:style-name="ce86"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https://arxiv.org/abs/2009.017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ld Photo Restoration (Official PyTorch Implementation)</text:p>
          </table:table-cell>
          <table:table-cell table:number-columns-repeated="4"/>
          <table:table-cell office:value-type="string" calcext:value-type="string">
            <text:p>https://arxiv.org/pdf/2009.07047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, Accurate and Stable 3D Dense Face Alignment</text:p>
          </table:table-cell>
          <table:table-cell table:number-columns-repeated="4"/>
          <table:table-cell office:value-type="string" calcext:value-type="string">
            <text:p>https://arxiv.org/abs/2009.099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 and efficient post-processing for video object detection</text:p>
          </table:table-cell>
          <table:table-cell table:number-columns-repeated="4"/>
          <table:table-cell office:value-type="string" calcext:value-type="string">
            <text:p>https://arxiv.org/abs/2009.110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Normalization</text:p>
          </table:table-cell>
          <table:table-cell table:number-columns-repeated="4"/>
          <table:table-cell office:value-type="string" calcext:value-type="string">
            <text:p>https://arxiv.org/abs/2009.1174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GNet: Context-aware Feature Generation for Zero-shot Semantic Segmentation</text:p>
          </table:table-cell>
          <table:table-cell table:number-columns-repeated="4"/>
          <table:table-cell office:value-type="string" calcext:value-type="string">
            <text:p>https://arxiv.org/abs/2009.122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tterance-level Dialogue Understanding: An Empirical Study</text:p>
          </table:table-cell>
          <table:table-cell table:number-columns-repeated="4"/>
          <table:table-cell office:value-type="string" calcext:value-type="string">
            <text:p>https://arxiv.org/abs/2009.13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RP Loss: A Ranking-based, Balanced Loss Function</text:p>
          </table:table-cell>
          <table:table-cell table:number-columns-repeated="4"/>
          <table:table-cell office:value-type="string" calcext:value-type="string">
            <text:p>https://arxiv.org/abs/2009.135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trong Single-Stage Baseline for Long-Tailed Problems</text:p>
          </table:table-cell>
          <table:table-cell table:number-columns-repeated="4"/>
          <table:table-cell office:value-type="string" calcext:value-type="string">
            <text:p>https://arxiv.org/abs/2009.129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om Trees to Continuous Embeddings and Back: Hyperbolic Hierarchical Clustering</text:p>
          </table:table-cell>
          <table:table-cell table:number-columns-repeated="4"/>
          <table:table-cell office:value-type="string" calcext:value-type="string">
            <text:p>https://arxiv.org/abs/2010.00402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Flexible, High Performance Convolutional Neural Networks for Image Classification</text:p>
          </table:table-cell>
          <table:table-cell table:number-columns-repeated="3"/>
          <table:table-cell office:value-type="string" calcext:value-type="string">
            <text:p>convnets</text:p>
          </table:table-cell>
          <table:table-cell office:value-type="string" calcext:value-type="string">
            <text:p><text:a xlink:href="http://www.ijcai.org/Proceedings/11/Papers/210.pdf" xlink:type="simple">www.ijcai.org/Proceedings/11/Papers/210.pdf</text:a>.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ImageNet Classification with Deep Convolutional Neural Networks</text:p>
          </table:table-cell>
          <table:table-cell table:number-columns-repeated="4"/>
          <table:table-cell table:style-name="ce110" office:value-type="string" calcext:value-type="string">
            <text:p> <text:span text:style-name="T13">http://mng.bz/2286</text:span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U-Net-pytorch</text:p>
          </table:table-cell>
          <table:table-cell table:number-columns-repeated="4"/>
          <table:table-cell office:value-type="string" calcext:value-type="string">
            <text:p>https://arxiv.org/abs/2006.048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new open source framework for automatic differentiation with graphs</text:p>
          </table:table-cell>
          <table:table-cell table:number-columns-repeated="4"/>
          <table:table-cell office:value-type="string" calcext:value-type="string">
            <text:p>https://arxiv.org/abs/2010.010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F: Learning a General Radiance Field for 3D Scene Representation and Rendering</text:p>
          </table:table-cell>
          <table:table-cell table:number-columns-repeated="4"/>
          <table:table-cell office:value-type="string" calcext:value-type="string">
            <text:p>https://arxiv.org/abs/2010.0459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artial FC</text:p>
          </table:table-cell>
          <table:table-cell table:number-columns-repeated="4"/>
          <table:table-cell office:value-type="string" calcext:value-type="string">
            <text:p>https://arxiv.org/abs/2010.052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aBelief Optimizer</text:p>
          </table:table-cell>
          <table:table-cell table:number-columns-repeated="4"/>
          <table:table-cell office:value-type="string" calcext:value-type="string">
            <text:p>https://arxiv.org/abs/2010.074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mpirical Analysis of Visual Features for Multiple Object Tracking in Urban Scenes</text:p>
          </table:table-cell>
          <table:table-cell table:number-columns-repeated="4"/>
          <table:table-cell office:value-type="string" calcext:value-type="string">
            <text:p>https://arxiv.org/abs/2010.0788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modal Dense Video Captioning</text:p>
          </table:table-cell>
          <table:table-cell table:number-columns-repeated="4"/>
          <table:table-cell office:value-type="string" calcext:value-type="string">
            <text:p>https://arxiv.org/abs/2005.08271</text:p>
          </table:table-cell>
          <table:table-cell office:value-type="string" calcext:value-type="string">
            <text:p>https://habr.com/ru/company/ods/blog/515688/#6-multi-modal-dense-video-captio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ntrastive Learning with Hard Negative Samples</text:p>
          </table:table-cell>
          <table:table-cell table:number-columns-repeated="4"/>
          <table:table-cell office:value-type="string" calcext:value-type="string">
            <text:p>https://arxiv.org/pdf/2010.04592.pdf</text:p>
          </table:table-cell>
          <table:table-cell table:number-columns-repeated="5"/>
        </table:table-row>
        <table:table-row table:style-name="ro7">
          <table:table-cell table:number-columns-repeated="5"/>
          <table:table-cell office:value-type="string" calcext:value-type="string">
            <text:p>https://www.fundamental-research.ru/ru/article/view?id=39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SBD: Python Sentence Boundary Disambiguation (SBD)</text:p>
          </table:table-cell>
          <table:table-cell table:number-columns-repeated="4"/>
          <table:table-cell office:value-type="string" calcext:value-type="string">
            <text:p>https://arxiv.org/abs/2010.096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xample of Graph Convolutional Networks</text:p>
          </table:table-cell>
          <table:table-cell table:number-columns-repeated="4"/>
          <table:table-cell office:value-type="string" calcext:value-type="string">
            <text:p>https://arxiv.org/abs/1609.029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ion Transformer</text:p>
          </table:table-cell>
          <table:table-cell table:number-columns-repeated="4"/>
          <table:table-cell office:value-type="string" calcext:value-type="string">
            <text:p>https://arxiv.org/abs/2010.119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Shifter — Unofficial PyTorch Implementation</text:p>
          </table:table-cell>
          <table:table-cell table:number-columns-repeated="4"/>
          <table:table-cell office:value-type="string" calcext:value-type="string">
            <text:p>https://arxiv.org/abs/1912.134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ermiNet: Quantum Physics and Chemistry from First Principles</text:p>
          </table:table-cell>
          <table:table-cell table:number-columns-repeated="4"/>
          <table:table-cell office:value-type="string" calcext:value-type="string">
            <text:p>https://journals.aps.org/prresearch/abstract/10.1103/PhysRevResearch.2.0334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T5 (mT5) is a massively multilingual pretrained text-to-text transformer model</text:p>
          </table:table-cell>
          <table:table-cell table:number-columns-repeated="4"/>
          <table:table-cell office:value-type="string" calcext:value-type="string">
            <text:p>https://arxiv.org/abs/2010.119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ted Linear Networks</text:p>
          </table:table-cell>
          <table:table-cell table:number-columns-repeated="4"/>
          <table:table-cell office:value-type="string" calcext:value-type="string">
            <text:p>https://arxiv.org/abs/2010.12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itcoin Trading is Irrational! An Analysis of the Disposition Effect in Bitcoin</text:p>
          </table:table-cell>
          <table:table-cell table:number-columns-repeated="4"/>
          <table:table-cell office:value-type="string" calcext:value-type="string">
            <text:p>https://arxiv.org/abs/2010.1241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hena is an open-source implementation of end-to-end speech processing engine</text:p>
          </table:table-cell>
          <table:table-cell table:number-columns-repeated="4"/>
          <table:table-cell office:value-type="string" calcext:value-type="string">
            <text:p>https://arxiv.org/abs/2010.139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bdominal Organ Segmentation A Solved Problem?</text:p>
          </table:table-cell>
          <table:table-cell table:number-columns-repeated="4"/>
          <table:table-cell office:value-type="string" calcext:value-type="string">
            <text:p>https://arxiv.org/abs/2010.14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tilling Prioritized Paths For One-Shot Neural Architecture Search</text:p>
          </table:table-cell>
          <table:table-cell table:number-columns-repeated="4"/>
          <table:table-cell office:value-type="string" calcext:value-type="string">
            <text:p>https://arxiv.org/abs/2010.1582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perimental design for MRI by greedy policy search</text:p>
          </table:table-cell>
          <table:table-cell table:number-columns-repeated="4"/>
          <table:table-cell office:value-type="string" calcext:value-type="string">
            <text:p>https://arxiv.org/abs/2010.162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nd-to-end Animal Image Matting</text:p>
          </table:table-cell>
          <table:table-cell table:number-columns-repeated="4"/>
          <table:table-cell office:value-type="string" calcext:value-type="string">
            <text:p>https://arxiv.org/abs/2010.161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sticulator: A framework for semantically-aware speech-driven gesture generation</text:p>
          </table:table-cell>
          <table:table-cell table:number-columns-repeated="4"/>
          <table:table-cell office:value-type="string" calcext:value-type="string">
            <text:p>https://arxiv.org/abs/2001.093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ssAI: a PyTorch library and evaluation platform for end-to-end compression research</text:p>
          </table:table-cell>
          <table:table-cell table:number-columns-repeated="4"/>
          <table:table-cell office:value-type="string" calcext:value-type="string">
            <text:p>https://arxiv.org/abs/2011.030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Bole. A unified, comprehensive and efficient recommendation library</text:p>
          </table:table-cell>
          <table:table-cell table:number-columns-repeated="4"/>
          <table:table-cell office:value-type="string" calcext:value-type="string">
            <text:p>https://arxiv.org/abs/2011.017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ing Latent Space for Unsupervised Semantic Face Editing</text:p>
          </table:table-cell>
          <table:table-cell table:number-columns-repeated="4"/>
          <table:table-cell office:value-type="string" calcext:value-type="string">
            <text:p>https://arxiv.org/abs/2011.026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library to train large neural networks across the internet</text:p>
          </table:table-cell>
          <table:table-cell table:number-columns-repeated="4"/>
          <table:table-cell office:value-type="string" calcext:value-type="string">
            <text:p>https://arxiv.org/abs/2002.0401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quila is an Extensible Quantum Information and Learning Architecture</text:p>
          </table:table-cell>
          <table:table-cell table:number-columns-repeated="4"/>
          <table:table-cell office:value-type="string" calcext:value-type="string">
            <text:p>https://arxiv.org/abs/2011.030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vdiffrast – Modular Primitives for High-Performance Differentiable Rendering</text:p>
          </table:table-cell>
          <table:table-cell table:number-columns-repeated="4"/>
          <table:table-cell office:value-type="string" calcext:value-type="string">
            <text:p>http://arxiv.org/abs/2011.032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Multimodal Fusion by Channel Exchanging</text:p>
          </table:table-cell>
          <table:table-cell table:number-columns-repeated="4"/>
          <table:table-cell office:value-type="string" calcext:value-type="string">
            <text:p>https://arxiv.org/abs/2011.050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Patch-Free Global Learning Framework for Fully End-to-End Hyperspectral Image Classification</text:p>
          </table:table-cell>
          <table:table-cell table:number-columns-repeated="4"/>
          <table:table-cell office:value-type="string" calcext:value-type="string">
            <text:p>https://ieeexplore.ieee.org/document/900762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FE: Real-Time Intermediate Flow Estimation for Video Frame Interpolation</text:p>
          </table:table-cell>
          <table:table-cell table:number-columns-repeated="4"/>
          <table:table-cell office:value-type="string" calcext:value-type="string">
            <text:p>https://arxiv.org/pdf/2011.0629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Neural Painting</text:p>
          </table:table-cell>
          <table:table-cell table:number-columns-repeated="4"/>
          <table:table-cell office:value-type="string" calcext:value-type="string">
            <text:p>https://arxiv.org/abs/2011.0811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Efficient GANs using Differentiable Masks and Co-Attention Distillation</text:p>
          </table:table-cell>
          <table:table-cell table:number-columns-repeated="4"/>
          <table:table-cell office:value-type="string" calcext:value-type="string">
            <text:p>https://arxiv.org/abs/2011.0838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JU-DHD dataset (object detection and pedestrian detection)</text:p>
          </table:table-cell>
          <table:table-cell table:number-columns-repeated="4"/>
          <table:table-cell office:value-type="string" calcext:value-type="string">
            <text:p>https://arxiv.org/abs/2011.09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se Label Encoding for Boundary Discontinuity Free Rotation Detection</text:p>
          </table:table-cell>
          <table:table-cell table:number-columns-repeated="4"/>
          <table:table-cell office:value-type="string" calcext:value-type="string">
            <text:p>https://arxiv.org/abs/2011.096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inRL: A Deep Reinforcement Learning Library for Automated Stock Trading in Quantitative Finance</text:p>
          </table:table-cell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https://arxiv.org/abs/2011.096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uine Openset re-ID Metric (GOM)</text:p>
          </table:table-cell>
          <table:table-cell table:number-columns-repeated="4"/>
          <table:table-cell office:value-type="string" calcext:value-type="string">
            <text:p>https://arxiv.org/abs/2011.115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monGen: A Constrained Text Generation Challengefor Generative Commonsense Reasoning</text:p>
          </table:table-cell>
          <table:table-cell table:number-columns-repeated="4"/>
          <table:table-cell office:value-type="string" calcext:value-type="string">
            <text:p>https://arxiv.org/pdf/1911.037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ce-time Neural Irradiance Fields for Free-Viewpoint Video</text:p>
          </table:table-cell>
          <table:table-cell table:number-columns-repeated="4"/>
          <table:table-cell office:value-type="string" calcext:value-type="string">
            <text:p>https://arxiv.org/pdf/2011.1295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rse R-CNN: End-to-End Object Detection with Learnable Proposals</text:p>
          </table:table-cell>
          <table:table-cell table:number-columns-repeated="4"/>
          <table:table-cell office:value-type="string" calcext:value-type="string">
            <text:p>https://arxiv.org/abs/2011.12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age Inpainting with Contextual Reconstruction Loss</text:p>
          </table:table-cell>
          <table:table-cell table:number-columns-repeated="4"/>
          <table:table-cell office:value-type="string" calcext:value-type="string">
            <text:p>https://arxiv.org/abs/2011.128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&amp; Cross Network (DCN)</text:p>
          </table:table-cell>
          <table:table-cell table:number-columns-repeated="4"/>
          <table:table-cell office:value-type="string" calcext:value-type="string">
            <text:p>https://arxiv.org/pdf/2008.13535.pdf</text:p>
          </table:table-cell>
          <table:table-cell/>
          <table:table-cell office:value-type="string" calcext:value-type="string">
            <text:p>https://blog.tensorflow.org/2020/11/tensorflow-recommenders-scalable-retrieval-feature-interaction-modelling.html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Learning a Similarity Metric Discriminatively, with Application to Face Verification</text:p>
          </table:table-cell>
          <table:table-cell table:number-columns-repeated="4"/>
          <table:table-cell office:value-type="string" calcext:value-type="string">
            <text:p>http://yann.lecun.com/exdb/publis/pdf/chopra-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mensionality Reduction by Learning an Invariant Mapping</text:p>
          </table:table-cell>
          <table:table-cell table:number-columns-repeated="4"/>
          <table:table-cell office:value-type="string" calcext:value-type="string">
            <text:p>http://yann.lecun.com/exdb/publis/pdf/hadsell-chopra-lecun-0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ummarize from Human Feedback</text:p>
          </table:table-cell>
          <table:table-cell table:number-columns-repeated="4"/>
          <table:table-cell office:value-type="string" calcext:value-type="string">
            <text:p>https://proceedings.neurips.cc//paper/2020/file/1f89885d556929e98d3ef9b86448f951-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ully Convolutional Networks for Panoptic Segmentation</text:p>
          </table:table-cell>
          <table:table-cell table:number-columns-repeated="4"/>
          <table:table-cell office:value-type="string" calcext:value-type="string">
            <text:p>https://arxiv.org/pdf/2012.007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BeL: A general game-playing AI bot that excels at poker and more</text:p>
          </table:table-cell>
          <table:table-cell table:number-columns-repeated="4"/>
          <table:table-cell office:value-type="string" calcext:value-type="string">
            <text:p>https://arxiv.org/abs/2007.135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Photogrammetry-based Framework to Facilitate Image-based Modeling and Automatic Camera Tracking</text:p>
          </table:table-cell>
          <table:table-cell table:number-columns-repeated="4"/>
          <table:table-cell office:value-type="string" calcext:value-type="string">
            <text:p>https://arxiv.org/abs/2012.0104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NeRF: Neural Radiance Fields from One or Few Images</text:p>
          </table:table-cell>
          <table:table-cell table:number-columns-repeated="4"/>
          <table:table-cell office:value-type="string" calcext:value-type="string">
            <text:p>http://arxiv.org/abs/2012.021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able Tree Filter V2</text:p>
          </table:table-cell>
          <table:table-cell table:number-columns-repeated="4"/>
          <table:table-cell office:value-type="string" calcext:value-type="string">
            <text:p>https://arxiv.org/abs/2012.0348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Better Object Detection in Scale Variation with Adaptive Feature Selection</text:p>
          </table:table-cell>
          <table:table-cell table:number-columns-repeated="4"/>
          <table:table-cell office:value-type="string" calcext:value-type="string">
            <text:p>https://arxiv.org/abs/2012.032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ver: machine learning for streaming data in Python</text:p>
          </table:table-cell>
          <table:table-cell table:number-columns-repeated="4"/>
          <table:table-cell office:value-type="string" calcext:value-type="string">
            <text:p>https://arxiv.org/abs/2012.047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eNet: Towards End-to-End One-Stage Object Detection</text:p>
          </table:table-cell>
          <table:table-cell table:number-columns-repeated="4"/>
          <table:table-cell office:value-type="string" calcext:value-type="string">
            <text:p>https://arxiv.org/abs/2012.0578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-DeepLab: Learning Visual Perception with Depth-aware Video Panoptic Segmentation</text:p>
          </table:table-cell>
          <table:table-cell table:number-columns-repeated="4"/>
          <table:table-cell office:value-type="string" calcext:value-type="string">
            <text:p>https://arxiv.org/abs/2012.052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al-Time High-Resolution Background Matting</text:p>
          </table:table-cell>
          <table:table-cell table:number-columns-repeated="4"/>
          <table:table-cell office:value-type="string" calcext:value-type="string">
            <text:p>https://arxiv.org/abs/2012.078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ax -useful building blocks for implementing reinforcement learning agents</text:p>
          </table:table-cell>
          <table:table-cell table:number-columns-repeated="4"/>
          <table:table-cell office:value-type="string" calcext:value-type="string">
            <text:p>https://deepmind.com/blog/article/using-jax-to-accelerate-our-researc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former: Beyond Efficient Transformer for Long Sequence Time-Series Forecasting</text:p>
          </table:table-cell>
          <table:table-cell table:number-columns-repeated="4"/>
          <table:table-cell office:value-type="string" calcext:value-type="string">
            <text:p>https://arxiv.org/abs/2012.074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abs/2012.090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tinuous Image Representation with Local Implicit Image Function</text:p>
          </table:table-cell>
          <table:table-cell table:number-columns-repeated="4"/>
          <table:table-cell office:value-type="string" calcext:value-type="string">
            <text:p>https://arxiv.org/abs/2012.091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Transformer Architecture</text:p>
          </table:table-cell>
          <table:table-cell table:number-columns-repeated="4"/>
          <table:table-cell office:value-type="string" calcext:value-type="string">
            <text:p>https://arxiv.org/abs/2012.096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icient CNN-LSTM based Image Captioning using Neural Network Compression</text:p>
          </table:table-cell>
          <table:table-cell table:number-columns-repeated="4"/>
          <table:table-cell office:value-type="string" calcext:value-type="string">
            <text:p>https://arxiv.org/pdf/2012.0970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pdf/2012.0900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omain specific BERT representation for Named Entity Recognition of lab protocol</text:p>
          </table:table-cell>
          <table:table-cell table:number-columns-repeated="4"/>
          <table:table-cell office:value-type="string" calcext:value-type="string">
            <text:p>https://arxiv.org/pdf/2012.1114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actEdge: Real-time Instance Segmentation on the Edge</text:p>
          </table:table-cell>
          <table:table-cell table:number-columns-repeated="4"/>
          <table:table-cell office:value-type="string" calcext:value-type="string">
            <text:p>https://arxiv.org/abs/2012.12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CON: Recognizing Emotion Cause in CONversations</text:p>
          </table:table-cell>
          <table:table-cell table:number-columns-repeated="4"/>
          <table:table-cell office:value-type="string" calcext:value-type="string">
            <text:p>https://arxiv.org/pdf/2012.118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iT: Data-efficient Image Transformers</text:p>
          </table:table-cell>
          <table:table-cell table:number-columns-repeated="4"/>
          <table:table-cell office:value-type="string" calcext:value-type="string">
            <text:p>https://arxiv.org/abs/2012.1287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A Object Detection</text:p>
          </table:table-cell>
          <table:table-cell table:number-columns-repeated="4"/>
          <table:table-cell office:value-type="string" calcext:value-type="string">
            <text:p>https://arxiv.org/abs/2012.126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ective Deployment of CNNs for 3DoF Pose Estimation and Grasping in Industrial Settings</text:p>
          </table:table-cell>
          <table:table-cell table:number-columns-repeated="4"/>
          <table:table-cell office:value-type="string" calcext:value-type="string">
            <text:p>https://arxiv.org/abs/2012.132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Zero General: Open Reimplementation of 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Context Networks</text:p>
          </table:table-cell>
          <table:table-cell table:number-columns-repeated="4"/>
          <table:table-cell office:value-type="string" calcext:value-type="string">
            <text:p>https://arxiv.org/abs/2012.1337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lving Mixed Integer Programs Using Neural Networks</text:p>
          </table:table-cell>
          <table:table-cell table:number-columns-repeated="4"/>
          <table:table-cell office:value-type="string" calcext:value-type="string">
            <text:p>https://arxiv.org/abs/2012.1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-IntroVAE: Analyzing and Improving Introspective Variational Autoencoders</text:p>
          </table:table-cell>
          <table:table-cell table:number-columns-repeated="4"/>
          <table:table-cell office:value-type="string" calcext:value-type="string">
            <text:p>https://arxiv.org/abs/2012.1325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DAL: Medical Abbreviation Disambiguation Dataset for Natural Language Understanding Pretraining</text:p>
          </table:table-cell>
          <table:table-cell table:number-columns-repeated="4"/>
          <table:table-cell office:value-type="string" calcext:value-type="string">
            <text:p>https://arxiv.org/abs/2012.1397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er and Stabilized GAN Training for High-fidelity Few-shot Image Synthesis</text:p>
          </table:table-cell>
          <table:table-cell table:number-columns-repeated="4"/>
          <table:table-cell office:value-type="string" calcext:value-type="string">
            <text:p>https://openreview.net/forum?id=1Fqg133qRaI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</text:p>
          </table:table-cell>
          <table:table-cell table:number-columns-repeated="4"/>
          <table:table-cell office:value-type="string" calcext:value-type="string">
            <text:p>https://openreview.net/forum?id=5NA1PinlGFu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tor Normalization for Deep Neural Network Models</text:p>
          </table:table-cell>
          <table:table-cell table:number-columns-repeated="4"/>
          <table:table-cell office:value-type="string" calcext:value-type="string">
            <text:p>https://openreview.net/forum?id=LcPefbNSwx_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mbdaNetworks: Modeling long-range Interactions without Attention</text:p>
          </table:table-cell>
          <table:table-cell table:number-columns-repeated="4"/>
          <table:table-cell office:value-type="string" calcext:value-type="string">
            <text:p>https://openreview.net/forum?id=xTJEN-ggl1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Track: Multiple-Object Tracking with Transformer</text:p>
          </table:table-cell>
          <table:table-cell table:number-columns-repeated="4"/>
          <table:table-cell office:value-type="string" calcext:value-type="string">
            <text:p>https://arxiv.org/abs/2012.15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t All Memories are Created Equal: Learning to Expire</text:p>
          </table:table-cell>
          <table:table-cell table:number-columns-repeated="4"/>
          <table:table-cell office:value-type="string" calcext:value-type="string">
            <text:p>https://openreview.net/forum?id=ZVBtN6B_6i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SLab</text:p>
          </table:table-cell>
          <table:table-cell table:number-columns-repeated="4"/>
          <table:table-cell office:value-type="string" calcext:value-type="string">
            <text:p>https://arxiv.org/pdf/2101.0093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·E</text:p>
          </table:table-cell>
          <table:table-cell table:number-columns-repeated="4"/>
          <table:table-cell office:value-type="string" calcext:value-type="string">
            <text:p>https://cdn.openai.com/papers/Learning_Transferable_Visual_Models_From_Natural_Language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olumetric Grasping Network</text:p>
          </table:table-cell>
          <table:table-cell table:number-columns-repeated="4"/>
          <table:table-cell office:value-type="string" calcext:value-type="string">
            <text:p>https://arxiv.org/abs/2101.0113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Noise Suppression Challenge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ildDeepfake: A Challenging Real-World Dataset for Deepfake Detection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ZeRO: Memory Optimizations Paper</text:p>
          </table:table-cell>
          <table:table-cell table:number-columns-repeated="4"/>
          <table:table-cell office:value-type="string" calcext:value-type="string">
            <text:p>https://arxiv.org/abs/1910.02054</text:p>
          </table:table-cell>
          <table:table-cell office:value-type="string" calcext:value-type="string">
            <text:p>https://towardsdatascience.com/sharded-a-new-technique-to-double-the-size-of-pytorch-models-3af057466db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rner Case Description and Detection</text:p>
          </table:table-cell>
          <table:table-cell table:number-columns-repeated="4"/>
          <table:table-cell office:value-type="string" calcext:value-type="string">
            <text:p>https://arxiv.org/abs/2101.0249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Unified Learning Approach for Hand Gesture Recognition and Fingertip Detection</text:p>
          </table:table-cell>
          <table:table-cell table:number-columns-repeated="4"/>
          <table:table-cell office:value-type="string" calcext:value-type="string">
            <text:p>https://arxiv.org/abs/2101.020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eFlow</text:p>
          </table:table-cell>
          <table:table-cell table:number-columns-repeated="4"/>
          <table:table-cell office:value-type="string" calcext:value-type="string">
            <text:p>https://arxiv.org/pdf/2008.0240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racterising Bias in Compressed Models</text:p>
          </table:table-cell>
          <table:table-cell table:number-columns-repeated="4"/>
          <table:table-cell office:value-type="string" calcext:value-type="string">
            <text:p>https://arxiv.org/abs/2010.030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balanced Few-Shot Learning Framework in Pytorch</text:p>
          </table:table-cell>
          <table:table-cell table:number-columns-repeated="4"/>
          <table:table-cell office:value-type="string" calcext:value-type="string">
            <text:p>https://arxiv.org/abs/2101.0252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sets</text:p>
          </table:table-cell>
          <table:table-cell table:number-columns-repeated="4"/>
          <table:table-cell office:value-type="string" calcext:value-type="string">
            <text:p>https://arxiv.org/abs/2101.030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et: a deep architecture for audio surveillance applications</text:p>
          </table:table-cell>
          <table:table-cell table:number-columns-repeated="4"/>
          <table:table-cell office:value-type="string" calcext:value-type="string">
            <text:p>https://link.springer.com/article/10.1007/s00521-020-05572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tch Transformers: Scaling to Trillion Parameter Models with Simple and Efficient Sparsity</text:p>
          </table:table-cell>
          <table:table-cell table:number-columns-repeated="4"/>
          <table:table-cell office:value-type="string" calcext:value-type="string">
            <text:p>http://arxiv.org/abs/2101.03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pixel-based Refinement for Object Proposal Generation</text:p>
          </table:table-cell>
          <table:table-cell table:number-columns-repeated="4"/>
          <table:table-cell office:value-type="string" calcext:value-type="string">
            <text:p>https://arxiv.org/abs/2101.045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X-Zoo: A PyTorch Toolbox for Face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4407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Bayesian neural network predicts the dissolution of compact planetary systems</text:p>
          </table:table-cell>
          <table:table-cell table:number-columns-repeated="4"/>
          <table:table-cell office:value-type="string" calcext:value-type="string">
            <text:p>https://arxiv.org/abs/2101.0411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-labeling ImageNet: from Single to Multi-Labels, from Global to Localized Labels</text:p>
          </table:table-cell>
          <table:table-cell table:number-columns-repeated="4"/>
          <table:table-cell office:value-type="string" calcext:value-type="string">
            <text:p>https://arxiv.org/abs/2101.050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convolutional neural networks on FPGAs with hls4ml</text:p>
          </table:table-cell>
          <table:table-cell table:number-columns-repeated="4"/>
          <table:table-cell office:value-type="string" calcext:value-type="string">
            <text:p>https://arxiv.org/abs/2101.051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Metric Learning with Adaptive Margin for Top-K Recommendation</text:p>
          </table:table-cell>
          <table:table-cell table:number-columns-repeated="4"/>
          <table:table-cell office:value-type="string" calcext:value-type="string">
            <text:p>https://arxiv.org/abs/2101.048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LDetector</text:p>
          </table:table-cell>
          <table:table-cell table:number-columns-repeated="4"/>
          <table:table-cell office:value-type="string" calcext:value-type="string">
            <text:p>https://arxiv.org/pdf/1906.0585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uter Architecture-Aware Optimisation of DNA Analysis Systems</text:p>
          </table:table-cell>
          <table:table-cell table:number-columns-repeated="4"/>
          <table:table-cell office:value-type="string" calcext:value-type="string">
            <text:p>https://arxiv.org/abs/2101.0501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ness Gym is a Python evaluation toolkit for natural language process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1.048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mporal-Relational CrossTransformers for Few-Shot Action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61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ee Lunch for Few-shot Learning: Distribution Calibration</text:p>
          </table:table-cell>
          <table:table-cell table:number-columns-repeated="4"/>
          <table:table-cell office:value-type="string" calcext:value-type="string">
            <text:p>https://openreview.net/forum?id=JWOiYxMG92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mentum^2 Teacher: Momentum Teacher with Momentum Statistics for Self-Supervised Learning</text:p>
          </table:table-cell>
          <table:table-cell table:number-columns-repeated="4"/>
          <table:table-cell office:value-type="string" calcext:value-type="string">
            <text:p>https://arxiv.org/abs/2101.075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lib is a library for performing segmentation of objects in images and videos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vixra.org/abs/2101.0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-Backed Decision Trees</text:p>
          </table:table-cell>
          <table:table-cell table:number-columns-repeated="4"/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ime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86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lf-Adaptive Training</text:p>
          </table:table-cell>
          <table:table-cell table:number-columns-repeated="4"/>
          <table:table-cell office:value-type="string" calcext:value-type="string">
            <text:p>https://arxiv.org/abs/2101.087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vision by Registration and Triangulation for Landmark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986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IN: Transferable Interactiveness Network</text:p>
          </table:table-cell>
          <table:table-cell table:number-columns-repeated="4"/>
          <table:table-cell office:value-type="string" calcext:value-type="string">
            <text:p>https://arxiv.org/abs/2101.102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actical Bayesian Optimization of Machine Learning Algorithms</text:p>
          </table:table-cell>
          <table:table-cell table:number-columns-repeated="3"/>
          <table:table-cell office:value-type="string" calcext:value-type="string">
            <text:p>optimization</text:p>
          </table:table-cell>
          <table:table-cell office:value-type="string" calcext:value-type="string">
            <text:p>https://arxiv.org/abs/1206.29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mmarising Historical Text in Modern Languages</text:p>
          </table:table-cell>
          <table:table-cell table:number-columns-repeated="4"/>
          <table:table-cell office:value-type="string" calcext:value-type="string">
            <text:p>https://arxiv.org/abs/2101.1075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sing via Meta-Examples for Continual Learning in the Wild</text:p>
          </table:table-cell>
          <table:table-cell table:number-columns-repeated="4"/>
          <table:table-cell office:value-type="string" calcext:value-type="string">
            <text:p>https://arxiv.org/abs/2101.120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ottleneck Transformer - Pytorch</text:p>
          </table:table-cell>
          <table:table-cell table:number-columns-repeated="4"/>
          <table:table-cell office:value-type="string" calcext:value-type="string">
            <text:p>https://arxiv.org/abs/2101.1160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Reason Over Tables from Less Data</text:p>
          </table:table-cell>
          <table:table-cell table:number-columns-repeated="4"/>
          <table:table-cell office:value-type="string" calcext:value-type="string">
            <text:p>https://ai.googleblog.com/2021/01/learning-to-reason-over-tables-from.html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kens-to-Token ViT: Training Vision Transformers from Scratch on ImageNet</text:p>
          </table:table-cell>
          <table:table-cell table:number-columns-repeated="4"/>
          <table:table-cell office:value-type="string" calcext:value-type="string">
            <text:p>https://arxiv.org/abs/2101.11986</text:p>
          </table:table-cell>
          <table:table-cell office:value-type="string" calcext:value-type="string">
            <text:p>https://github.com/pytorch/examples/tree/master/imagene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Playable Video Generation</text:p>
          </table:table-cell>
          <table:table-cell table:number-columns-repeated="4"/>
          <table:table-cell office:value-type="string" calcext:value-type="string">
            <text:p>https://arxiv.org/abs/2101.1219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n We Automate Scientific Reviewing?</text:p>
          </table:table-cell>
          <table:table-cell table:number-columns-repeated="4"/>
          <table:table-cell office:value-type="string" calcext:value-type="string">
            <text:p>http://arxiv.org/abs/2102.0017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ectral Leakage and Rethinking the Kernel Size in CNNs</text:p>
          </table:table-cell>
          <table:table-cell table:number-columns-repeated="3"/>
          <table:table-cell office:value-type="string" calcext:value-type="string">
            <text:p>cnn</text:p>
          </table:table-cell>
          <table:table-cell office:value-type="string" calcext:value-type="string">
            <text:p>https://arxiv.org/abs/2101.10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leora: A Simple, Strong and Scalable Graph Embedding Scheme</text:p>
          </table:table-cell>
          <table:table-cell table:number-columns-repeated="4"/>
          <table:table-cell office:value-type="string" calcext:value-type="string">
            <text:p>https://arxiv.org/abs/2102.023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nover allows researchers and developers efficient training/inference of large-scale dialogue generation models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020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ly a Matter of Style: Age Transformation Using a Style-Based Regression Model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75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Monocular Depth in Dynamic Scenes via Instance-Aware Projection Consistency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6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itSet: Cross-view Gait Recognition through Utilizing Gait as a Deep Set</text:p>
          </table:table-cell>
          <table:table-cell table:number-columns-repeated="4"/>
          <table:table-cell office:value-type="string" calcext:value-type="string">
            <text:p>https://arxiv.org/abs/2102.032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ller2vec: A Multi-Entity Transformer For Multi-Agent Spatiotemporal Modeling</text:p>
          </table:table-cell>
          <table:table-cell table:number-columns-repeated="3"/>
          <table:table-cell office:value-type="string" calcext:value-type="string">
            <text:p>transformer</text:p>
          </table:table-cell>
          <table:table-cell office:value-type="string" calcext:value-type="string">
            <text:p>https://arxiv.org/abs/2102.032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InGame: Create a Game Character Face from a Single Portrait</text:p>
          </table:table-cell>
          <table:table-cell table:number-columns-repeated="3"/>
          <table:table-cell office:value-type="string" calcext:value-type="string">
            <text:p>generative</text:p>
          </table:table-cell>
          <table:table-cell office:value-type="string" calcext:value-type="string">
            <text:p>https://arxiv.org/abs/2102.023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 by Google</text:p>
          </table:table-cell>
          <table:table-cell table:number-columns-repeated="4"/>
          <table:table-cell office:value-type="string" calcext:value-type="string">
            <text:p>https://arxiv.org/abs/2102.044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eate Character Animation with small amount of data by using Generative Adversarial Network (GAN)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Perceptual Audio Metric (DPAM)</text:p>
          </table:table-cell>
          <table:table-cell table:number-columns-repeated="3"/>
          <table:table-cell office:value-type="string" calcext:value-type="string">
            <text:p>time series</text:p>
          </table:table-cell>
          <table:table-cell office:value-type="string" calcext:value-type="string">
            <text:p>https://arxiv.org/abs/2102.051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igh-Performance Large-Scale Image Recognition Without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Segmentation Loss for Sketch Color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chemy: A structured task distribution for meta-reinforcement learning</text:p>
          </table:table-cell>
          <table:table-cell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https://arxiv.org/abs/2102.029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se Neural Networks Have Superpowers! </text:p>
          </table:table-cell>
          <table:table-cell table:number-columns-repeated="4"/>
          <table:table-cell office:value-type="string" calcext:value-type="string">
            <text:p>https://arxiv.org/abs/2012.0984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GAN: Two Transformers Can Make One Strong GAN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2.0707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stering Atari with Discrete World Models</text:p>
          </table:table-cell>
          <table:table-cell table:number-columns-repeated="4"/>
          <table:table-cell office:value-type="string" calcext:value-type="string">
            <text:p>https://arxiv.org/abs/2010.0219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rapeutics Data Commons: Machine Learning Datasets and Tasks for Therapeutics</text:p>
          </table:table-cell>
          <table:table-cell table:number-columns-repeated="4"/>
          <table:table-cell office:value-type="string" calcext:value-type="string">
            <text:p>https://arxiv.org/abs/2102.09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biased Teacher for Semi-Supervised Object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94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el Search by Google</text:p>
          </table:table-cell>
          <table:table-cell table:number-columns-repeated="4"/>
          <table:table-cell office:value-type="string" calcext:value-type="string">
            <text:p>https://pdfs.semanticscholar.org/1bca/d4cdfbc01fbb60a815660d034e561843d67a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-E Zero-Shot Text-to-Image Generation</text:p>
          </table:table-cell>
          <table:table-cell table:number-columns-repeated="4"/>
          <table:table-cell office:value-type="string" calcext:value-type="string">
            <text:p>https://arxiv.org/abs/2102.1209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en Attention Meets Fast Recurrence: Training Language Models with Reduced Compute</text:p>
          </table:table-cell>
          <table:table-cell table:number-columns-repeated="4"/>
          <table:table-cell office:value-type="string" calcext:value-type="string">
            <text:p>https://arxiv.org/abs/2102.124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STR: A Classification Perspective on Scene Text Recognition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8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Relational Tsetlin Machine with Applications to Natural Language Understand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95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ple multi-dataset detection</text:p>
          </table:table-cell>
          <table:table-cell table:number-columns-repeated="3"/>
          <table:table-cell office:value-type="string" calcext:value-type="string">
            <text:p>dataset</text:p>
          </table:table-cell>
          <table:table-cell office:value-type="string" calcext:value-type="string">
            <text:p>https://arxiv.org/abs/2102.1308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PGD for sparse adversarial attacks on image classifiers</text:p>
          </table:table-cell>
          <table:table-cell table:number-columns-repeated="3"/>
          <table:table-cell office:value-type="string" calcext:value-type="string">
            <text:p>adversarial</text:p>
          </table:table-cell>
          <table:table-cell office:value-type="string" calcext:value-type="string">
            <text:p>https://arxiv.org/abs/2103.01208v1</text:p>
          </table:table-cell>
          <table:table-cell table:number-columns-repeated="5"/>
        </table:table-row>
        <table:table-row table:style-name="ro9">
          <table:table-cell table:style-name="ce103" office:value-type="string" calcext:value-type="string">
            <text:p>CharacterGAN 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9">
          <table:table-cell table:style-name="ce103" office:value-type="string" calcext:value-type="string">
            <text:p>Unbiased Teacher for Semi-Supervised Object Detection </text:p>
          </table:table-cell>
          <table:table-cell table:number-columns-repeated="4"/>
          <table:table-cell office:value-type="string" calcext:value-type="string">
            <text:p>https://arxiv.org/pdf/2102.0948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elebA-Spoof: Large-Scale Face Anti-Spoofing Dataset with Rich Annotations</text:p>
          </table:table-cell>
          <table:table-cell table:number-columns-repeated="4"/>
          <table:table-cell office:value-type="string" calcext:value-type="string">
            <text:p>https://arxiv.org/abs/2102.12642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Text-to-Speech Transformer in TensorFlow 2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3.0099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modal Neurons in Artificial Neural Networks</text:p>
          </table:table-cell>
          <table:table-cell table:number-columns-repeated="4"/>
          <table:table-cell office:value-type="string" calcext:value-type="string">
            <text:p>https://distill.pub/2021/multimodal-neurons/</text:p>
          </table:table-cell>
          <table:table-cell office:value-type="string" calcext:value-type="string">
            <text:p>https://openai.com/blog/multimodal-neurons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ycost GAN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32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Nsformer: Generative Adversarial Transformers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3.0120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R: The start of a more powerful, flexible, and accessible era for computer vi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198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TAB-Map</text:p>
          </table:table-cell>
          <table:table-cell table:number-columns-repeated="4"/>
          <table:table-cell office:value-type="string" calcext:value-type="string">
            <text:p>https://arxiv.org/abs/2103.038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ecise Multi-Neuron Abstractions for Neural Network Certification</text:p>
          </table:table-cell>
          <table:table-cell table:number-columns-repeated="4"/>
          <table:table-cell office:value-type="string" calcext:value-type="string">
            <text:p>https://arxiv.org/abs/2103.0363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ual Try-on via Distilling Appearance Flows, CVPR 2021</text:p>
          </table:table-cell>
          <table:table-cell table:number-columns-repeated="4"/>
          <table:table-cell office:value-type="string" calcext:value-type="string">
            <text:p>https://arxiv.org/abs/2103.045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Mechanism Exploits Temporal Contexts: Real-time 3D Human Pose Reconstruction</text:p>
          </table:table-cell>
          <table:table-cell table:number-columns-repeated="4"/>
          <table:table-cell office:value-type="string" calcext:value-type="string">
            <text:p>https://arxiv.org/abs/2103.03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yond Self-Supervision: A Simple Yet Effective Network Distillation Alternative to Improve Backbones</text:p>
          </table:table-cell>
          <table:table-cell table:number-columns-repeated="4"/>
          <table:table-cell office:value-type="string" calcext:value-type="string">
            <text:p>https://arxiv.org/abs/2103.059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volution: Inverting the Inherence of Convolution for Visual Recognition</text:p>
          </table:table-cell>
          <table:table-cell table:number-columns-repeated="3"/>
          <table:table-cell office:value-type="string" calcext:value-type="string">
            <text:p>cnn, cv</text:p>
          </table:table-cell>
          <table:table-cell office:value-type="string" calcext:value-type="string">
            <text:p>https://arxiv.org/abs/2103.062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rawberry Fields is a full-stack Python library for designing, simulating, and optimizing continuous-variable quantum optical circuits</text:p>
          </table:table-cell>
          <table:table-cell table:number-columns-repeated="4"/>
          <table:table-cell office:value-type="string" calcext:value-type="string">
            <text:p>https://arxiv.org/pdf/2103.0553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gFace: A Universal Representation for Face Recognition and Quality Assessment</text:p>
          </table:table-cell>
          <table:table-cell table:number-columns-repeated="4"/>
          <table:table-cell office:value-type="string" calcext:value-type="string">
            <text:p>https://arxiv.org/abs/2103.066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: Interaction-to-Mask, Propagation and Difference-Aware Fu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Det: A Rotation-equivariant Detector for Aerial Object Detection</text:p>
          </table:table-cell>
          <table:table-cell table:number-columns-repeated="4"/>
          <table:table-cell office:value-type="string" calcext:value-type="string">
            <text:p>https://arxiv.org/abs/2103.0773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trastive Semi-supervised Learning for ASR</text:p>
          </table:table-cell>
          <table:table-cell table:number-columns-repeated="4"/>
          <table:table-cell office:value-type="string" calcext:value-type="string">
            <text:p>https://arxiv.org/abs/2103.051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visiting ResNets: Improved Training and Scaling Strategies</text:p>
          </table:table-cell>
          <table:table-cell table:number-columns-repeated="4"/>
          <table:table-cell office:value-type="string" calcext:value-type="string">
            <text:p>https://arxiv.org/abs/2103.075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andom Feature Attention</text:p>
          </table:table-cell>
          <table:table-cell table:number-columns-repeated="4"/>
          <table:table-cell office:value-type="string" calcext:value-type="string">
            <text:p>http://arxiv.org/abs/2103.02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two-stage detection</text:p>
          </table:table-cell>
          <table:table-cell table:number-columns-repeated="4"/>
          <table:table-cell office:value-type="string" calcext:value-type="string">
            <text:p>https://arxiv.org/abs/2103.0746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rge Scale Image Completion via Co-Modulated Generative Adversarial Networks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openreview.net/pdf?id=sSjqmfsk95O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Ultra-Resolution Neural Style Transfer via Thumbnail Instance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3.117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PANets: Learning from the Universal Pixel Attention Networks Edit social preview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864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ining GANs with Stronger Augmentations via Contrastive Discriminator Edit social preview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974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u Only Look One-level Feature</text:p>
          </table:table-cell>
          <table:table-cell table:number-columns-repeated="4"/>
          <table:table-cell office:value-type="string" calcext:value-type="string">
            <text:p>https://arxiv.org/abs/2103.09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former Meets Tracker: Exploiting Temporal Context for Robust Visual Tracking</text:p>
          </table:table-cell>
          <table:table-cell table:number-columns-repeated="4"/>
          <table:table-cell office:value-type="string" calcext:value-type="string">
            <text:p>https://arxiv.org/abs/2103.116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se-Transfer</text:p>
          </table:table-cell>
          <table:table-cell table:number-columns-repeated="4"/>
          <table:table-cell office:value-type="string" calcext:value-type="string">
            <text:p>https://arxiv.org/abs/1904.0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</text:p>
          </table:table-cell>
          <table:table-cell table:number-columns-repeated="4"/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n Transformer</text:p>
          </table:table-cell>
          <table:table-cell table:number-columns-repeated="4"/>
          <table:table-cell office:value-type="string" calcext:value-type="string">
            <text:p>https://arxiv.org/abs/2103.1403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 Understands, Too</text:p>
          </table:table-cell>
          <table:table-cell table:number-columns-repeated="4"/>
          <table:table-cell office:value-type="string" calcext:value-type="string">
            <text:p>http://arxiv.org/abs/2103.1038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iverseNet</text:p>
          </table:table-cell>
          <table:table-cell table:number-columns-repeated="4"/>
          <table:table-cell office:value-type="string" calcext:value-type="string">
            <text:p>https://arxiv.org/abs/2103.140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bolic Graph Convolutional Auto-Encoders</text:p>
          </table:table-cell>
          <table:table-cell table:number-columns-repeated="4"/>
          <table:table-cell office:value-type="string" calcext:value-type="string">
            <text:p>https://arxiv.org/abs/2103.1604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anced artificial agents intervene in the provision of reward</text:p>
          </table:table-cell>
          <table:table-cell table:number-columns-repeated="4"/>
          <table:table-cell office:value-type="string" calcext:value-type="string">
            <text:p>https://onlinelibrary.wiley.com/doi/10.1002/aaai.12064</text:p>
          </table:table-cell>
          <table:table-cell table:number-columns-repeated="5"/>
        </table:table-row>
      </table:table>
      <table:table table:name="concept_paper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" table:number-columns-repeated="9" table:default-cell-style-name="Default"/>
        <table:table-row table:style-name="ro1">
          <table:table-cell table:style-name="ce62" office:value-type="string" calcext:value-type="string">
            <text:p>Article, case</text:p>
          </table:table-cell>
          <table:table-cell table:style-name="ce62" office:value-type="string" calcext:value-type="string">
            <text:p>Authors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status</text:p>
          </table:table-cell>
          <table:table-cell table:style-name="ce62" office:value-type="string" calcext:value-type="string">
            <text:p>note</text:p>
          </table:table-cell>
          <table:table-cell table:style-name="ce62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rtificial Intelligence Permanently Inscrutable?</text:p>
          </table:table-cell>
          <table:table-cell table:style-name="ce86" table:number-columns-repeated="2"/>
          <table:table-cell table:style-name="ce113"/>
          <table:table-cell/>
          <table:table-cell office:value-type="string" calcext:value-type="string">
            <text:p>http://nautil.us/issue/40/learning/is-artificial-intelligence-permanently-inscrutable</text:p>
          </table:table-cell>
          <table:table-cell/>
          <table:table-cell office:value-type="string" calcext:value-type="string">
            <text:p>in search</text:p>
          </table:table-cell>
          <table:table-cell table:style-name="ce111"/>
          <table:table-cell table:style-name="ce112" office:value-type="string" calcext:value-type="string">
            <text:p>papers collection</text:p>
          </table:table-cell>
          <table:table-cell table:style-name="ce112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Checkers, Solved!</text:p>
          </table:table-cell>
          <table:table-cell table:style-name="ce104" table:number-columns-repeated="2"/>
          <table:table-cell table:style-name="ce113"/>
          <table:table-cell/>
          <table:table-cell office:value-type="string" calcext:value-type="string">
            <text:p>https://spectrum.ieee.org/computing/software/checkers-solved</text:p>
          </table:table-cell>
          <table:table-cell/>
          <table:table-cell office:value-type="string" calcext:value-type="string">
            <text:p>complete reading</text:p>
          </table:table-cell>
          <table:table-cell table:style-name="ce107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02" office:value-type="string" calcext:value-type="string">
            <text:p>How Google's AlphaGo Beat a Go World Champion</text:p>
          </table:table-cell>
          <table:table-cell table:style-name="ce105" table:number-columns-repeated="2"/>
          <table:table-cell table:style-name="ce113"/>
          <table:table-cell/>
          <table:table-cell office:value-type="string" calcext:value-type="string">
            <text:p>https://www.theatlantic.com/technology/archive/2016/03/the-invisible-opponent/475611/</text:p>
          </table:table-cell>
          <table:table-cell/>
          <table:table-cell office:value-type="string" calcext:value-type="string">
            <text:p>in process</text:p>
          </table:table-cell>
          <table:table-cell table:style-name="ce108"/>
          <table:table-cell office:value-type="string" calcext:value-type="string">
            <text:p>https://distill.pub/</text:p>
          </table:table-cell>
          <table:table-cell/>
        </table:table-row>
        <table:table-row table:style-name="ro1">
          <table:table-cell office:value-type="string" calcext:value-type="string">
            <text:p>Inside Libratus, the Poker AI That Out-Bluffed the Best Humans</text:p>
          </table:table-cell>
          <table:table-cell table:number-columns-repeated="2"/>
          <table:table-cell table:style-name="ce113"/>
          <table:table-cell/>
          <table:table-cell office:value-type="string" calcext:value-type="string">
            <text:p>https://www.wired.com/2017/02/libratus/</text:p>
          </table:table-cell>
          <table:table-cell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1">
          <table:table-cell office:value-type="string" calcext:value-type="string">
            <text:p>Are ML and Statistics Complementary?</text:p>
          </table:table-cell>
          <table:table-cell table:number-columns-repeated="2"/>
          <table:table-cell table:style-name="ce107"/>
          <table:table-cell/>
          <table:table-cell office:value-type="string" calcext:value-type="string">
            <text:p>https://courses.edx.org/assets/courseware/v1/c4efca7e987a7be86d1b0a95700b706d/asset-v1:ColumbiaX+CSMM.101x+3T2020+type@asset+block/WhyMLneedsStatistics.pdf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Bayes's Theorem: What's the Big Deal?</text:p>
          </table:table-cell>
          <table:table-cell table:style-name="ce86" table:number-columns-repeated="2"/>
          <table:table-cell table:style-name="ce113"/>
          <table:table-cell/>
          <table:table-cell office:value-type="string" calcext:value-type="string">
            <text:p>https://blogs.scientificamerican.com/cross-check/bayes-s-theorem-what-s-the-big-deal/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Data Mining and Statistics: What's the Connection</text:p>
          </table:table-cell>
          <table:table-cell table:number-columns-repeated="2"/>
          <table:table-cell table:style-name="ce113"/>
          <table:table-cell/>
          <table:table-cell office:value-type="string" calcext:value-type="string">
            <text:p>https://courses.edx.org/assets/courseware/v1/1984f1ff72af4e4bf7cdaa23def820a4/asset-v1:ColumbiaX+CSMM.101x+3T2020+type@asset+block/DataMiningandStatistics_by_Jerome_Friedman.pdf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Machine Learning that Matter</text:p>
          </table:table-cell>
          <table:table-cell table:style-name="ce86" table:number-columns-repeated="2"/>
          <table:table-cell table:style-name="ce113"/>
          <table:table-cell/>
          <table:table-cell office:value-type="string" calcext:value-type="string">
            <text:p>https://courses.edx.org/assets/courseware/v1/a282b8515401b115f96fcc4d04dc90e7/asset-v1:ColumbiaX+CSMM.101x+3T2020+type@asset+block/Machine_Learning_that_Matters_by_Kiri_Wagstaff.pdf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A Practical Guide to Support Vector Classification</text:p>
          </table:table-cell>
          <table:table-cell table:number-columns-repeated="4"/>
          <table:table-cell office:value-type="string" calcext:value-type="string">
            <text:p>https://courses.edx.org/assets/courseware/v1/e7392f325efd1c6ddacd8e2c8bb023d1/asset-v1:ColumbiaX+CSMM.101x+3T2020+type@asset+block/SVMguid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problems will AI solve in future? An old British gameshow can help explain</text:p>
          </table:table-cell>
          <table:table-cell table:number-columns-repeated="4"/>
          <table:table-cell office:value-type="string" calcext:value-type="string">
            <text:p>https://theconversation.com/what-problems-will-ai-solve-in-future-an-old-british-gameshow-can-help-explain-49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S WITH COMMON SENSE</text:p>
          </table:table-cell>
          <table:table-cell table:number-columns-repeated="4"/>
          <table:table-cell office:value-type="string" calcext:value-type="string">
            <text:p>https://courses.edx.org/assets/courseware/v1/e0e4af83b949dbf9c6a3ebd89371257a/asset-v1:ColumbiaX+CSMM.101x+3T2020+type@asset+block/McCarthy-ProgramsWithCommonSens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iographical Memoir by Nils J. Nilsson</text:p>
          </table:table-cell>
          <table:table-cell table:number-columns-repeated="4"/>
          <table:table-cell office:value-type="string" calcext:value-type="string">
            <text:p>http://www.nasonline.org/publications/biographical-memoirs/memoir-pdfs/mccarthy-joh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’s Language Problem</text:p>
          </table:table-cell>
          <table:table-cell table:number-columns-repeated="4"/>
          <table:table-cell office:value-type="string" calcext:value-type="string">
            <text:p>https://www.technologyreview.com/2016/08/09/158125/ais-language-proble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</text:p>
          </table:table-cell>
          <table:table-cell table:number-columns-repeated="4"/>
          <table:table-cell office:value-type="string" calcext:value-type="string">
            <text:p>https://www.cs.toronto.edu/~hinton/absps/NatureDeepReview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e Progress in Artificial Intelligence </text:p>
          </table:table-cell>
          <table:table-cell table:number-columns-repeated="4"/>
          <table:table-cell office:value-type="string" calcext:value-type="string">
            <text:p>https://philpapers.org/archive/MLLF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Priorities for Robust and Beneficial Artificial Intelligence</text:p>
          </table:table-cell>
          <table:table-cell table:number-columns-repeated="4"/>
          <table:table-cell office:value-type="string" calcext:value-type="string">
            <text:p>https://futureoflife.org/data/documents/research_priorities.pdf?x33688</text:p>
          </table:table-cell>
          <table:table-cell office:value-type="string" calcext:value-type="string">
            <text:p>https://futureoflife.org/ai-open-letter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ext Decade in AI: Four Steps Towards Robust Artificial Intelligence</text:p>
          </table:table-cell>
          <table:table-cell table:number-columns-repeated="2"/>
          <table:table-cell table:style-name="ce116"/>
          <table:table-cell/>
          <table:table-cell office:value-type="string" calcext:value-type="string">
            <text:p>https://arxiv.org/ftp/arxiv/papers/2002/2002.0617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Game Theory</text:p>
          </table:table-cell>
          <table:table-cell table:number-columns-repeated="4"/>
          <table:table-cell office:value-type="string" calcext:value-type="string">
            <text:p>https://plato.stanford.edu/entries/game-evolutionary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odied Cognition</text:p>
          </table:table-cell>
          <table:table-cell table:number-columns-repeated="4"/>
          <table:table-cell office:value-type="string" calcext:value-type="string">
            <text:p>https://plato.stanford.edu/entries/embodied-cognit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tal Imagery and the Visual System</text:p>
          </table:table-cell>
          <table:table-cell table:number-columns-repeated="4"/>
          <table:table-cell office:value-type="string" calcext:value-type="string">
            <text:p>http://sonify.psych.gatech.edu/~walkerb/classes/perception/readings/Finke1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ING MACHINERY AND INTELLIGENCE</text:p>
          </table:table-cell>
          <table:table-cell table:number-columns-repeated="4"/>
          <table:table-cell office:value-type="string" calcext:value-type="string">
            <text:p>https://academic.oup.com/mind/article/LIX/236/433/986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s, brains, and programs</text:p>
          </table:table-cell>
          <table:table-cell table:number-columns-repeated="4"/>
          <table:table-cell office:value-type="string" calcext:value-type="string">
            <text:p>https://www.law.upenn.edu/live/files/3413-searle-j-minds-brains-and-programs-1980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 in the wild: Evidence from the field </text:p>
          </table:table-cell>
          <table:table-cell table:number-columns-repeated="4"/>
          <table:table-cell table:style-name="ce86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dgment under Uncertainty: Heuristics and Biases</text:p>
          </table:table-cell>
          <table:table-cell table:number-columns-repeated="4"/>
          <table:table-cell table:style-name="ce86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: An Analysis of Decision under Risk</text:p>
          </table:table-cell>
          <table:table-cell office:value-type="string" calcext:value-type="string">
            <text:p>Kahneman </text:p>
          </table:table-cell>
          <table:table-cell table:number-columns-repeated="3"/>
          <table:table-cell table:style-name="ce86" office:value-type="string" calcext:value-type="string">
            <text:p><text:a xlink:href="https://scholar.princeton.edu/sites/default/files/kahneman/files/prospect_theory.pdf" xlink:type="simple">https://scholar.princeton.edu/sites/default/files/kahneman/files/prospect_theory.pdf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so different after all: A cross-discipline view of trust</text:p>
          </table:table-cell>
          <table:table-cell table:number-columns-repeated="4"/>
          <table:table-cell office:value-type="string" calcext:value-type="string">
            <text:p>Colin Came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Psychology: A Primer</text:p>
          </table:table-cell>
          <table:table-cell table:number-columns-repeated="4"/>
          <table:table-cell office:value-type="string" calcext:value-type="string">
            <text:p>https://www.cep.ucsb.edu/primer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s in Synthetic Psychology</text:p>
          </table:table-cell>
          <table:table-cell table:number-columns-repeated="4"/>
          <table:table-cell office:value-type="string" calcext:value-type="string">
            <text:p>http://wiki.t-o-f.info/uploads/BEAM/Braitenberg_vehicles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y AI is Harder Than We Think</text:p>
          </table:table-cell>
          <table:table-cell table:number-columns-repeated="4"/>
          <table:table-cell office:value-type="string" calcext:value-type="string">
            <text:p>https://arxiv.org/abs/2104.12871</text:p>
          </table:table-cell>
          <table:table-cell table:number-columns-repeated="5"/>
        </table:table-row>
      </table:table>
      <table:table table:name="math_papers" table:style-name="ta1" table:print="false">
        <table:table-column table:style-name="co20" table:default-cell-style-name="Default"/>
        <table:table-column table:style-name="co2" table:number-columns-repeated="2" table:default-cell-style-name="Default"/>
        <table:table-column table:style-name="co2" table:default-cell-style-name="ce113"/>
        <table:table-column table:style-name="co2" table:number-columns-repeated="7" table:default-cell-style-name="Default"/>
        <table:table-row table:style-name="ro1">
          <table:table-cell table:style-name="ce62" office:value-type="string" calcext:value-type="string">
            <text:p>Article, case</text:p>
          </table:table-cell>
          <table:table-cell table:style-name="ce62" office:value-type="string" calcext:value-type="string">
            <text:p>Authors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status</text:p>
          </table:table-cell>
          <table:table-cell table:style-name="ce62" office:value-type="string" calcext:value-type="string">
            <text:p>note</text:p>
          </table:table-cell>
          <table:table-cell table:style-name="ce62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(Slightly) Improved Approximation Algorithm for Metric TSP</text:p>
          </table:table-cell>
          <table:table-cell table:style-name="ce86" table:number-columns-repeated="2"/>
          <table:table-cell table:number-columns-repeated="2"/>
          <table:table-cell office:value-type="string" calcext:value-type="string">
            <text:p>https://arxiv.org/abs/2007.01409</text:p>
          </table:table-cell>
          <table:table-cell/>
          <table:table-cell office:value-type="string" calcext:value-type="string">
            <text:p>in search</text:p>
          </table:table-cell>
          <table:table-cell table:style-name="ce111"/>
          <table:table-cell table:style-name="ce112" office:value-type="string" calcext:value-type="string">
            <text:p>papers collection</text:p>
          </table:table-cell>
          <table:table-cell table:style-name="ce112" office:value-type="string" calcext:value-type="string">
            <text:p>http://proceedings.mlr.press/</text:p>
          </table:table-cell>
        </table:table-row>
        <table:table-row table:style-name="ro1">
          <table:table-cell/>
          <table:table-cell table:style-name="ce104" table:number-columns-repeated="2"/>
          <table:table-cell table:number-columns-repeated="4"/>
          <table:table-cell office:value-type="string" calcext:value-type="string">
            <text:p>complete reading</text:p>
          </table:table-cell>
          <table:table-cell table:style-name="ce107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02"/>
          <table:table-cell table:style-name="ce105" table:number-columns-repeated="2"/>
          <table:table-cell table:number-columns-repeated="4"/>
          <table:table-cell office:value-type="string" calcext:value-type="string">
            <text:p>in process</text:p>
          </table:table-cell>
          <table:table-cell table:style-name="ce108"/>
          <table:table-cell office:value-type="string" calcext:value-type="string">
            <text:p>https://distill.pub/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ttps://www.analyticsvidhya.com/blog/2019/10/mathematics-behind-machine-learning/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cogn_sc_papers" table:style-name="ta1" table:print="false">
        <table:table-column table:style-name="co2" table:number-columns-repeated="15" table:default-cell-style-name="Default"/>
        <table:table-row table:style-name="ro1">
          <table:table-cell table:style-name="ce62" office:value-type="string" calcext:value-type="string">
            <text:p>Article, case</text:p>
          </table:table-cell>
          <table:table-cell table:style-name="ce62" office:value-type="string" calcext:value-type="string">
            <text:p>Authors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status</text:p>
          </table:table-cell>
          <table:table-cell table:style-name="ce62" office:value-type="string" calcext:value-type="string">
            <text:p>note</text:p>
          </table:table-cell>
          <table:table-cell table:style-name="ce62" office:value-type="string" calcext:value-type="string">
            <text:p>link</text:p>
          </table:table-cell>
          <table:table-cell table:number-columns-repeated="7"/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 search</text:p>
          </table:table-cell>
          <table:table-cell table:style-name="ce111"/>
        </table:table-row>
        <table:table-row table:style-name="ro1">
          <table:table-cell table:number-columns-repeated="13"/>
          <table:table-cell office:value-type="string" calcext:value-type="string">
            <text:p>complete reading</text:p>
          </table:table-cell>
          <table:table-cell table:style-name="ce107"/>
        </table:table-row>
        <table:table-row table:style-name="ro1">
          <table:table-cell table:number-columns-repeated="13"/>
          <table:table-cell office:value-type="string" calcext:value-type="string">
            <text:p>in process</text:p>
          </table:table-cell>
          <table:table-cell table:style-name="ce108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number-columns-repeated="4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7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ccelerated Learning Techniques for Adults: An Instructional Design Concept for the Next Decade</text:p>
          </table:table-cell>
          <table:table-cell table:number-columns-repeated="4"/>
          <table:table-cell office:value-type="string" calcext:value-type="string">
            <text:p>https://www.semanticscholar.org/paper/Accelerated-Learning-Techniques-for-Adults%3A-An-for-Schornack/e1b92fedcb96e849df8f9f106f104ae5dad45e83</text:p>
          </table:table-cell>
          <table:table-cell table:number-columns-repeated="7"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sentials of Game Theory: A Concise Multidisciplinary Introduction</text:p>
          </table:table-cell>
          <table:table-cell table:number-columns-repeated="4"/>
          <table:table-cell office:value-type="string" calcext:value-type="string">
            <text:p>https://www.researchgate.net/publication/220696266_Essentials_of_Game_Theory_A_Concise_Multidisciplinary_Introduction</text:p>
          </table:table-cell>
          <table:table-cell table:number-columns-repeated="7"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Defining and Measuring Intelligence </text:p>
          </table:table-cell>
          <table:table-cell table:number-columns-repeated="4"/>
          <table:table-cell office:value-type="string" calcext:value-type="string">
            <text:p>https://opentextbc.ca/introductiontopsychology/chapter/9-1-defining-and-measuring-intelligence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Nature of Mental States</text:p>
          </table:table-cell>
          <table:table-cell office:value-type="string" calcext:value-type="string">
            <text:p>h. putnam</text:p>
          </table:table-cell>
          <table:table-cell/>
          <table:table-cell table:style-name="ce107"/>
          <table:table-cell office:value-type="string" calcext:value-type="string">
            <text:p>philosophy</text:p>
          </table:table-cell>
          <table:table-cell office:value-type="string" calcext:value-type="string">
            <text:p>http://web.csulb.edu/~cwallis/382/readings/482/putnam.nature.mental.states.pdf</text:p>
          </table:table-cell>
          <table:table-cell table:number-columns-repeated="9"/>
        </table:table-row>
      </table:table>
      <table:table table:name="resourc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additional links</text:p>
          </table:table-cell>
          <table:table-cell/>
          <table:table-cell office:value-type="string" calcext:value-type="string">
            <text:p>Open Source</text:p>
          </table:table-cell>
          <table:table-cell/>
          <table:table-cell table:style-name="ce134" office:value-type="string" calcext:value-type="string">
            <text:p>personal</text:p>
          </table:table-cell>
        </table:table-row>
        <table:table-row table:style-name="ro1">
          <table:table-cell office:value-type="string" calcext:value-type="string">
            <text:p><text:a xlink:href="https://github.com/deepmind/trfl" xlink:type="simple">https://github.com/deepmind/trfl</text:a></text:p>
          </table:table-cell>
          <table:table-cell office:value-type="string" calcext:value-type="string">
            <text:p>TRFL <text:s/>a library of reinforcement learning</text:p>
          </table:table-cell>
          <table:table-cell table:number-columns-repeated="3"/>
          <table:table-cell office:value-type="string" calcext:value-type="string">
            <text:p>Simple Deep Q Network w/Pytorch: https://youtu.be/UlJzzLYgYoE</text:p>
          </table:table-cell>
          <table:table-cell/>
          <table:table-cell office:value-type="string" calcext:value-type="string">
            <text:p>https://opensource.com/life/13/4/ten-ways-participate-open-source</text:p>
          </table:table-cell>
          <table:table-cell/>
          <table:table-cell table:style-name="ce134" office:value-type="string" calcext:value-type="string">
            <text:p>https://99u.adobe.com/articles/24401/a-makers-guidebook-9-stoic-principles-to-nurture-your-life-and-wor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inforcement Learning Crash Course: https://youtu.be/sOiNMW8k4T0</text:p>
          </table:table-cell>
          <table:table-cell/>
          <table:table-cell office:value-type="string" calcext:value-type="string">
            <text:p>https://opensource.com/life/12/11/open-source-contributions-come-all-shapes-and-sizes</text:p>
          </table:table-cell>
          <table:table-cell/>
          <table:table-cell table:style-name="ce134"/>
        </table:table-row>
        <table:table-row table:style-name="ro1">
          <table:table-cell table:number-columns-repeated="5"/>
          <table:table-cell office:value-type="string" calcext:value-type="string">
            <text:p>Policy Gradients w/Tensorflow: https://youtu.be/UT9pQjVhcaU</text:p>
          </table:table-cell>
          <table:table-cell/>
          <table:table-cell office:value-type="string" calcext:value-type="string">
            <text:p>http://opensource.guide/how-to-contribute/</text:p>
          </table:table-cell>
          <table:table-cell/>
          <table:table-cell table:style-name="ce134"/>
        </table:table-row>
        <table:table-row table:style-name="ro1">
          <table:table-cell table:number-columns-repeated="5"/>
          <table:table-cell office:value-type="string" calcext:value-type="string">
            <text:p>Deep Q Learning w/Tensorflow https://youtu.be/3Ggq_zoRGP4</text:p>
          </table:table-cell>
          <table:table-cell table:number-columns-repeated="3"/>
          <table:table-cell table:style-name="ce134"/>
        </table:table-row>
        <table:table-row table:style-name="ro1">
          <table:table-cell table:number-columns-repeated="5"/>
          <table:table-cell office:value-type="string" calcext:value-type="string">
            <text:p>Code Your Own RL Environments https://youtu.be/vmrqpHldAQ0</text:p>
          </table:table-cell>
          <table:table-cell table:number-columns-repeated="3"/>
          <table:table-cell table:style-name="ce134"/>
        </table:table-row>
        <table:table-row table:style-name="ro1">
          <table:table-cell table:number-columns-repeated="5"/>
          <table:table-cell office:value-type="string" calcext:value-type="string">
            <text:p>How to Spec a Deep Learning PC: https://youtu.be/xsnVlMWQj8o</text:p>
          </table:table-cell>
          <table:table-cell table:number-columns-repeated="3"/>
          <table:table-cell table:style-name="ce134"/>
        </table:table-row>
        <table:table-row table:style-name="ro1">
          <table:table-cell table:number-columns-repeated="5"/>
          <table:table-cell office:value-type="string" calcext:value-type="string">
            <text:p>Deep Q Learning w/ Pytorch: https://youtu.be/RfNxXlO6BiA</text:p>
          </table:table-cell>
          <table:table-cell table:number-columns-repeated="3"/>
          <table:table-cell table:style-name="ce134"/>
        </table:table-row>
        <table:table-row table:style-name="ro1">
          <table:table-cell table:number-columns-repeated="5"/>
          <table:table-cell office:value-type="string" calcext:value-type="string">
            <text:p>Machine Learning Freelancing https://youtu.be/6M04ZTLE_O4</text:p>
          </table:table-cell>
          <table:table-cell table:number-columns-repeated="3"/>
          <table:table-cell table:style-name="ce134"/>
        </table:table-row>
        <table:table-row table:style-name="ro1">
          <table:table-cell office:value-type="string" calcext:value-type="string">
            <text:p>https://lodev.org/cgtutor/filtering.html</text:p>
          </table:table-cell>
          <table:table-cell office:value-type="string" calcext:value-type="string">
            <text:p>convolution</text:p>
          </table:table-cell>
          <table:table-cell table:number-columns-repeated="7"/>
          <table:table-cell table:style-name="ce134"/>
        </table:table-row>
        <table:table-row table:style-name="ro1">
          <table:table-cell office:value-type="string" calcext:value-type="string">
            <text:p>https://github.com/ritchieng/the-incredible-pytorch</text:p>
          </table:table-cell>
          <table:table-cell table:number-columns-repeated="4"/>
          <table:table-cell office:value-type="string" calcext:value-type="string">
            <text:p>Code from video: https://github.com/philtabor/Youtube-Code-Repository</text:p>
          </table:table-cell>
          <table:table-cell table:number-columns-repeated="3"/>
          <table:table-cell table:style-name="ce134"/>
        </table:table-row>
        <table:table-row table:style-name="ro1">
          <table:table-cell office:value-type="string" calcext:value-type="string">
            <text:p>https://gombru.github.io/2018/05/23/cross_entropy_loss/</text:p>
          </table:table-cell>
          <table:table-cell office:value-type="string" calcext:value-type="string">
            <text:p>losses</text:p>
          </table:table-cell>
          <table:table-cell table:number-columns-repeated="7"/>
          <table:table-cell table:style-name="ce134"/>
        </table:table-row>
        <table:table-row table:style-name="ro1">
          <table:table-cell office:value-type="string" calcext:value-type="string">
            <text:p>https://makingcomputerdothings.com/category/ai/page/4/</text:p>
          </table:table-cell>
          <table:table-cell table:number-columns-repeated="8"/>
          <table:table-cell table:style-name="ce134"/>
        </table:table-row>
        <table:table-row table:style-name="ro1">
          <table:table-cell table:style-name="ce134" office:value-type="string" calcext:value-type="string">
            <text:p><text:a xlink:href="https://www.fast.ai/2019/07/08/fastai-nlp/" xlink:type="simple">https://www.fast.ai/2019/07/08/fastai-nlp/</text:a></text:p>
          </table:table-cell>
          <table:table-cell table:style-name="ce134" table:number-columns-repeated="2"/>
          <table:table-cell table:style-name="ce134" office:value-type="string" calcext:value-type="string">
            <text:p><text:a xlink:href="https://github.com/fastai/course-nlp" xlink:type="simple">https://github.com/fastai/course-nlp</text:a></text:p>
          </table:table-cell>
          <table:table-cell table:style-name="ce134"/>
          <table:table-cell table:style-name="ce134" office:value-type="string" calcext:value-type="string">
            <text:p><text:a xlink:href="https://www.youtube.com/playlist?list=PLtmWHNX-gukKocXQOkQjuVxglSDYWsSh9" xlink:type="simple">https://www.youtube.com/playlist?list=PLtmWHNX-gukKocXQOkQjuVxglSDYWsSh9</text:a></text:p>
          </table:table-cell>
          <table:table-cell table:style-name="ce134"/>
          <table:table-cell table:number-columns-repeated="2"/>
          <table:table-cell table:style-name="ce134"/>
        </table:table-row>
        <table:table-row table:style-name="ro1">
          <table:table-cell office:value-type="string" calcext:value-type="string">
            <text:p>https://syncedreview.com/2020/11/12/google-brain-paper-demystifies-learned-optimizers/</text:p>
          </table:table-cell>
          <table:table-cell table:number-columns-repeated="8"/>
          <table:table-cell table:style-name="ce134"/>
        </table:table-row>
        <table:table-row table:style-name="ro1">
          <table:table-cell office:value-type="string" calcext:value-type="string">
            <text:p>https://stanfordnlp.github.io/stanfordnlp/</text:p>
          </table:table-cell>
          <table:table-cell office:value-type="string" calcext:value-type="string">
            <text:p>StanfordNLP 0.2.0 - Python NLP Library for Many Human Languages</text:p>
          </table:table-cell>
          <table:table-cell table:number-columns-repeated="7"/>
          <table:table-cell table:style-name="ce134"/>
        </table:table-row>
        <table:table-row table:style-name="ro1">
          <table:table-cell table:number-columns-repeated="9"/>
          <table:table-cell table:style-name="ce134"/>
        </table:table-row>
        <table:table-row table:style-name="ro1">
          <table:table-cell office:value-type="string" calcext:value-type="string">
            <text:p>https://pytorch.org/blog/pytorch-ecosystem/</text:p>
          </table:table-cell>
          <table:table-cell table:number-columns-repeated="4"/>
          <table:table-cell office:value-type="string" calcext:value-type="string">
            <text:p>Botorch: https://botorch.org/</text:p>
          </table:table-cell>
          <table:table-cell table:number-columns-repeated="3"/>
          <table:table-cell table:style-name="ce134"/>
        </table:table-row>
        <table:table-row table:style-name="ro1">
          <table:table-cell table:number-columns-repeated="5"/>
          <table:table-cell office:value-type="string" calcext:value-type="string">
            <text:p>Advertorch: https://github.com/BorealisAI/advertorch</text:p>
          </table:table-cell>
          <table:table-cell table:number-columns-repeated="3"/>
          <table:table-cell table:style-name="ce134"/>
        </table:table-row>
        <table:table-row table:style-name="ro1">
          <table:table-cell table:number-columns-repeated="5"/>
          <table:table-cell office:value-type="string" calcext:value-type="string">
            <text:p>PyTorch Geometric: https://github.com/rusty1s/pytorch_geometric</text:p>
          </table:table-cell>
          <table:table-cell table:number-columns-repeated="3"/>
          <table:table-cell table:style-name="ce134"/>
        </table:table-row>
        <table:table-row table:style-name="ro1">
          <table:table-cell table:number-columns-repeated="5"/>
          <table:table-cell office:value-type="string" calcext:value-type="string">
            <text:p>Skorch: https://github.com/skorch-dev/skorch</text:p>
          </table:table-cell>
          <table:table-cell table:number-columns-repeated="3"/>
          <table:table-cell table:style-name="ce134"/>
        </table:table-row>
        <table:table-row table:style-name="ro1">
          <table:table-cell table:number-columns-repeated="5"/>
          <table:table-cell office:value-type="string" calcext:value-type="string">
            <text:p>PySyft: https://github.com/OpenMined/PySyft</text:p>
          </table:table-cell>
          <table:table-cell table:number-columns-repeated="3"/>
          <table:table-cell table:style-name="ce134"/>
        </table:table-row>
        <table:table-row table:style-name="ro1">
          <table:table-cell table:number-columns-repeated="5"/>
          <table:table-cell office:value-type="string" calcext:value-type="string">
            <text:p>PennyLane: https://pennylane.ai/</text:p>
          </table:table-cell>
          <table:table-cell table:number-columns-repeated="3"/>
          <table:table-cell table:style-name="ce134"/>
        </table:table-row>
        <table:table-row table:style-name="ro1">
          <table:table-cell table:number-columns-repeated="5"/>
          <table:table-cell office:value-type="string" calcext:value-type="string">
            <text:p>Flair:https://github.com/zalandoresearch/flair</text:p>
          </table:table-cell>
          <table:table-cell table:number-columns-repeated="3"/>
          <table:table-cell table:style-name="ce134"/>
        </table:table-row>
        <table:table-row table:style-name="ro1">
          <table:table-cell office:value-type="string" calcext:value-type="string">
            <text:p>https://syncedreview.com/2020/11/02/bridging-visual-representations-decoder-integrates-cv-object-detection-frameworks/</text:p>
          </table:table-cell>
          <table:table-cell table:number-columns-repeated="8"/>
          <table:table-cell table:style-name="ce134"/>
        </table:table-row>
        <table:table-row table:style-name="ro1">
          <table:table-cell table:number-columns-repeated="9"/>
          <table:table-cell table:style-name="ce134"/>
        </table:table-row>
        <table:table-row table:style-name="ro1">
          <table:table-cell office:value-type="string" calcext:value-type="string">
            <text:p>https://bookauthority.org/books/new-reinforcement-learning-books</text:p>
          </table:table-cell>
          <table:table-cell table:number-columns-repeated="8"/>
          <table:table-cell table:style-name="ce134"/>
        </table:table-row>
        <table:table-row table:style-name="ro1">
          <table:table-cell office:value-type="string" calcext:value-type="string">
            <text:p>https://distill.pub/2020/understanding-rl-vision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mbadry1/Trending-Deep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research.fb.com/publications/lightweight-and-efficient-neural-natural-language-processing-with-quaternion-network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y5swZ2Q_lB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ntrealartificialintelligence.com/academy/#Curated-Open-Source-Codes-Implementations-and-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utorials/images/transfer_learning_with_h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mit-press-harvard-data-science-initiative-launch-harvard-data-science-review-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statsandai.wordpress.com/2020/10/08/research-highlights-robustness-of-bayesian-neural-networks-to-gradient-based-attac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abnine.com/blog/deep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09" office:value-type="string" calcext:value-type="string">
            <text:p>https://github.com/firmai/machine-learning-asset-managemen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EthicalML/awesome-production-machine-lea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github.com/lucidrains/lambda-network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4jROlXH9N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fx/tutorials/tfx/neural_structured_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air.berkeley.edu/blog/2020/10/13/supervised-rl/</text:p>
          </table:table-cell>
          <table:table-cell table:number-columns-repeated="9"/>
        </table:table-row>
        <table:table-row table:style-name="ro1">
          <table:table-cell table:style-name="ce139" office:value-type="string" calcext:value-type="string">
            <text:p>https://levelup.gitconnected.com/crack-the-top-40-machine-learning-interview-questions-a7526335bcdc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://www.3dmatics.com/blog/2014/11/artificial-linearly-separable-test-data-in-python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heartbeat.fritz.ai/a-2019-guide-to-semantic-segmentation-ca8242f5a7f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floydhub.com/ten-trends-in-deep-learning-nlp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post/428503/</text:p>
          </table:table-cell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https://jbencook.com/keras-custom-layer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ttps://github.com/williamFalcon/pytorch-light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subho406/Omni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computationalimaging.org/publications/automatic-integration/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ai.google/education/#%3Fmodal_active=non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DeepGraphLearning/graphv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fast.ai/2019/08/06/delegation/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10/roadmap-natural-language-processing-nlp.htm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josephmisiti/awesome-machine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paperswithcode.com/sot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41" office:value-type="string" calcext:value-type="string">
            <text:p>https://christophm.github.io/interpretable-ml-book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air.berkeley.edu/blog/2019/08/13/memoriz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facebookresearch/XLM#pretrained-cross-lingual-language-model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uber/lud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dominodatalab.com/deep-learning-illustrated-building-natural-language-processing-model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nvlabs.github.io/dl-for-content-creation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paperspace.com/mask-r-cnn-tensorflow-2-0-keras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GokuMohandas/practicalAI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developers.google.com/machine-learning/guides/rules-of-ml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docs.google.com/presentation/d/1fIhGikFPnb7G5kr58OvYC3GN4io7MznnM0aAgadvJfc/mobilepresent?slide=id.g58bdd596a1_0_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transformer.huggingface.co/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www.fast.ai/2019/09/24/metric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qml.entropicalabs.io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16" office:value-type="string" calcext:value-type="string">
            <text:p>https://github.com/graykode/nlp-road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computing-and-ai-humanistic-perspectives-0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youtube.com/playlist?list=PLkFD6_40KJIwhWJpGazJ9VSj9CFMkb79A</text:p>
          </table:table-cell>
          <table:table-cell office:value-type="string" calcext:value-type="string">
            <text:p>Deep Reinforcement Learn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ttps://interpretable-ml-class.github.io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roglib.io/p/plain-neural-networ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github.com/tomohideshibata/BERT-related-paper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neural-machine-translation-with-tensorflow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tensorflow.org/lite/microcontrollers/overview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://openaccess.thecvf.com/ICCV2019.p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achinelearningmastery.com/monte-carlo-sampling-for-probability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dsgiitr/d2l-pytorc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thegradient.pub/state-of-ml-frameworks-2019-pytorch-dominates-research-tensorflow-dominates-industry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machinecurve.com/index.php/2020/10/29/why-nonlinear-activation-functions-improve-ml-performance-with-tensorflow-example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atcKO15YVD8</text:p>
          </table:table-cell>
          <table:table-cell office:value-type="string" calcext:value-type="string">
            <text:p>AI Learns To Compute Game Physics In Micro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jdlc105/Must-read-papers-and-continuous-tracking-on-Graph-Neural-Network-GNN-progress</text:p>
          </table:table-cell>
          <table:table-cell office:value-type="string" calcext:value-type="string">
            <text:p>Must-read papers and continuous track on Graph Neural Network(GNN) progres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github.com/sebastianstarke/AI4Anim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19/11/updated-bodypix-2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www.computervisionblog.com/2019/11/computer-vision-and-visual-slam-vs-ai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wired.com/story/facebooks-ai-says-field-hit-wall/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ZhaoJ9014/face.evoLVe.PyTor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rddy/ReQueST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dbaranchuk/memory-efficient-maml</text:p>
          </table:table-cell>
          <table:table-cell office:value-type="string" calcext:value-type="string">
            <text:p>Memory Efficient MAM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://proceedings.mlr.press/v70/finn17a/finn17a.pdf</text:p>
          </table:table-cell>
          <table:table-cell office:value-type="string" calcext:value-type="string">
            <text:p>Model-Agnostic Meta-Learning for Fast Adaptation of Deep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ruder.io/research-highlights-2019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slideslive.com/neurip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practicalAI/practicalA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bair.berkeley.edu/blog/2019/12/12/mbpo/</text:p>
          </table:table-cell>
          <table:table-cell office:value-type="string" calcext:value-type="string">
            <text:p>Model-Based Reinforcement Learning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quality-diversity.github.io/</text:p>
          </table:table-cell>
          <table:table-cell office:value-type="string" calcext:value-type="string">
            <text:p>Quality-Diversity optimisation algorithm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heartbeat.fritz.ai/best-of-machine-learning-in-2019-reddit-edition-5fbb676a808</text:p>
          </table:table-cell>
          <table:table-cell office:value-type="string" calcext:value-type="string">
            <text:p>Best of Machine Learning in 2019: Reddit Edition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roberttlange.github.io/posts/2019/12/blog-post-9/</text:p>
          </table:table-cell>
          <table:table-cell office:value-type="string" calcext:value-type="string">
            <text:p>»My Top 10 Deep RL Papers of 2019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1/hyperparameter-tuning-with-keras-tuner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L-fairness-gym: A Tool for Exploring Long-Term Impacts of Machine Learning System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habr.com/ru/post/486358/</text:p>
          </table:table-cell>
          <table:table-cell office:value-type="string" calcext:value-type="string">
            <text:p>http://nlp.seas.harvard.edu/2018/04/03/attention.html</text:p>
          </table:table-cell>
          <table:table-cell office:value-type="string" calcext:value-type="string">
            <text:p>https://jalammar.github.io/illustrated-transform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blog.tensorflow.org/2020/02/tensorflow-lattice-flexible-controlled-and-interpretable-ML.html</text:p>
          </table:table-cell>
          <table:table-cell office:value-type="string" calcext:value-type="string">
            <text:p>https://www.youtube.com/watch?v=ABBnNjbjv2Q&amp;feature=emb_l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ensorflow.org/guide/keras/rnn</text:p>
          </table:table-cell>
          <table:table-cell office:value-type="string" calcext:value-type="string">
            <text:p>https://habr.com/ru/post/487808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fast.ai//2020/02/13/fastai-A-Layered-API-for-Deep-Learning/</text:p>
          </table:table-cell>
          <table:table-cell office:value-type="string" calcext:value-type="string">
            <text:p>fastai—A Layered API for Deep Lear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openreview.net/pdf?id=HJe6uANtwH</text:p>
          </table:table-cell>
          <table:table-cell office:value-type="string" calcext:value-type="string">
            <text:p>Capsules with Inverted Dot-Product Attention Routing</text:p>
          </table:table-cell>
          <table:table-cell office:value-type="string" calcext:value-type="string">
            <text:p>https://github.com/apple/ml-capsules-inverted-attention-rout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https://drive.google.com/file/d/1843aNpKx_rznpuh9AmEshgAKmISVdpJY/view</text:p>
          </table:table-cell>
          <table:table-cell office:value-type="string" calcext:value-type="string">
            <text:p>https://blog.tensorflow.org/2020/02/matrix-compression-operator-tensorflow.html</text:p>
          </table:table-cell>
          <table:table-cell office:value-type="string" calcext:value-type="string">
            <text:p>https://github.com/google-research/google-research/tree/master/graph_compressi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eepmind.com/blog/article/A_new_model_and_dataset_for_long-range_memor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2/speeding-up-neural-networks-using-tensornetwork-in-kera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senya-ashukha.github.io/pitfalls-uncertainty&amp;ensembl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habr.com/ru/company/ru_mts/blog/488828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7">
          <table:table-cell office:value-type="string" calcext:value-type="string">
            <text:p>https://blog.paperspace.com/how-to-implement-a-yolo-object-detector-in-pytorch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2/distributed-pca-using-tfx.html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raphdeeplearning.github.io/post/transformers-are-gnn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heaisummer.com/Sign-Language-Recognition-with-PyTorch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tweag.io/posts/2019-10-25-mcmc-intro1.html</text:p>
          </table:table-cell>
          <table:table-cell office:value-type="string" calcext:value-type="string">
            <text:p>https://habr.com/ru/company/piter/blog/491268/</text:p>
          </table:table-cell>
          <table:table-cell table:number-columns-repeated="3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simulating-universe-in-tensorflow.html</text:p>
          </table:table-cell>
          <table:table-cell table:number-columns-repeated="4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office:value-type="string" calcext:value-type="string">
            <text:p>https://locuslab.github.io/2019-10-28-cvxpylayer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heaisummer.com/Deep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technologyreview.com/s/615310/unleashing-the-power-of-ai-for-educati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ech.fb.com/one-track-minds-using-ai-for-music-source-separati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introducing-model-garden-for-tensorflow-2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ptune.ai/blog/image-segmentation-in-2020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pyimagesearch.com/2020/03/02/anomaly-detection-with-keras-tensorflow-and-deep-learning/</text:p>
          </table:table-cell>
          <table:table-cell table:number-columns-repeated="4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4/quantization-aware-training-with-tensorflow-model-optimization-toolkit.html</text:p>
          </table:table-cell>
          <table:table-cell table:number-columns-repeated="9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fb1b9f5a52bc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jalammar.github.io/illustrated-gpt2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morioh.com/p/801c509dda99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owardsdatascience.com/how-i-learned-my-computer-to-play-spot-it-using-opencv-and-deep-learning-ad1f017a3ec3</text:p>
          </table:table-cell>
          <table:table-cell table:number-columns-repeated="4"/>
        </table:table-row>
        <table:table-row table:style-name="ro7" table:number-rows-repeated="6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neptune.ai/blog/iclr-2020-deep-learning</text:p>
          </table:table-cell>
          <table:table-cell table:number-columns-repeated="4"/>
        </table:table-row>
        <table:table-row table:style-name="ro7">
          <table:table-cell table:number-columns-repeated="4"/>
          <table:table-cell office:value-type="string" calcext:value-type="string">
            <text:p>How to Generate Images of Handwritten Digits using DCGAN</text:p>
          </table:table-cell>
          <table:table-cell office:value-type="string" calcext:value-type="string">
            <text:p>https://morioh.com/p/28fd0b611e0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table:style-name="ce107" office:value-type="string" calcext:value-type="string">
            <text:p>https://blog.tensorflow.org/2020/05/how-hugging-face-achieved-2x-performance-boost-question-answering.html</text:p>
          </table:table-cell>
          <table:table-cell table:number-columns-repeated="4"/>
        </table:table-row>
        <table:table-row table:style-name="ro7">
          <table:table-cell table:number-columns-repeated="5"/>
          <table:table-cell table:style-name="ce107" office:value-type="string" calcext:value-type="string">
            <text:p>https://www.microsoft.com/en-us/research/blog/objects-are-the-secret-key-to-revealing-the-world-between-vision-and-language/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5/galaxy-zoo-classifying-galaxies-with-crowdsourcing-and-active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realpython.com/natural-language-processing-spacy-pyth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pyimagesearch.com/2020/05/18/image-inpainting-with-opencv-and-pyth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abr.com/ru/company/ru_mts/blog/504058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text-mining-python-steps-example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6/introduction-convolutional-neural-network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easy-text-speech-python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://ai.stanford.edu/blog/finding-crosslingual-syntax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42e5e5ace4e6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uropod.ai/tutorial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blog.tensorflow.org/2020/06/part-2-fast-scalable-and-accurate-nlp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6/deploy-machine-learning-pipeline-cloud-docker.html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towardsdatascience.com/building-effective-faq-with-knowledge-bases-bert-and-sentence-clustering-b0c15727bbdb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fast-gradient-boosting-with-catboost-38779b0d5d9a</text:p>
          </table:table-cell>
          <table:table-cell table:number-columns-repeated="9"/>
        </table:table-row>
        <table:table-row table:style-name="ro7">
          <table:table-cell table:style-name="ce140" office:value-type="string" calcext:value-type="string">
            <text:p>https://laconicml.com/free-artificial-intelligence-courses/?fbclid=IwAR2oQoGYdTqiQ6sOJC7LvJxpaeSVVBLwk6Fs7S-_p2iMDq-BqbrpqBUqUrc</text:p>
          </table:table-cell>
          <table:table-cell table:style-name="ce140" office:value-type="string" calcext:value-type="string">
            <text:p>courses</text:p>
          </table:table-cell>
          <table:table-cell table:number-columns-repeated="8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people.eecs.berkeley.edu/~bmild/fourfeat/index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estimating-pitch-with-spice-and-tensorflow-hub.html</text:p>
          </table:table-cell>
          <table:table-cell office:value-type="string" calcext:value-type="string">
            <text:p>From singing to musical scores: Estimating pitch with SPICE and Tensorflow Hub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https://blog.exxactcorp.com/the-most-important-fundamentals-of-pytorch-you-should-know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introducing-new-privacy-testing-library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vision-processing-units-vpus-6a33f282322e</text:p>
          </table:table-cell>
          <table:table-cell table:number-columns-repeated="9"/>
        </table:table-row>
        <table:table-row table:style-name="ro7" table:number-rows-repeated="3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proglib.io/p/google-ml-recipe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penaccess.thecvf.com/CVPR201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ithub.com/google-research/torchsde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7/using-machine-learning-in-browser-to-lip-sync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atml.cs.ox.ac.uk/blog/2020/07/10/are-capsules-a-good-idea-a-generative-perspective.html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kdnuggets.com/2020/07/pytorch-lstm-text-generation-tutorial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7/auto-rotate-images-deep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murtazahassan.com/real-time-object-measurement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style-name="ce107" office:value-type="string" calcext:value-type="string">
            <text:p>https://math.stackexchange.com/questions/1957617/bayes-rule-with-binomial-random-variable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data-flair.training/blogs/face-mask-detection-with-python/</text:p>
          </table:table-cell>
          <table:table-cell table:number-columns-repeated="5"/>
          <table:table-cell office:value-type="string" calcext:value-type="string">
            <text:p>Real-Time Face Mask Detector with Python, OpenCV, Kera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https://github.com/visenger/awesome-mlops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venturebeat.com/2020/07/20/deepminds-ai-automatically-generates-reinforcement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7/accelerating-tensorflow-lite-xnnpack-integration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7/powerful-csv-processing-kdb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www.kdnuggets.com/2020/07/building-content-based-book-recommendation-engine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morioh.com/p/f9702a8223b2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jeremyjordan.me/testing-ml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docs.featuretools.com/en/stable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vk.com/wall-17796776_9068</text:p>
          </table:table-cell>
          <table:table-cell table:number-columns-repeated="4"/>
        </table:table-row>
      </table:table>
      <table:table table:name="tf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://ai.googleblog.com/2021/02/evaluating-design-trade-offs-in-visual.html</text:p>
          </table:table-cell>
          <table:table-cell table:number-columns-repeated="8"/>
          <table:table-cell office:value-type="string" calcext:value-type="string">
            <text:p>ai.googleblog</text:p>
          </table:table-cell>
        </table:table-row>
        <table:table-row table:style-name="ro1">
          <table:table-cell office:value-type="string" calcext:value-type="string">
            <text:p>https://www.kdnuggets.com/2021/02/saving-loading-models-tensorflow.html</text:p>
          </table:table-cell>
          <table:table-cell table:number-columns-repeated="8"/>
          <table:table-cell office:value-type="string" calcext:value-type="string">
            <text:p>http://ai.googleblog.com/2020/11/mitigating-unfair-bias-in-ml-models.html</text:p>
          </table:table-cell>
        </table:table-row>
        <table:table-row table:style-name="ro1">
          <table:table-cell office:value-type="string" calcext:value-type="string">
            <text:p>https://blog.paperspace.com/absolute-guide-to-tensorflow/</text:p>
          </table:table-cell>
          <table:table-cell table:number-columns-repeated="8"/>
          <table:table-cell office:value-type="string" calcext:value-type="string">
            <text:p>http://ai.googleblog.com/2020/11/using-gans-to-create-fantastic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06/innovations-in-graph-representation.html</text:p>
          </table:table-cell>
        </table:table-row>
        <table:table-row table:style-name="ro1">
          <table:table-cell office:value-type="string" calcext:value-type="string">
            <text:p>https://www.tensorflow.org/xla</text:p>
          </table:table-cell>
          <table:table-cell/>
          <table:table-cell office:value-type="string" calcext:value-type="string">
            <text:p>XLA: Optimizing Compiler for Machine Learning</text:p>
          </table:table-cell>
          <table:table-cell office:value-type="string" calcext:value-type="string">
            <text:p>https://www.tensorflow.org/xla/tutorials/jit_compile</text:p>
          </table:table-cell>
          <table:table-cell table:number-columns-repeated="5"/>
          <table:table-cell office:value-type="string" calcext:value-type="string">
            <text:p>http://ai.googleblog.com/2019/07/google-at-acl-2019.html</text:p>
          </table:table-cell>
        </table:table-row>
        <table:table-row table:style-name="ro1">
          <table:table-cell office:value-type="string" calcext:value-type="string">
            <text:p>http://ai.googleblog.com/2021/03/a-new-lens-on-understanding.html</text:p>
          </table:table-cell>
          <table:table-cell table:number-columns-repeated="8"/>
          <table:table-cell office:value-type="string" calcext:value-type="string">
            <text:p>http://ai.googleblog.com/2019/07/robust-neural-machine-translation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7/learning-better-simulation-methods-for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8/bi-tempered-logistic-loss-for-training.html</text:p>
          </table:table-cell>
        </table:table-row>
        <table:table-row table:style-name="ro1">
          <table:table-cell office:value-type="string" calcext:value-type="string">
            <text:p>https://hackernoon.com/build-your-own-voice-recognition-model-with-tensorflow-td3r33tv</text:p>
          </table:table-cell>
          <table:table-cell table:number-columns-repeated="8"/>
          <table:table-cell office:value-type="string" calcext:value-type="string">
            <text:p>http://ai.googleblog.com/2019/08/exploring-weight-agnostic-neu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google-at-interspeech-2019.html</text:p>
          </table:table-cell>
        </table:table-row>
        <table:table-row table:style-name="ro1">
          <table:table-cell table:number-columns-repeated="9"/>
          <table:table-cell table:style-name="ce141" office:value-type="string" calcext:value-type="string">
            <text:p>http://ai.googleblog.com/2019/08/video-understanding-using-tempo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10/rethinking-attention-with-performer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an-inside-look-at-flood-forecast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exploring-massively-multilingu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udio-and-visual-quality-measur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-new-workflow-for-collaborativ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google-at-iccv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1/highlights-from-2019-google-a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1/new-solutions-for-quantum-gravity-with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2/google-at-neurips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2/the-on-device-machine-learning-behi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google-research-looking-back-at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using-machine-learning-to-nowcas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releasing-drosophila-hemibra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towards-conversational-agent-that-ca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encode-tag-and-realize-controllable-a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ml-fairness-gym-tool-for-exploring-lo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enhancing-research-communitys-access-to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ultra-high-resolution-image-analysi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measuring-compositional-generalizatio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announcing-tensorflow-quantum-ope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4/exploring-nature-inspired-robot-agility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xtreme-massively-multilingual-mult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a-scalable-approach-to-reducing-gend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an-nlu-powered-tool-to-explore-covid-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5/agile-and-intelligent-locomotion-via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google-at-iclr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dads-unsupervised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6/extracting-structured-data-fro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6/using-selective-attention-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duality-new-approach-to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google-at-icml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tactless-sleep-sensing-in-nest-hub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leveraging-machine-learning-for-gam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progress-and-challenges-in-long-for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recursive-classification-replac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structing-transformers-for-long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1/03/leveraging-machine-learning-for-game.html</text:p>
          </table:table-cell>
        </table:table-row>
      </table:table>
      <table:table table:name="pytorch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s://pytorch.org/tutorials/beginner/transfer_learning_tutorial.html</text:p>
          </table:table-cell>
          <table:table-cell table:number-columns-repeated="8"/>
          <table:table-cell office:value-type="string" calcext:value-type="string">
            <text:p>AI/facebook</text:p>
          </table:table-cell>
        </table:table-row>
        <table:table-row table:style-name="ro1">
          <table:table-cell office:value-type="string" calcext:value-type="string">
            <text:p>https://ai.facebook.com/blog/-detectron2-a-pytorch-based-modular-object-detection-library-/</text:p>
          </table:table-cell>
          <table:table-cell table:number-columns-repeated="8"/>
          <table:table-cell office:value-type="string" calcext:value-type="string">
            <text:p>https://ai.facebook.com/blog/heres-how-were-using-ai-to-help-detect-misinformation/</text:p>
          </table:table-cell>
        </table:table-row>
        <table:table-row table:style-name="ro1">
          <table:table-cell office:value-type="string" calcext:value-type="string">
            <text:p>https://atcold.github.io/pytorch-Deep-Learning/</text:p>
          </table:table-cell>
          <table:table-cell table:number-columns-repeated="8"/>
          <table:table-cell office:value-type="string" calcext:value-type="string">
            <text:p>https://ai.facebook.com/blog/timesformer-a-new-architecture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longform-qa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acl-2019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a-new-model-for-word-embeddings-that-are-resilient-to-misspellings-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w-advances-in-natural-language-processing-to-better-connect-peopl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teaching-ai-to-plan-using-language-in-a-new-open-source-strategy-game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research-in-brief-unsupervised-question-answering-by-cloze-transl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easy-to-interpret-neurons-may-hinder-learning-in-deep-neural-network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how-the-ai-community-can-get-serious-about-reproducibilit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crypten-a-new-research-tool-for-secure-machine-learning-with-pytorc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open-sourcing-reagent-a-platform-for-reasoning-system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deepfake-detection-challenge-aws-and-new-academics-joi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new-dense-sliding-window-technique-for-instance-segment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ai-that-can-master-complex-cooperative-games-with-hidden-inform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using-neural-networks-to-solve-advanced-mathematics-equation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richer-real-world-data-sets-to-push-conversational-research-forwar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powered-by-ai-turning-any-2d-photo-into-3d-using-convolutional-neural-net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vergrad-an-evolutionary-optimization-platform-adds-new-key-feature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highly-efficient-real-time-text-to-speech-system-deployed-on-cpu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state-of-the-art-self-supervised-framework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eccv-2020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dvances-in-conversational-ai/</text:p>
          </table:table-cell>
        </table:table-row>
      </table:table>
      <table:table table:name="medium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https://medium.com/swlh/python-can-be-faster-than-c-2372c627068</text:p>
          </table:table-cell>
        </table:table-row>
        <table:table-row table:style-name="ro1">
          <table:table-cell office:value-type="string" calcext:value-type="string">
            <text:p>https://medium.com/towards-artificial-intelligence/start-machine-learning-in-2020-become-an-expert-from-nothing-for-free-f31587630c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predicting-planets-from-orbital-perturbations-using-deep-learning-cb58fb9996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saishruthi.tn/support-vector-machine-using-numpy-846f83f418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track-human-poses-in-real-time-on-android-with-tensorflow-lite-e66d0f3e6f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patrick_ryan/facial-recognition-a-visual-step-by-step-d679289bab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erickrfonseca/how-neural-networks-are-learning-to-write-d631b249b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lessw/new-state-of-the-art-ai-optimizer-rectified-adam-radam-5d854730807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thelastalias/saliency-maps-for-deep-learning-part-1-vanilla-gradient-1d0665de3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fast-company/the-problem-with-autonomous-cars-that-no-ones-talking-about-e34d617c338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to-predict-product-weight-and-dimensions-8e6af3ab34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how-to-get-started-with-machine-learning-on-arduino-7daf95b4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2-for-state-of-the-art-natural-language-processing-102445cda54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mit-technology-review/the-biggest-threat-of-deepfakes-isnt-the-deepfakes-themselves-16de646f51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an-illustrated-guide-to-graph-neural-networks-d5564a551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unsupervised-progressive-learning-upl-a-new-problem-for-ai-9a1c68c70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aperswithcode/ml-code-completeness-checklist-e9127b168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detecto-build-and-train-object-detection-models-with-pytorch-5f31b68a8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rodolfosaldanha_71881/tensorflow-vs-pytorch-for-text-classification-using-gru-e95f1b68fa2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how-datarock-is-using-pytorch-for-more-intelligent-decision-making-d5d1694ba1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fer.neutron/text-classification-with-pytorch-7111dae111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fiddler-captum-join-hands-to-enhance-explainable-ai-offerings-2d92beac2b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owards-artificial-intelligence/content-based-recommendation-system-using-word-embeddings-c1c15de1ef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better-programming/numpy-illustrated-the-visual-guide-to-numpy-3b1d4976de1d</text:p>
          </table:table-cell>
          <table:table-cell table:number-columns-repeated="12"/>
        </table:table-row>
      </table:table>
      <table:table table:name="towardsdatascience" table:style-name="ta1" table:print="false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https://towardsdatascience.com/5-regression-algorithms-you-need-to-know-theory-implementation-37993382122d</text:p>
          </table:table-cell>
          <table:table-cell table:number-columns-repeated="11"/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https://towardsdatascience.com/setup-an-environment-for-machine-learning-and-deep-learning-with-anaconda-in-windows-5d7134a3db10</text:p>
          </table:table-cell>
          <table:table-cell table:number-columns-repeated="11"/>
          <table:table-cell office:value-type="string" calcext:value-type="string">
            <text:p>https://towardsdatascience.com/svm-implementation-from-scratch-python-2db2fc52e5c2</text:p>
          </table:table-cell>
        </table:table-row>
        <table:table-row table:style-name="ro1">
          <table:table-cell office:value-type="string" calcext:value-type="string">
            <text:p>https://towardsdatascience.com/jupyterlab-2-0-edd4155ab897</text:p>
          </table:table-cell>
          <table:table-cell table:number-columns-repeated="11"/>
          <table:table-cell office:value-type="string" calcext:value-type="string">
            <text:p>https://towardsdatascience.com/support-vector-machine-python-example-d67d9b63f1c8</text:p>
          </table:table-cell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saliency-based-image-segmentation-473b4cb31774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an-equation-to-code-machine-learning-project-walk-through-in-python-part-1-linear-separable-fd0e19ed2d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odes-breakdown-of-another-deep-learning-breakthrough-3e78c7213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omputer-vision-for-beginners-part-1-7cca775f58e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analyze-learning-short-tour-of-computational-learning-theory-9d93b15fc3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predicting-professional-players-chess-moves-with-deep-learning-9de6e30510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comprehensive-hands-on-guide-to-transfer-learning-with-real-world-applications-in-deep-learning-212bf3b2f27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pplying-machine-learning-to-classify-an-unsupervised-text-document-e7bb6265f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network-architectures-156e5bad51b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machine-learning-bit-by-bit-multivariate-gradient-descent-e198fdd0df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nouncing-pycaret-an-open-source-low-code-machine-learning-library-in-python-4a1f1aad8d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uaweis-mindspore-a-new-competitor-for-tensorflow-and-pytorch-d319deff2ae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introduction-to-reinforcement-learning-markov-decision-process-44c533ebf8da</text:p>
          </table:table-cell>
          <table:table-cell/>
          <table:table-cell office:value-type="string" calcext:value-type="string">
            <text:p>R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highest-rated-ml-projects-on-github-694486293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next-level-of-data-visualization-in-python-dd6e99039d5e?gi=f87ee5789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not-win-a-kaggle-competition-e83dcffab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an-a-neural-network-train-other-networks-cf371be516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implementing-recurrent-neural-network-using-numpy-c359a0a68a67</text:p>
          </table:table-cell>
          <table:table-cell table:number-columns-repeated="12"/>
        </table:table-row>
        <table:table-row table:style-name="ro1">
          <table:table-cell table:style-name="ce108" office:value-type="string" calcext:value-type="string">
            <text:p>https://towardsdatascience.com/ai-papers-to-read-in-2020-ac0e4e91d9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parallelising-your-python-code-85b59c558f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five-data-science-interview-questions-that-you-must-be-able-to-answer-8f2ec53b409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ultimate-data-science-prerequisite-learning-list-348ce89805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-end-to-end-machine-learning-project-with-python-pandas-keras-flask-docker-and-heroku-c987018c42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simple-guide-to-the-versions-of-the-inception-network-7fc52b86320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r-vs-python-vs-julia-90456a2bcbab</text:p>
          </table:table-cell>
          <table:table-cell table:number-columns-repeated="12"/>
        </table:table-row>
      </table:table>
      <table:table table:name="machinelearningmastery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0"/>
          <table:table-cell office:value-type="string" calcext:value-type="string">
            <text:p>gan</text:p>
          </table:table-cell>
          <table:table-cell/>
          <table:table-cell office:value-type="string" calcext:value-type="string">
            <text:p>scikit</text:p>
          </table:table-cell>
        </table:table-row>
        <table:table-row table:style-name="ro1">
          <table:table-cell office:value-type="string" calcext:value-type="string">
            <text:p>https://machinelearningmastery.com/gradient-boosting-machine-ensemble-in-python/</text:p>
          </table:table-cell>
          <table:table-cell table:number-columns-repeated="11"/>
          <table:table-cell office:value-type="string" calcext:value-type="string">
            <text:p>https://machinelearningmastery.com/multi-core-machine-learning-in-python/</text:p>
          </table:table-cell>
        </table:table-row>
        <table:table-row table:style-name="ro1">
          <table:table-cell office:value-type="string" calcext:value-type="string">
            <text:p>https://machinelearningmastery.com/dimensionality-reduction-for-machine-learning/</text:p>
          </table:table-cell>
          <table:table-cell table:number-columns-repeated="9"/>
          <table:table-cell office:value-type="string" calcext:value-type="string">
            <text:p>https://machinelearningmastery.com/upsampling-and-transpose-convolution-layers-for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9"/>
          <table:table-cell office:value-type="string" calcext:value-type="string">
            <text:p>https://machinelearningmastery.com/how-to-develop-a-conditional-generative-adversarial-network-from-scratc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etup-python-environment-machine-learning-deep-learning-anaconda/</text:p>
          </table:table-cell>
          <table:table-cell table:number-columns-repeated="9"/>
          <table:table-cell office:value-type="string" calcext:value-type="string">
            <text:p>https://machinelearningmastery.com/practical-guide-to-gan-failure-mod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introduction-to-expected-value-variance-and-covariance/</text:p>
          </table:table-cell>
          <table:table-cell table:number-columns-repeated="9"/>
          <table:table-cell office:value-type="string" calcext:value-type="string">
            <text:p>https://machinelearningmastery.com/how-to-develop-a-generative-adversarial-network-for-an-mnist-handwritten-digits-from-scratch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tart-here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is-holding-you-back-from-your-machine-learning-goals/</text:p>
          </table:table-cell>
          <table:table-cell table:number-columns-repeated="9"/>
          <table:table-cell office:value-type="string" calcext:value-type="string">
            <text:p>https://machinelearningmastery.com/how-to-develop-an-information-maximizing-generative-adversarial-network-infogan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one-shot-learning-with-siamese-networks-contrastive-and-triplet-loss-for-face-recognition/</text:p>
          </table:table-cell>
          <table:table-cell table:number-columns-repeated="9"/>
          <table:table-cell office:value-type="string" calcext:value-type="string">
            <text:p>https://machinelearningmastery.com/least-squares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tensorflow-tutorial-deep-learning-with-tf-keras/</text:p>
          </table:table-cell>
          <table:table-cell table:number-columns-repeated="9"/>
          <table:table-cell office:value-type="string" calcext:value-type="string">
            <text:p>https://machinelearningmastery.com/semi-supervised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cyclegan-models-from-scratch-with-keras/</text:p>
          </table:table-cell>
          <table:table-cell table:number-columns-repeated="9"/>
          <table:table-cell office:value-type="string" calcext:value-type="string">
            <text:p>https://machinelearningmastery.com/cyclegan-tutorial-with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a-gentle-introduction-to-jensens-inequality/</text:p>
          </table:table-cell>
          <table:table-cell table:number-columns-repeated="9"/>
          <table:table-cell office:value-type="string" calcext:value-type="string">
            <text:p>https://machinelearningmastery.com/introduction-to-progressive-growing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uncertainty-in-machine-learning/</text:p>
          </table:table-cell>
          <table:table-cell table:number-columns-repeated="9"/>
          <table:table-cell office:value-type="string" calcext:value-type="string">
            <text:p>https://machinelearningmastery.com/how-to-implement-progressive-growing-gan-models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are-probability-distributions/</text:p>
          </table:table-cell>
          <table:table-cell table:number-columns-repeated="9"/>
          <table:table-cell office:value-type="string" calcext:value-type="string">
            <text:p>https://machinelearningmastery.com/introduction-to-style-generative-adversarial-network-stylega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discrete-probability-distributions-for-machine-learning/</text:p>
          </table:table-cell>
          <table:table-cell table:number-columns-repeated="9"/>
          <table:table-cell office:value-type="string" calcext:value-type="string">
            <text:p>https://machinelearningmastery.com/how-to-implement-the-inception-score-from-scratch-for-evaluating-generated-imag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joint-marginal-and-conditional-probability-for-machine-learning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alculate-joint-marginal-and-conditional-probability/</text:p>
          </table:table-cell>
          <table:table-cell table:number-columns-repeated="9"/>
          <table:table-cell office:value-type="string" calcext:value-type="string">
            <text:p>https://machinelearningmastery.com/books-on-generative-adversarial-networks-ga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an-intuition-for-probability-with-worked-examples/</text:p>
          </table:table-cell>
          <table:table-cell table:number-columns-repeated="9"/>
          <table:table-cell office:value-type="string" calcext:value-type="string">
            <text:p>https://machinelearningmastery.com/how-to-evaluate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bayes-theorem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bayesian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information-entropy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inear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aximum-a-posteriori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roduction-to-bayesian-belief-networ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formation-gain-and-mutual-infor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maximum-likelihood-estim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gistic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save-a-numpy-array-to-fil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nnect-model-input-data-with-prediction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ochastic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ut-of-fold-predictions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uition-for-bayes-theorem-with-worked-examp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ndard-machine-learning-dataset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yperparameters-for-classification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transform-target-variables-for-regression-with-scikit-learn/</text:p>
          </table:table-cell>
          <table:table-cell table:number-columns-repeated="2"/>
          <table:table-cell office:value-type="string" calcext:value-type="string">
            <text:p>How to Transform Target Variables for Regression With Scikit-Lea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arithmetic-geometric-and-harmonic-means-for-machine-learning/</text:p>
          </table:table-cell>
          <table:table-cell table:number-columns-repeated="2"/>
          <table:table-cell office:value-type="string" calcext:value-type="string">
            <text:p>Arithmetic, Geometric, and Harmonic Means for Machine 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precision-recall-and-f-measure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metric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st-sensitive-neural-network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xgboo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hreshold-moving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gging-and-random-fore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beta-measur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calibration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mbalanced-classification-of-good-and-bad-credi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ramework-for-imbalanced-classification-project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s-are-function-approximator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sic-data-cleaning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output-regression-model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alculate-feature-importanc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gradient-boosting-with-scikit-learn-xgboost-lightgbm-and-catboos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cking-ensemble-machine-learning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ne-vs-rest-and-one-vs-one-for-multi-class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voting-ensemble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ypes-of-classific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ensemble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grees-of-freedom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implement-wasserstein-loss-for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olynomial-features-transform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numerical-input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inary-flags-for-missing-value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ocv-for-evaluating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peated-k-fold-cross-validation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class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ep-learning-models-for-multi-output-regress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extraction-on-tabular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getting-started-with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for-time-series-forecast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ynamic-classifier-selection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istogram-based-gradient-boosting-ensemb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adam-optimization-from-scratch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volution-strategies-from-scratch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-for-banknote-authent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ntinuous-probability-distributions-for-machine-learning/</text:p>
          </table:table-cell>
          <table:table-cell table:number-columns-repeated="12"/>
        </table:table-row>
      </table:table>
      <table:table table:name="cheatsheet" table:style-name="ta1" table:print="false">
        <table:table-column table:style-name="co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  <table:table-cell office:value-type="string" calcext:value-type="string">
            <text:p>ideas</text:p>
          </table:table-cell>
        </table:table-row>
        <table:table-row table:style-name="ro10">
          <table:table-cell/>
          <table:table-cell office:value-type="string" calcext:value-type="string">
            <text:p>https://www.kdnuggets.com/2017/09/essential-data-science-machine-learning-deep-learning-cheat-sheets.html/3</text:p>
          </table:table-cell>
          <table:table-cell table:style-name="ce86" office:value-type="string" calcext:value-type="string">
            <text:p>30 Essential Data Science, Machine Learning &amp; Deep Learning Cheat Sheets </text:p>
          </table:table-cell>
          <table:table-cell table:number-columns-repeated="4"/>
          <table:table-cell office:value-type="string" calcext:value-type="string">
            <text:p>https://www.quora.com/How-do-I-create-a-project-idea</text:p>
          </table:table-cell>
        </table:table-row>
        <table:table-row table:style-name="ro1">
          <table:table-cell/>
          <table:table-cell office:value-type="string" calcext:value-type="string">
            <text:p>https://nuancesprog.ru/p/7949/</text:p>
          </table:table-cell>
          <table:table-cell office:value-type="string" calcext:value-type="string">
            <text:p>3 weapons of python</text:p>
          </table:table-cell>
          <table:table-cell table:number-columns-repeated="4"/>
          <table:table-cell office:value-type="string" calcext:value-type="string">
            <text:p>https://www.quora.com/What-are-some-computer-vision-project-ideas-for-undergraduates</text:p>
          </table:table-cell>
        </table:table-row>
        <table:table-row table:style-name="ro1">
          <table:table-cell/>
          <table:table-cell office:value-type="string" calcext:value-type="string">
            <text:p>https://www.dezyre.com/recipes/</text:p>
          </table:table-cell>
          <table:table-cell table:number-columns-repeated="5"/>
          <table:table-cell office:value-type="string" calcext:value-type="string">
            <text:p>https://42papers.com/</text:p>
          </table:table-cell>
        </table:table-row>
        <table:table-row table:style-name="ro1">
          <table:table-cell/>
          <table:table-cell office:value-type="string" calcext:value-type="string">
            <text:p>https://proglib.io/p/ml-3months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ml-cheatsheet.readthedocs.io/en/latest/linear_regression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interview-mds.ru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habr.com/ru/post/467825/</text:p>
          </table:table-cell>
          <table:table-cell office:value-type="string" calcext:value-type="string">
            <text:p>Must-have алгоритмы машинного обучения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2ch.hk/pr/arch/2016-06-15/res/733276.html</text:p>
          </table:table-cell>
          <table:table-cell office:value-type="string" calcext:value-type="string">
            <text:p>список книг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machinelearningmastery.com/resources-for-linear-algebra-in-machine-learning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urtrial/neural_ode/blob/master/Neural%20ODEs%20(Russian)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explained.ai/matrix-calculus/index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msurtsukov/neural-ode/blob/master/Neural%20ODEs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towardsdatascience.com/5-youtubers-data-scientists-and-ml-engineers-should-subscribe-to-e5bf5e2e9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6"/>
        </table:table-row>
      </table:table>
      <table:table table:name="projects" table:style-name="ta1" table:print="false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ttps://data-flair.training/blogs/data-science-projects-code/</text:p>
          </table:table-cell>
          <table:table-cell table:number-columns-repeated="5"/>
          <table:table-cell office:value-type="string" calcext:value-type="string">
            <text:p>https://data-flair.training/blogs/machine-learning-tutorials-home/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https://www.youtube.com/playlist?list=PLw_k9CF7hBpJKHeOFXOHOyy_KuR06aLq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mattlayman.com/blog/2020/concept-to-live-with-django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elitedatascience.com/machine-learning-projects-for-beginn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dezyre.com/article/top-10-machine-learning-projects-for-beginners/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mikeadev.net/about-m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codewithc.com/c-projects-with-source-cod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quora.com/What-are-some-decent-Computer-Vision-projects-that-can-be-done-by-a-beginner-in-a-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ata-flair.training/blogs/computer-vision-project-ideas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proglib.io/w/b3df3b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edium.com/coders-camp/180-data-science-and-machine-learning-projects-with-python-6191bc7b9db9</text:p>
          </table:table-cell>
          <table:table-cell table:number-columns-repeated="7"/>
        </table:table-row>
      </table:table>
      <table:table table:name="ml_tutorials" table:style-name="ta1" table:print="false">
        <table:table-column table:style-name="co25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habr.com/ru/post/135281/</text:p>
          </table:table-cell>
          <table:table-cell office:value-type="string" calcext:value-type="string">
            <text:p>markov cha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pair-code.github.io/interpretability/bert-tree/</text:p>
          </table:table-cell>
          <table:table-cell table:number-columns-repeated="8"/>
          <table:table-cell office:value-type="string" calcext:value-type="string">
            <text:p>https://sinxloud.com/machine-learning-tutorial-courses-specialization-beginner/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https://www.kdnuggets.com/2020/09/implementing-deep-learning-library-scratch-python.html</text:p>
          </table:table-cell>
          <table:table-cell/>
        </table:table-row>
        <table:table-row table:style-name="ro1">
          <table:table-cell office:value-type="string" calcext:value-type="string">
            <text:p>https://www.python-course.eu/neural_network_mnist.ph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artbeat.fritz.ai/research-guide-for-neural-architecture-search-b250c5b1b2e5?gi=66f2186973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nuancesprog.ru/p/6160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input-output-data-analysis-python-pandas-tutorial/?completed=/basics-data-analysis-python-pandas-tutoria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data-visualization-application-dash-python-tutorial-introduction/</text:p>
          </table:table-cell>
          <table:table-cell table:number-columns-repeated="8"/>
          <table:table-cell office:value-type="string" calcext:value-type="string">
            <text:p>https://sites.google.com/site/acl16nmt/</text:p>
          </table:table-cell>
          <table:table-cell/>
        </table:table-row>
        <table:table-row table:style-name="ro1">
          <table:table-cell office:value-type="string" calcext:value-type="string">
            <text:p>https://interpretable-ml-class.github.io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with-gpus/</text:p>
          </table:table-cell>
          <table:table-cell/>
        </table:table-row>
        <table:table-row table:style-name="ro1">
          <table:table-cell office:value-type="string" calcext:value-type="string">
            <text:p>https://habr.com/ru/company/ods/blog/322626/</text:p>
          </table:table-cell>
          <table:table-cell office:value-type="string" calcext:value-type="string">
            <text:p>Открытый курс машинного обучения</text:p>
          </table:table-cell>
          <table:table-cell table:number-columns-repeated="7"/>
          <table:table-cell office:value-type="string" calcext:value-type="string">
            <text:p>https://devblogs.nvidia.com/parallelforall/introduction-neural-machine-translation-gpus-part-2/</text:p>
          </table:table-cell>
          <table:table-cell/>
        </table:table-row>
        <table:table-row table:style-name="ro1">
          <table:table-cell office:value-type="string" calcext:value-type="string">
            <text:p>https://neurohive.io/ru/tutorial/primer-reshenija-realnoj-zadachi-po-mashinnomu-obucheniju-na-python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gpus-part-3/</text:p>
          </table:table-cell>
          <table:table-cell/>
        </table:table-row>
        <table:table-row table:style-name="ro1">
          <table:table-cell office:value-type="string" calcext:value-type="string">
            <text:p>https://www.pluralsight.com/guides/importing-data-from-tab-delimited-files-with-python</text:p>
          </table:table-cell>
          <table:table-cell table:number-columns-repeated="8"/>
          <table:table-cell office:value-type="string" calcext:value-type="string">
            <text:p>https://blog.djsarkar.ai/adversarial-learning-attacks-1/</text:p>
          </table:table-cell>
          <table:table-cell/>
        </table:table-row>
        <table:table-row table:style-name="ro1">
          <table:table-cell office:value-type="string" calcext:value-type="string">
            <text:p>https://devarea.com/linear-regression-with-numpy/#.XjbPgyNS9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14/09/22/getting-started-deep-learning-python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abr.com/ru/post/208090/</text:p>
          </table:table-cell>
          <table:table-cell office:value-type="string" calcext:value-type="string">
            <text:p><text:s/>Пару слов о распознавании образов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starai.io/course/</text:p>
          </table:table-cell>
          <table:table-cell table:number-columns-repeated="8"/>
          <table:table-cell office:value-type="string" calcext:value-type="string">
            <text:p>https://leimao.github.io/blog/PyTorch-Static-Quantization/</text:p>
          </table:table-cell>
          <table:table-cell office:value-type="string" calcext:value-type="string">
            <text:p>https://leimao.github.io/article/Neural-Networks-Quantization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developers.google.com/machine-learning/crash-course/ml-int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rsleep.github.io/projects/</text:p>
          </table:table-cell>
          <table:table-cell table:number-columns-repeated="8"/>
          <table:table-cell office:value-type="string" calcext:value-type="string">
            <text:p>https://uvaml1.github.io/</text:p>
          </table:table-cell>
          <table:table-cell/>
        </table:table-row>
        <table:table-row table:style-name="ro1">
          <table:table-cell office:value-type="string" calcext:value-type="string">
            <text:p>https://proglib.io/p/neural-nets-guide/</text:p>
          </table:table-cell>
          <table:table-cell table:number-columns-repeated="8"/>
          <table:table-cell office:value-type="string" calcext:value-type="string">
            <text:p>https://www.kdnuggets.com/2021/01/machine-learning-algorithms-2021.html</text:p>
          </table:table-cell>
          <table:table-cell/>
        </table:table-row>
        <table:table-row table:style-name="ro1">
          <table:table-cell office:value-type="string" calcext:value-type="string">
            <text:p>https://workshape.github.io/visual-graph-algorithms/</text:p>
          </table:table-cell>
          <table:table-cell table:number-columns-repeated="8"/>
          <table:table-cell office:value-type="string" calcext:value-type="string">
            <text:p>https://analyticsindiamag.com/all-pytorch-loss-function/</text:p>
          </table:table-cell>
          <table:table-cell/>
        </table:table-row>
        <table:table-row table:style-name="ro1">
          <table:table-cell office:value-type="string" calcext:value-type="string">
            <text:p>https://www.pyimagesearch.com/2018/06/18/face-recognition-with-opencv-python-and-deep-learning/</text:p>
          </table:table-cell>
          <table:table-cell table:number-columns-repeated="8"/>
          <table:table-cell office:value-type="string" calcext:value-type="string">
            <text:p>https://www.kdnuggets.com/2021/01/top-10-computer-vision-papers-2020.html</text:p>
          </table:table-cell>
          <table:table-cell/>
        </table:table-row>
        <table:table-row table:style-name="ro1">
          <table:table-cell office:value-type="string" calcext:value-type="string">
            <text:p>https://realpython.com/face-recognition-with-python/</text:p>
          </table:table-cell>
          <table:table-cell table:number-columns-repeated="8"/>
          <table:table-cell office:value-type="string" calcext:value-type="string">
            <text:p>https://www.theinsaneapp.com/2020/08/free-artificial-intelligence-and-machine-learning-courses.html</text:p>
          </table:table-cell>
          <table:table-cell/>
        </table:table-row>
        <table:table-row table:style-name="ro1">
          <table:table-cell office:value-type="string" calcext:value-type="string">
            <text:p>https://nikolasent.github.io/deeplearning/competitions/2018/10/24/Semantic-Segmentation-of-Seismic-Reflection-Images.html</text:p>
          </table:table-cell>
          <table:table-cell table:number-columns-repeated="8"/>
          <table:table-cell office:value-type="string" calcext:value-type="string">
            <text:p>https://elvissaravia.substack.com/p/learn-about-transformers-a-recipe</text:p>
          </table:table-cell>
          <table:table-cell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8"/>
          <table:table-cell office:value-type="string" calcext:value-type="string">
            <text:p>https://www.nbshare.io/notebook/584445049/Rectified-Linear-Unit-For-Artificial-Neural-Networks-Part-1-Regression/</text:p>
          </table:table-cell>
          <table:table-cell/>
        </table:table-row>
        <table:table-row table:style-name="ro1">
          <table:table-cell office:value-type="string" calcext:value-type="string">
            <text:p>https://www.freecodecamp.org/news/a-no-code-intro-to-the-9-most-important-machine-learning-algorithms-today/</text:p>
          </table:table-cell>
          <table:table-cell table:number-columns-repeated="8"/>
          <table:table-cell office:value-type="string" calcext:value-type="string">
            <text:p>https://www.kdnuggets.com/2021/03/pandas-big-data-better-options.html</text:p>
          </table:table-cell>
          <table:table-cell/>
        </table:table-row>
        <table:table-row table:style-name="ro1">
          <table:table-cell office:value-type="string" calcext:value-type="string">
            <text:p>https://www.digitalocean.com/community/tutorials/how-to-trick-a-neural-network-in-python-3</text:p>
          </table:table-cell>
          <table:table-cell table:number-columns-repeated="8"/>
          <table:table-cell office:value-type="string" calcext:value-type="string">
            <text:p>https://www.kdnuggets.com/2021/03/speed-up-scikit-learn-model-training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introduction-time-series-analysis-python.html</text:p>
          </table:table-cell>
          <table:table-cell table:number-columns-repeated="8"/>
          <table:table-cell office:value-type="string" calcext:value-type="string">
            <text:p>https://blog.einstein.ai/improving-graph-networks-with-transformers/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most-complete-guide-pytorch-data-scientists.html</text:p>
          </table:table-cell>
          <table:table-cell table:number-columns-repeated="8"/>
          <table:table-cell office:value-type="string" calcext:value-type="string">
            <text:p>https://www.kdnuggets.com/2021/03/natural-language-processing-pipelines-explained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11/dalex-explain-tensorflow-model.html</text:p>
          </table:table-cell>
          <table:table-cell table:number-columns-repeated="8"/>
          <table:table-cell office:value-type="string" calcext:value-type="string">
            <text:p>https://proglib.io/p/primenenie-iskusstvennogo-intellekta-dlya-obshchestvennogo-blaga-2021-03-30</text:p>
          </table:table-cell>
          <table:table-cell/>
        </table:table-row>
        <table:table-row table:style-name="ro1">
          <table:table-cell office:value-type="string" calcext:value-type="string">
            <text:p>https://hadrienj.github.io/posts/Essential-Math-Integrals/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www.victorzhong.com/blog/getting-started-in-NLP-ML-research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11/30/siamese-networks-with-keras-tensorflow-and-deep-learning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lazebni.cs.illinois.edu/spring17/lec09_similarity.pd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ai.googleblog.com/2020/12/using-automl-for-time-series-forecast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ynthesis.ai/2020/12/02/driving-model-performance-with-synthetic-data-ii-smart-augmentation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ab-ml.com/labml_nn/optimizers/adam.html</text:p>
          </table:table-cell>
          <table:table-cell office:value-type="string" calcext:value-type="string">
            <text:p>Implementation of Adam and AMSGrad Optimizers</text:p>
          </table:table-cell>
          <table:table-cell office:value-type="string" calcext:value-type="string">
            <text:p>https://lab-ml.com/labml_nn/optimizers/amsgrad.html</text:p>
          </table:table-cell>
          <table:table-cell office:value-type="string" calcext:value-type="string">
            <text:p>https://github.com/lab-ml/nn</text:p>
          </table:table-cell>
          <table:table-cell office:value-type="string" calcext:value-type="string">
            <text:p>https://lab-ml.com/labml_nn/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ai.googleblog.com/2020/12/privacy-considerations-in-large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create-custom-real-time-plots-deep-lear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undersampling-change-base-rates-model-predic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Neural_machine_translation_with_attention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Optimization_method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heaidream.com/post/optimization-algorithms-in-neural-netwo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Art_Generation_with_Neural_Style_Transfer_v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Tensorflow_Tutorial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generating-beautiful-neural-network-visualiza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R/ML_python_R_part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orioh.com/p/e354c3ee3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1/02/speed-up-scikit-learn-model-trai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.nvidia.com/blog/building-image-segmentation-faster-using-jupyter-notebooks-from-ngc/</text:p>
          </table:table-cell>
          <table:table-cell table:number-columns-repeated="10"/>
        </table:table-row>
      </table:table>
      <table:table table:name="cpp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https://queue.acm.org/detail.cfm?id=3372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algoritmy-i-struktury-dannyh-na-c-derevya-otrezkov-2019-10-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razbiraem-c-po-kostochkam-zaprosy-k-staticheskim-massivam-2019-10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tackoverflow.com/questions/9370749/c-singleton-class-inheritance-good-practice/9372743?stw=2#9372743</text:p>
          </table:table-cell>
          <table:table-cell table:number-columns-repeated="9"/>
          <table:table-cell office:value-type="string" calcext:value-type="string">
            <text:p>https://www.codeproject.com/Tips/5249485/The-Most-Essential-Cplusplus-Advice</text:p>
          </table:table-cell>
        </table:table-row>
        <table:table-row table:style-name="ro1">
          <table:table-cell office:value-type="string" calcext:value-type="string">
            <text:p>https://www.fluentcpp.com/2019/11/19/how-c17-benefits-from-boost-libraries-part-one/</text:p>
          </table:table-cell>
          <table:table-cell table:number-columns-repeated="9"/>
          <table:table-cell office:value-type="string" calcext:value-type="string">
            <text:p>http://pfacka.binaryparadise.com/articles/guide-to-advanced-programming-in-C.html</text:p>
          </table:table-cell>
        </table:table-row>
        <table:table-row table:style-name="ro1">
          <table:table-cell office:value-type="string" calcext:value-type="string">
            <text:p>https://proglib.io/p/pervyy-igrovoy-dvizhok-na-s-i-sfml-2019-11-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olarianprogrammer.com/2019/11/13/cpp-chaos-game-simulator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viva64.com/en/l/ful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oldnewthing/20190104-00/?p=100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cppblog/using-c17-parallel-algorithms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lloacm.com/coding-exercise-cjava-leetcode-online-judge-two-sum-hashmap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boredzo.org/pointer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c-for-pythonistas-and-data-scientists-2e1a74a7b8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s.google.com/edu/c++/cpp-in-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kateolenya/inheritance-in-c-c0cfe809994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vgasparyan1995/a-new-thread-in-c-20-jthread-ebd121ae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winwardo/c-moves-for-people-who-dont-know-or-care-what-rvalues-are-%EF%B8%8F-56ee122dda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bfilipek.com/2019/10/lazyinit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fwsgonzo/adventures-in-game-engine-programming-a3ab1e96db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emire.me/blog/2020/06/10/reusing-a-thread-in-c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mujjingun_23509/full-proof-that-c-grammar-is-undecidable-34e22dd8b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w/7d1feb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cppstories.com/2017/02/how-to-stay-sane-with-modern-c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cpp.libhunt.com/openframeworks-alternativ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IoD8PzIOZ4I</text:p>
          </table:table-cell>
          <table:table-cell table:number-columns-repeated="10"/>
        </table:table-row>
      </table:table>
      <table:table table:name="python" table:style-name="ta1" table:print="false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https://proglib.io/p/python-digest/</text:p>
          </table:table-cell>
          <table:table-cell table:number-columns-repeated="5"/>
          <table:table-cell office:value-type="string" calcext:value-type="string">
            <text:p>https://stackoverflow.com/questions/38437847/pandas-split-name-column-into-first-and-last-name-if-contains-one-space</text:p>
          </table:table-cell>
        </table:table-row>
        <table:table-row table:style-name="ro1">
          <table:table-cell office:value-type="string" calcext:value-type="string">
            <text:p>https://developers.google.com/edu/python/</text:p>
          </table:table-cell>
          <table:table-cell table:number-columns-repeated="5"/>
          <table:table-cell office:value-type="string" calcext:value-type="string">
            <text:p>https://stackoverflow.com/questions/259634/splitting-a-persons-name-into-forename-and-surname</text:p>
          </table:table-cell>
        </table:table-row>
        <table:table-row table:style-name="ro1">
          <table:table-cell office:value-type="string" calcext:value-type="string">
            <text:p>https://realpython.com/python-bindings-overview/</text:p>
          </table:table-cell>
          <table:table-cell table:number-columns-repeated="5"/>
          <table:table-cell office:value-type="string" calcext:value-type="string">
            <text:p>https://stackoverflow.com/questions/47000837/splitting-a-persons-full-name-over-three-columns-in-a-pandas-dataframe</text:p>
          </table:table-cell>
        </table:table-row>
        <table:table-row table:style-name="ro1">
          <table:table-cell office:value-type="string" calcext:value-type="string">
            <text:p>https://medium.com/fintechexplained/advanced-python-concurrency-and-parallelism-82e378f26ced</text:p>
          </table:table-cell>
          <table:table-cell table:number-columns-repeated="5"/>
          <table:table-cell office:value-type="string" calcext:value-type="string">
            <text:p>https://www.glassdoor.com/Interview/A-table-has-a-column-with-full-names-e-g-Tom-Hardin-write-a-python-code-to-get-distinct-first-names-i-know-its-super-e-QTN_2542337.htm</text:p>
          </table:table-cell>
        </table:table-row>
        <table:table-row table:style-name="ro1">
          <table:table-cell office:value-type="string" calcext:value-type="string">
            <text:p>https://realpython.com/generative-adversarial-network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proglib.io/p/kak-hranit-obekty-python-so-slozhnoy-strukturoy-moduli-pickle-i-dill-2020-04-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arsja.se/correlation-matrix-python-numpy-panda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realpython.com/pandas-datafram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log.pythonlibrary.org/2020/04/28/python-101-learning-about-se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kdnuggets.com/2020/11/simple-python-package-comparing-plotting-evaluating-regression-model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etterprogramming.pub/4-ways-to-level-up-your-python-code-f148a50efeea?gi=34e4a02b7c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hpyproject.org/blog/posts/2021/03/hello-hpy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art.degoe.de/building-a-full-text-search-engine-150-lines-of-cod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nathaniel-speiser.github.io/Jupyter-Notebook-tips-and-improvemen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youtube.com/playlist?list=PLlWXhlUMyoob9tyunorO83QWi5GWAD8Zh</text:p>
          </table:table-cell>
          <table:table-cell table:number-columns-repeated="6"/>
        </table:table-row>
      </table:table>
      <table:table table:name="CS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s://docs.oracle.com/cd/E19957-01/806-3568/ncg_goldberg.html</text:p>
          </table:table-cell>
          <table:table-cell/>
        </table:table-row>
        <table:table-row table:style-name="ro1">
          <table:table-cell office:value-type="string" calcext:value-type="string">
            <text:p>https://floating-point-gui.de/basic/</text:p>
          </table:table-cell>
          <table:table-cell/>
        </table:table-row>
        <table:table-row table:style-name="ro1">
          <table:table-cell office:value-type="string" calcext:value-type="string">
            <text:p>https://web.archive.org/web/20120102190219/http://www.accu.informika.ru/acornsig/public/articles/ood_intro.html</text:p>
          </table:table-cell>
          <table:table-cell/>
        </table:table-row>
        <table:table-row table:style-name="ro1">
          <table:table-cell office:value-type="string" calcext:value-type="string">
            <text:p>https://felixangell.com/blogs/compilers-brief-and-brisk</text:p>
          </table:table-cell>
          <table:table-cell/>
        </table:table-row>
        <table:table-row table:style-name="ro1">
          <table:table-cell office:value-type="string" calcext:value-type="string">
            <text:p>https://250bpm.com/blog:153/</text:p>
          </table:table-cell>
          <table:table-cell office:value-type="string" calcext:value-type="string">
            <text:p>Hull: An alternative to shell that I'll never have time to implement</text:p>
          </table:table-cell>
        </table:table-row>
        <table:table-row table:style-name="ro1">
          <table:table-cell office:value-type="string" calcext:value-type="string">
            <text:p>https://redditfavorites.com/books?category_id=programming</text:p>
          </table:table-cell>
          <table:table-cell/>
        </table:table-row>
        <table:table-row table:style-name="ro1">
          <table:table-cell office:value-type="string" calcext:value-type="string">
            <text:p>https://nuancesprog.ru/p/7833/</text:p>
          </table:table-cell>
          <table:table-cell office:value-type="string" calcext:value-type="string">
            <text:p>tests</text:p>
          </table:table-cell>
        </table:table-row>
      </table:table>
      <table:table table:name="algorithms" table:style-name="ta1" table:print="false">
        <table:table-column table:style-name="co2" table:default-cell-style-name="Default"/>
        <table:table-row table:style-name="ro1">
          <table:table-cell office:value-type="string" calcext:value-type="string">
            <text:p>https://sites.math.rutgers.edu/~ajl213/CLRS/CLRS.html</text:p>
          </table:table-cell>
        </table:table-row>
        <table:table-row table:style-name="ro1">
          <table:table-cell office:value-type="string" calcext:value-type="string">
            <text:p>https://walkccc.github.io/CLRS/</text:p>
          </table:table-cell>
        </table:table-row>
        <table:table-row table:style-name="ro1">
          <table:table-cell office:value-type="string" calcext:value-type="string">
            <text:p>https://www.programcreek.com/2012/11/top-10-algorithms-for-coding-interview/</text:p>
          </table:table-cell>
        </table:table-row>
        <table:table-row table:style-name="ro1">
          <table:table-cell office:value-type="string" calcext:value-type="string">
            <text:p>http://wiki.c2.com/?FizzBuzzTest</text:p>
          </table:table-cell>
        </table:table-row>
      </table:table>
      <table:named-expressions>
        <table:named-range table:name="Agents" table:base-cell-address="$coursera.$E$13" table:cell-range-address="$'AI textbooks'.$E$15"/>
        <table:named-range table:name="C++/Java/Python" table:base-cell-address="$coursera.$F$113" table:cell-range-address="$'AI textbooks'.$F$115"/>
        <table:named-range table:name="Lisp Programming" table:base-cell-address="$coursera.$E$94" table:cell-range-address="$'AI textbooks'.$E$96"/>
        <table:named-range table:name="Logic" table:base-cell-address="$coursera.$E$31" table:cell-range-address="$'AI textbooks'.$E$33"/>
        <table:named-range table:name="Machine Learning" table:base-cell-address="$coursera.$E$43" table:cell-range-address="$'AI textbooks'.$E$45"/>
        <table:named-range table:name="Natural Language" table:base-cell-address="$coursera.$E$57" table:cell-range-address="$'AI textbooks'.$E$59"/>
        <table:named-range table:name="Perception" table:base-cell-address="$coursera.$E$75" table:cell-range-address="$'AI textbooks'.$E$77"/>
        <table:named-range table:name="Philosophy" table:base-cell-address="$coursera.$E$81" table:cell-range-address="$'AI textbooks'.$E$83"/>
        <table:named-range table:name="Planning" table:base-cell-address="$coursera.$E$20" table:cell-range-address="$'AI textbooks'.$E$22"/>
        <table:named-range table:name="Prolog Programming" table:base-cell-address="$coursera.$A$106" table:cell-range-address="$'AI textbooks'.$A$108"/>
        <table:named-range table:name="Reference" table:base-cell-address="$coursera.$F$117" table:cell-range-address="$'AI textbooks'.$F$119"/>
        <table:named-range table:name="Robotics" table:base-cell-address="$coursera.$F$67" table:cell-range-address="$'AI textbooks'.$F$69"/>
        <table:named-range table:name="Search" table:base-cell-address="$coursera.$E$26" table:cell-range-address="$'AI textbooks'.$E$28"/>
        <table:named-range table:name="Uncertainty" table:base-cell-address="$coursera.$E$38" table:cell-range-address="$'AI textbooks'.$E$4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2P0"/>
    </number:currency-style>
    <number:number-style style:name="N134P0" style:volatile="true">
      <number:number number:decimal-places="0" number:min-decimal-places="0" number:min-integer-digits="1" number:grouping="true"/>
      <number:text> ₽</number:text>
    </number:number-style>
    <number:number-style style:name="N13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  <number:text> ₽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₽</number:text>
    </number:number-style>
    <number:number-style style:name="N137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₽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2" style:volatile="true">
      <number:text> </number:text>
      <number:fill-character> </number:fill-character>
      <number:text>-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0P2" style:volatile="true">
      <number:text> </number:text>
      <number:fill-character> </number:fill-character>
      <number:text>- ₽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₽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minutes number:style="long"/>
      <number:text>:</number:text>
      <number:seconds number:style="long"/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name-complex="Calibri" style:font-family-complex="Calibri" style:font-family-generic-complex="swiss" style:font-pitch-complex="variabl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1">00/00/0000</text:date>, <text:time style:data-style-name="N2" text:time-value="09:29:05.15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96DT4H4M45S</meta:editing-duration>
    <meta:editing-cycles>931</meta:editing-cycles>
    <meta:generator>LibreOffice/7.6.1.2$Windows_X86_64 LibreOffice_project/f5defcebd022c5bc36bbb79be232cb6926d8f674</meta:generator>
    <dc:date>2024-11-21T17:09:22.818000000</dc:date>
    <meta:document-statistic meta:table-count="21" meta:cell-count="3225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